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7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002" table:default-cell-style-name="ce1"/>
        <table:table-row table:style-name="ro1">
          <table:table-cell/>
          <table:table-cell office:value-type="string" calcext:value-type="string">
            <text:p>Origine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IF([.D2]=[.B2]+[.$D$17];&quot;--&quot;;&quot;&quot;)" office:value-type="string" office:string-value="--" calcext:value-type="string">
            <text:p>--</text:p>
          </table:table-cell>
          <table:table-cell table:style-name="ce2" table:formula="of:=[.B2]+[.$D17]" office:value-type="float" office:value="0" calcext:value-type="float">
            <text:p>0</text:p>
          </table:table-cell>
          <table:table-cell table:style-name="ce3" table:formula="of:=IF([.F2]=[.D2]+[.$D$17];&quot;--&quot;;&quot;&quot;)" office:value-type="string" office:string-value="--" calcext:value-type="string">
            <text:p>--</text:p>
          </table:table-cell>
          <table:table-cell table:style-name="ce3" table:formula="of:=[.D2]+[.$D17]" office:value-type="float" office:value="0" calcext:value-type="float">
            <text:p>0</text:p>
          </table:table-cell>
          <table:table-cell table:style-name="ce3" table:formula="of:=IF([.H2]=[.F2]+[.$D$17];&quot;--&quot;;&quot;&quot;)" office:value-type="string" office:string-value="--" calcext:value-type="string">
            <text:p>--</text:p>
          </table:table-cell>
          <table:table-cell table:style-name="ce3" table:formula="of:=[.F2]+[.$D17]" office:value-type="float" office:value="0" calcext:value-type="float">
            <text:p>0</text:p>
          </table:table-cell>
          <table:table-cell table:style-name="ce3" table:formula="of:=IF([.J2]=[.H2]+[.$D$17];&quot;--&quot;;&quot;&quot;)" office:value-type="string" office:string-value="--" calcext:value-type="string">
            <text:p>--</text:p>
          </table:table-cell>
          <table:table-cell table:style-name="ce3" table:formula="of:=[.H2]+[.$D17]" office:value-type="float" office:value="0" calcext:value-type="float">
            <text:p>0</text:p>
          </table:table-cell>
          <table:table-cell table:style-name="ce3" table:formula="of:=IF([.L2]=[.J2]+[.$D$17];&quot;--&quot;;&quot;&quot;)" office:value-type="string" office:string-value="--" calcext:value-type="string">
            <text:p>--</text:p>
          </table:table-cell>
          <table:table-cell table:style-name="ce3" table:formula="of:=[.J2]+[.$D17]" office:value-type="float" office:value="0" calcext:value-type="float">
            <text:p>0</text:p>
          </table:table-cell>
          <table:table-cell table:style-name="ce3" table:formula="of:=IF([.N2]=[.L2]+[.$D$17];&quot;--&quot;;&quot;&quot;)" office:value-type="string" office:string-value="--" calcext:value-type="string">
            <text:p>--</text:p>
          </table:table-cell>
          <table:table-cell table:style-name="ce3" table:formula="of:=[.L2]+[.$D17]" office:value-type="float" office:value="0" calcext:value-type="float">
            <text:p>0</text:p>
          </table:table-cell>
          <table:table-cell table:style-name="ce3" table:formula="of:=IF([.P2]=[.N2]+[.$D$17];&quot;--&quot;;&quot;&quot;)" office:value-type="string" office:string-value="--" calcext:value-type="string">
            <text:p>--</text:p>
          </table:table-cell>
          <table:table-cell table:style-name="ce3" table:formula="of:=[.N2]+[.$D17]" office:value-type="float" office:value="0" calcext:value-type="float">
            <text:p>0</text:p>
          </table:table-cell>
          <table:table-cell table:style-name="ce3" table:formula="of:=IF([.R2]=[.P2]+[.$D$17];&quot;--&quot;;&quot;&quot;)" office:value-type="string" office:string-value="--" calcext:value-type="string">
            <text:p>--</text:p>
          </table:table-cell>
          <table:table-cell table:style-name="ce3" table:formula="of:=[.P2]+[.$D17]" office:value-type="float" office:value="0" calcext:value-type="float">
            <text:p>0</text:p>
          </table:table-cell>
          <table:table-cell table:style-name="ce3" table:formula="of:=IF([.T2]=[.R2]+[.$D$17];&quot;--&quot;;&quot;&quot;)" office:value-type="string" office:string-value="--" calcext:value-type="string">
            <text:p>--</text:p>
          </table:table-cell>
          <table:table-cell table:style-name="ce3" table:formula="of:=[.R2]+[.$D17]" office:value-type="float" office:value="0" calcext:value-type="float">
            <text:p>0</text:p>
          </table:table-cell>
          <table:table-cell table:style-name="ce3" table:formula="of:=IF([.V2]=[.T2]+[.$D$17];&quot;--&quot;;&quot;&quot;)" office:value-type="string" office:string-value="--" calcext:value-type="string">
            <text:p>--</text:p>
          </table:table-cell>
          <table:table-cell table:style-name="ce3" table:formula="of:=[.T2]+[.$D1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4]=[.B2]+[.$D$17];&quot;|&quot;;&quot;&quot;)" office:value-type="string" office:string-value="|" calcext:value-type="string">
            <text:p>|</text:p>
          </table:table-cell>
          <table:table-cell table:style-name="ce3" table:formula="of:=IF([.D4]=[.B2]+IF([.D$1]=[.$A4];[.$D$16];[.$D$18]);&quot;\&quot;;&quot;&quot;)" office:value-type="string" office:string-value="\" calcext:value-type="string">
            <text:p>\</text:p>
          </table:table-cell>
          <table:table-cell table:style-name="ce3" table:formula="of:=IF([.D4]=[.D2]+[.$D$17];&quot;|&quot;;&quot;&quot;)" office:value-type="string" office:string-value="|" calcext:value-type="string">
            <text:p>|</text:p>
          </table:table-cell>
          <table:table-cell table:style-name="ce2" table:formula="of:=IF([.F4]=[.D2]+IF([.F$1]=[.$A4];[.$D$16];[.$D$18]);&quot;\&quot;;&quot;&quot;)" office:value-type="string" office:string-value="\" calcext:value-type="string">
            <text:p>\</text:p>
          </table:table-cell>
          <table:table-cell table:style-name="ce3" table:formula="of:=IF([.F4]=[.F2]+[.$D$17];&quot;|&quot;;&quot;&quot;)">
            <text:p/>
          </table:table-cell>
          <table:table-cell table:style-name="ce3" table:formula="of:=IF([.H4]=[.F2]+IF([.H$1]=[.$A4];[.$D$16];[.$D$18]);&quot;\&quot;;&quot;&quot;)">
            <text:p/>
          </table:table-cell>
          <table:table-cell table:style-name="ce3" table:formula="of:=IF([.H4]=[.H2]+[.$D$17];&quot;|&quot;;&quot;&quot;)">
            <text:p/>
          </table:table-cell>
          <table:table-cell table:style-name="ce3" table:formula="of:=IF([.J4]=[.H2]+IF([.J$1]=[.$A4];[.$D$16];[.$D$18]);&quot;\&quot;;&quot;&quot;)" office:value-type="string" office:string-value="\" calcext:value-type="string">
            <text:p>\</text:p>
          </table:table-cell>
          <table:table-cell table:style-name="ce3" table:formula="of:=IF([.J4]=[.J2]+[.$D$17];&quot;|&quot;;&quot;&quot;)">
            <text:p/>
          </table:table-cell>
          <table:table-cell table:style-name="ce3" table:formula="of:=IF([.L4]=[.J2]+IF([.L$1]=[.$A4];[.$D$16];[.$D$18]);&quot;\&quot;;&quot;&quot;)">
            <text:p/>
          </table:table-cell>
          <table:table-cell table:style-name="ce3" table:formula="of:=IF([.L4]=[.L2]+[.$D$17];&quot;|&quot;;&quot;&quot;)">
            <text:p/>
          </table:table-cell>
          <table:table-cell table:style-name="ce3" table:formula="of:=IF([.N4]=[.L2]+IF([.N$1]=[.$A4];[.$D$16];[.$D$18]);&quot;\&quot;;&quot;&quot;)">
            <text:p/>
          </table:table-cell>
          <table:table-cell table:style-name="ce3" table:formula="of:=IF([.N4]=[.N2]+[.$D$17];&quot;|&quot;;&quot;&quot;)">
            <text:p/>
          </table:table-cell>
          <table:table-cell table:style-name="ce3" table:formula="of:=IF([.P4]=[.N2]+IF([.P$1]=[.$A4];[.$D$16];[.$D$18]);&quot;\&quot;;&quot;&quot;)" office:value-type="string" office:string-value="\" calcext:value-type="string">
            <text:p>\</text:p>
          </table:table-cell>
          <table:table-cell table:style-name="ce3" table:formula="of:=IF([.P4]=[.P2]+[.$D$17];&quot;|&quot;;&quot;&quot;)">
            <text:p/>
          </table:table-cell>
          <table:table-cell table:style-name="ce3" table:formula="of:=IF([.R4]=[.P2]+IF([.R$1]=[.$A4];[.$D$16];[.$D$18]);&quot;\&quot;;&quot;&quot;)">
            <text:p/>
          </table:table-cell>
          <table:table-cell table:style-name="ce3" table:formula="of:=IF([.R4]=[.R2]+[.$D$17];&quot;|&quot;;&quot;&quot;)">
            <text:p/>
          </table:table-cell>
          <table:table-cell table:style-name="ce3" table:formula="of:=IF([.T4]=[.R2]+IF([.T$1]=[.$A4];[.$D$16];[.$D$18]);&quot;\&quot;;&quot;&quot;)" office:value-type="string" office:string-value="\" calcext:value-type="string">
            <text:p>\</text:p>
          </table:table-cell>
          <table:table-cell table:style-name="ce3" table:formula="of:=IF([.T4]=[.T2]+[.$D$17];&quot;|&quot;;&quot;&quot;)">
            <text:p/>
          </table:table-cell>
          <table:table-cell table:style-name="ce3" table:formula="of:=IF([.V4]=[.T2]+IF([.V$1]=[.$A4];[.$D$16];[.$D$18]);&quot;\&quot;;&quot;&quot;)">
            <text:p/>
          </table:table-cell>
          <table:table-cell table:style-name="ce3" table:formula="of:=IF([.V4]=[.V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[.B2]+[.D$17]" office:value-type="float" office:value="0" calcext:value-type="float">
            <text:p>0</text:p>
          </table:table-cell>
          <table:table-cell table:style-name="ce3" table:formula="of:=IF([.D4]=[.B4]+[.$D$17];&quot;--&quot;;&quot;&quot;)" office:value-type="string" office:string-value="--" calcext:value-type="string">
            <text:p>--</text:p>
          </table:table-cell>
          <table:table-cell table:style-name="ce3" table:formula="of:=MAX([.D2]+[.$D$17];[.B4]+[.$D$17];[.B2]+IF([.D$1]=[.$A4];[.$D$16];[.$D$18]))" office:value-type="float" office:value="0" calcext:value-type="float">
            <text:p>0</text:p>
          </table:table-cell>
          <table:table-cell table:style-name="ce3" table:formula="of:=IF([.F4]=[.D4]+[.$D$17];&quot;--&quot;;&quot;&quot;)">
            <text:p/>
          </table:table-cell>
          <table:table-cell table:style-name="ce2" table:formula="of:=MAX([.F2]+[.$D$17];[.D4]+[.$D$17];[.D2]+IF([.F$1]=[.$A4];[.$D$16];[.$D$18]))" office:value-type="float" office:value="1" calcext:value-type="float">
            <text:p>1</text:p>
          </table:table-cell>
          <table:table-cell table:style-name="ce3" table:formula="of:=IF([.H4]=[.F4]+[.$D$17];&quot;--&quot;;&quot;&quot;)" office:value-type="string" office:string-value="--" calcext:value-type="string">
            <text:p>--</text:p>
          </table:table-cell>
          <table:table-cell table:style-name="ce3" table:formula="of:=MAX([.H2]+[.$D$17];[.F4]+[.$D$17];[.F2]+IF([.H$1]=[.$A4];[.$D$16];[.$D$18]))" office:value-type="float" office:value="1" calcext:value-type="float">
            <text:p>1</text:p>
          </table:table-cell>
          <table:table-cell table:style-name="ce3" table:formula="of:=IF([.J4]=[.H4]+[.$D$17];&quot;--&quot;;&quot;&quot;)" office:value-type="string" office:string-value="--" calcext:value-type="string">
            <text:p>--</text:p>
          </table:table-cell>
          <table:table-cell table:style-name="ce3" table:formula="of:=MAX([.J2]+[.$D$17];[.H4]+[.$D$17];[.H2]+IF([.J$1]=[.$A4];[.$D$16];[.$D$18]))" office:value-type="float" office:value="1" calcext:value-type="float">
            <text:p>1</text:p>
          </table:table-cell>
          <table:table-cell table:style-name="ce3" table:formula="of:=IF([.L4]=[.J4]+[.$D$17];&quot;--&quot;;&quot;&quot;)" office:value-type="string" office:string-value="--" calcext:value-type="string">
            <text:p>--</text:p>
          </table:table-cell>
          <table:table-cell table:style-name="ce3" table:formula="of:=MAX([.L2]+[.$D$17];[.J4]+[.$D$17];[.J2]+IF([.L$1]=[.$A4];[.$D$16];[.$D$18]))" office:value-type="float" office:value="1" calcext:value-type="float">
            <text:p>1</text:p>
          </table:table-cell>
          <table:table-cell table:style-name="ce3" table:formula="of:=IF([.N4]=[.L4]+[.$D$17];&quot;--&quot;;&quot;&quot;)" office:value-type="string" office:string-value="--" calcext:value-type="string">
            <text:p>--</text:p>
          </table:table-cell>
          <table:table-cell table:style-name="ce3" table:formula="of:=MAX([.N2]+[.$D$17];[.L4]+[.$D$17];[.L2]+IF([.N$1]=[.$A4];[.$D$16];[.$D$18]))" office:value-type="float" office:value="1" calcext:value-type="float">
            <text:p>1</text:p>
          </table:table-cell>
          <table:table-cell table:style-name="ce3" table:formula="of:=IF([.P4]=[.N4]+[.$D$17];&quot;--&quot;;&quot;&quot;)" office:value-type="string" office:string-value="--" calcext:value-type="string">
            <text:p>--</text:p>
          </table:table-cell>
          <table:table-cell table:style-name="ce3" table:formula="of:=MAX([.P2]+[.$D$17];[.N4]+[.$D$17];[.N2]+IF([.P$1]=[.$A4];[.$D$16];[.$D$18]))" office:value-type="float" office:value="1" calcext:value-type="float">
            <text:p>1</text:p>
          </table:table-cell>
          <table:table-cell table:style-name="ce3" table:formula="of:=IF([.R4]=[.P4]+[.$D$17];&quot;--&quot;;&quot;&quot;)" office:value-type="string" office:string-value="--" calcext:value-type="string">
            <text:p>--</text:p>
          </table:table-cell>
          <table:table-cell table:style-name="ce3" table:formula="of:=MAX([.R2]+[.$D$17];[.P4]+[.$D$17];[.P2]+IF([.R$1]=[.$A4];[.$D$16];[.$D$18]))" office:value-type="float" office:value="1" calcext:value-type="float">
            <text:p>1</text:p>
          </table:table-cell>
          <table:table-cell table:style-name="ce3" table:formula="of:=IF([.T4]=[.R4]+[.$D$17];&quot;--&quot;;&quot;&quot;)" office:value-type="string" office:string-value="--" calcext:value-type="string">
            <text:p>--</text:p>
          </table:table-cell>
          <table:table-cell table:style-name="ce3" table:formula="of:=MAX([.T2]+[.$D$17];[.R4]+[.$D$17];[.R2]+IF([.T$1]=[.$A4];[.$D$16];[.$D$18]))" office:value-type="float" office:value="1" calcext:value-type="float">
            <text:p>1</text:p>
          </table:table-cell>
          <table:table-cell table:style-name="ce3" table:formula="of:=IF([.V4]=[.T4]+[.$D$17];&quot;--&quot;;&quot;&quot;)" office:value-type="string" office:string-value="--" calcext:value-type="string">
            <text:p>--</text:p>
          </table:table-cell>
          <table:table-cell table:style-name="ce3" table:formula="of:=MAX([.V2]+[.$D$17];[.T4]+[.$D$17];[.T2]+IF([.V$1]=[.$A4];[.$D$16];[.$D$18]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6]=[.B4]+[.$D$17];&quot;|&quot;;&quot;&quot;)" office:value-type="string" office:string-value="|" calcext:value-type="string">
            <text:p>|</text:p>
          </table:table-cell>
          <table:table-cell table:style-name="ce3" table:formula="of:=IF([.D6]=[.B4]+IF([.D$1]=[.$A6];[.$D$16];[.$D$18]);&quot;\&quot;;&quot;&quot;)" office:value-type="string" office:string-value="\" calcext:value-type="string">
            <text:p>\</text:p>
          </table:table-cell>
          <table:table-cell table:style-name="ce3" table:formula="of:=IF([.D6]=[.D4]+[.$D$17];&quot;|&quot;;&quot;&quot;)" office:value-type="string" office:string-value="|" calcext:value-type="string">
            <text:p>|</text:p>
          </table:table-cell>
          <table:table-cell table:style-name="ce3" table:formula="of:=IF([.F6]=[.D4]+IF([.F$1]=[.$A6];[.$D$16];[.$D$18]);&quot;\&quot;;&quot;&quot;)">
            <text:p/>
          </table:table-cell>
          <table:table-cell table:style-name="ce3" table:formula="of:=IF([.F6]=[.F4]+[.$D$17];&quot;|&quot;;&quot;&quot;)" office:value-type="string" office:string-value="|" calcext:value-type="string">
            <text:p>|</text:p>
          </table:table-cell>
          <table:table-cell table:style-name="ce2" table:formula="of:=IF([.H6]=[.F4]+IF([.H$1]=[.$A6];[.$D$16];[.$D$18]);&quot;\&quot;;&quot;&quot;)" office:value-type="string" office:string-value="\" calcext:value-type="string">
            <text:p>\</text:p>
          </table:table-cell>
          <table:table-cell table:style-name="ce3" table:formula="of:=IF([.H6]=[.H4]+[.$D$17];&quot;|&quot;;&quot;&quot;)">
            <text:p/>
          </table:table-cell>
          <table:table-cell table:style-name="ce3" table:formula="of:=IF([.J6]=[.H4]+IF([.J$1]=[.$A6];[.$D$16];[.$D$18]);&quot;\&quot;;&quot;&quot;)">
            <text:p/>
          </table:table-cell>
          <table:table-cell table:style-name="ce3" table:formula="of:=IF([.J6]=[.J4]+[.$D$17];&quot;|&quot;;&quot;&quot;)">
            <text:p/>
          </table:table-cell>
          <table:table-cell table:style-name="ce3" table:formula="of:=IF([.L6]=[.J4]+IF([.L$1]=[.$A6];[.$D$16];[.$D$18]);&quot;\&quot;;&quot;&quot;)">
            <text:p/>
          </table:table-cell>
          <table:table-cell table:style-name="ce3" table:formula="of:=IF([.L6]=[.L4]+[.$D$17];&quot;|&quot;;&quot;&quot;)">
            <text:p/>
          </table:table-cell>
          <table:table-cell table:style-name="ce3" table:formula="of:=IF([.N6]=[.L4]+IF([.N$1]=[.$A6];[.$D$16];[.$D$18]);&quot;\&quot;;&quot;&quot;)">
            <text:p/>
          </table:table-cell>
          <table:table-cell table:style-name="ce3" table:formula="of:=IF([.N6]=[.N4]+[.$D$17];&quot;|&quot;;&quot;&quot;)">
            <text:p/>
          </table:table-cell>
          <table:table-cell table:style-name="ce3" table:formula="of:=IF([.P6]=[.N4]+IF([.P$1]=[.$A6];[.$D$16];[.$D$18]);&quot;\&quot;;&quot;&quot;)">
            <text:p/>
          </table:table-cell>
          <table:table-cell table:style-name="ce3" table:formula="of:=IF([.P6]=[.P4]+[.$D$17];&quot;|&quot;;&quot;&quot;)">
            <text:p/>
          </table:table-cell>
          <table:table-cell table:style-name="ce3" table:formula="of:=IF([.R6]=[.P4]+IF([.R$1]=[.$A6];[.$D$16];[.$D$18]);&quot;\&quot;;&quot;&quot;)" office:value-type="string" office:string-value="\" calcext:value-type="string">
            <text:p>\</text:p>
          </table:table-cell>
          <table:table-cell table:style-name="ce3" table:formula="of:=IF([.R6]=[.R4]+[.$D$17];&quot;|&quot;;&quot;&quot;)">
            <text:p/>
          </table:table-cell>
          <table:table-cell table:style-name="ce3" table:formula="of:=IF([.T6]=[.R4]+IF([.T$1]=[.$A6];[.$D$16];[.$D$18]);&quot;\&quot;;&quot;&quot;)">
            <text:p/>
          </table:table-cell>
          <table:table-cell table:style-name="ce3" table:formula="of:=IF([.T6]=[.T4]+[.$D$17];&quot;|&quot;;&quot;&quot;)">
            <text:p/>
          </table:table-cell>
          <table:table-cell table:style-name="ce3" table:formula="of:=IF([.V6]=[.T4]+IF([.V$1]=[.$A6];[.$D$16];[.$D$18]);&quot;\&quot;;&quot;&quot;)" office:value-type="string" office:string-value="\" calcext:value-type="string">
            <text:p>\</text:p>
          </table:table-cell>
          <table:table-cell table:style-name="ce3" table:formula="of:=IF([.V6]=[.V4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[.B4]+[.D$17]" office:value-type="float" office:value="0" calcext:value-type="float">
            <text:p>0</text:p>
          </table:table-cell>
          <table:table-cell table:style-name="ce3" table:formula="of:=IF([.D6]=[.B6]+[.$D$17];&quot;--&quot;;&quot;&quot;)" office:value-type="string" office:string-value="--" calcext:value-type="string">
            <text:p>--</text:p>
          </table:table-cell>
          <table:table-cell table:style-name="ce3" table:formula="of:=MAX([.D4]+[.$D$17];[.B6]+[.$D$17];[.B4]+IF([.D$1]=[.$A6];[.$D$16];[.$D$18]))" office:value-type="float" office:value="0" calcext:value-type="float">
            <text:p>0</text:p>
          </table:table-cell>
          <table:table-cell table:style-name="ce3" table:formula="of:=IF([.F6]=[.D6]+[.$D$17];&quot;--&quot;;&quot;&quot;)">
            <text:p/>
          </table:table-cell>
          <table:table-cell table:style-name="ce3" table:formula="of:=MAX([.F4]+[.$D$17];[.D6]+[.$D$17];[.D4]+IF([.F$1]=[.$A6];[.$D$16];[.$D$18]))" office:value-type="float" office:value="1" calcext:value-type="float">
            <text:p>1</text:p>
          </table:table-cell>
          <table:table-cell table:style-name="ce3" table:formula="of:=IF([.H6]=[.F6]+[.$D$17];&quot;--&quot;;&quot;&quot;)">
            <text:p/>
          </table:table-cell>
          <table:table-cell table:style-name="ce2" table:formula="of:=MAX([.H4]+[.$D$17];[.F6]+[.$D$17];[.F4]+IF([.H$1]=[.$A6];[.$D$16];[.$D$18]))" office:value-type="float" office:value="2" calcext:value-type="float">
            <text:p>2</text:p>
          </table:table-cell>
          <table:table-cell table:style-name="ce3" table:formula="of:=IF([.J6]=[.H6]+[.$D$17];&quot;--&quot;;&quot;&quot;)" office:value-type="string" office:string-value="--" calcext:value-type="string">
            <text:p>--</text:p>
          </table:table-cell>
          <table:table-cell table:style-name="ce3" table:formula="of:=MAX([.J4]+[.$D$17];[.H6]+[.$D$17];[.H4]+IF([.J$1]=[.$A6];[.$D$16];[.$D$18]))" office:value-type="float" office:value="2" calcext:value-type="float">
            <text:p>2</text:p>
          </table:table-cell>
          <table:table-cell table:style-name="ce3" table:formula="of:=IF([.L6]=[.J6]+[.$D$17];&quot;--&quot;;&quot;&quot;)" office:value-type="string" office:string-value="--" calcext:value-type="string">
            <text:p>--</text:p>
          </table:table-cell>
          <table:table-cell table:style-name="ce3" table:formula="of:=MAX([.L4]+[.$D$17];[.J6]+[.$D$17];[.J4]+IF([.L$1]=[.$A6];[.$D$16];[.$D$18]))" office:value-type="float" office:value="2" calcext:value-type="float">
            <text:p>2</text:p>
          </table:table-cell>
          <table:table-cell table:style-name="ce3" table:formula="of:=IF([.N6]=[.L6]+[.$D$17];&quot;--&quot;;&quot;&quot;)" office:value-type="string" office:string-value="--" calcext:value-type="string">
            <text:p>--</text:p>
          </table:table-cell>
          <table:table-cell table:style-name="ce3" table:formula="of:=MAX([.N4]+[.$D$17];[.L6]+[.$D$17];[.L4]+IF([.N$1]=[.$A6];[.$D$16];[.$D$18]))" office:value-type="float" office:value="2" calcext:value-type="float">
            <text:p>2</text:p>
          </table:table-cell>
          <table:table-cell table:style-name="ce3" table:formula="of:=IF([.P6]=[.N6]+[.$D$17];&quot;--&quot;;&quot;&quot;)" office:value-type="string" office:string-value="--" calcext:value-type="string">
            <text:p>--</text:p>
          </table:table-cell>
          <table:table-cell table:style-name="ce3" table:formula="of:=MAX([.P4]+[.$D$17];[.N6]+[.$D$17];[.N4]+IF([.P$1]=[.$A6];[.$D$16];[.$D$18]))" office:value-type="float" office:value="2" calcext:value-type="float">
            <text:p>2</text:p>
          </table:table-cell>
          <table:table-cell table:style-name="ce3" table:formula="of:=IF([.R6]=[.P6]+[.$D$17];&quot;--&quot;;&quot;&quot;)" office:value-type="string" office:string-value="--" calcext:value-type="string">
            <text:p>--</text:p>
          </table:table-cell>
          <table:table-cell table:style-name="ce3" table:formula="of:=MAX([.R4]+[.$D$17];[.P6]+[.$D$17];[.P4]+IF([.R$1]=[.$A6];[.$D$16];[.$D$18]))" office:value-type="float" office:value="2" calcext:value-type="float">
            <text:p>2</text:p>
          </table:table-cell>
          <table:table-cell table:style-name="ce3" table:formula="of:=IF([.T6]=[.R6]+[.$D$17];&quot;--&quot;;&quot;&quot;)" office:value-type="string" office:string-value="--" calcext:value-type="string">
            <text:p>--</text:p>
          </table:table-cell>
          <table:table-cell table:style-name="ce3" table:formula="of:=MAX([.T4]+[.$D$17];[.R6]+[.$D$17];[.R4]+IF([.T$1]=[.$A6];[.$D$16];[.$D$18]))" office:value-type="float" office:value="2" calcext:value-type="float">
            <text:p>2</text:p>
          </table:table-cell>
          <table:table-cell table:style-name="ce3" table:formula="of:=IF([.V6]=[.T6]+[.$D$17];&quot;--&quot;;&quot;&quot;)" office:value-type="string" office:string-value="--" calcext:value-type="string">
            <text:p>--</text:p>
          </table:table-cell>
          <table:table-cell table:style-name="ce3" table:formula="of:=MAX([.V4]+[.$D$17];[.T6]+[.$D$17];[.T4]+IF([.V$1]=[.$A6];[.$D$16];[.$D$18]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8]=[.B6]+[.$D$17];&quot;|&quot;;&quot;&quot;)" office:value-type="string" office:string-value="|" calcext:value-type="string">
            <text:p>|</text:p>
          </table:table-cell>
          <table:table-cell table:style-name="ce3" table:formula="of:=IF([.D8]=[.B6]+IF([.D$1]=[.$A8];[.$D$16];[.$D$18]);&quot;\&quot;;&quot;&quot;)" office:value-type="string" office:string-value="\" calcext:value-type="string">
            <text:p>\</text:p>
          </table:table-cell>
          <table:table-cell table:style-name="ce3" table:formula="of:=IF([.D8]=[.D6]+[.$D$17];&quot;|&quot;;&quot;&quot;)">
            <text:p/>
          </table:table-cell>
          <table:table-cell table:style-name="ce3" table:formula="of:=IF([.F8]=[.D6]+IF([.F$1]=[.$A8];[.$D$16];[.$D$18]);&quot;\&quot;;&quot;&quot;)">
            <text:p/>
          </table:table-cell>
          <table:table-cell table:style-name="ce3" table:formula="of:=IF([.F8]=[.F6]+[.$D$17];&quot;|&quot;;&quot;&quot;)" office:value-type="string" office:string-value="|" calcext:value-type="string">
            <text:p>|</text:p>
          </table:table-cell>
          <table:table-cell table:style-name="ce3" table:formula="of:=IF([.H8]=[.F6]+IF([.H$1]=[.$A8];[.$D$16];[.$D$18]);&quot;\&quot;;&quot;&quot;)">
            <text:p/>
          </table:table-cell>
          <table:table-cell table:style-name="ce3" table:formula="of:=IF([.H8]=[.H6]+[.$D$17];&quot;|&quot;;&quot;&quot;)" office:value-type="string" office:string-value="|" calcext:value-type="string">
            <text:p>|</text:p>
          </table:table-cell>
          <table:table-cell table:style-name="ce2" table:formula="of:=IF([.J8]=[.H6]+IF([.J$1]=[.$A8];[.$D$16];[.$D$18]);&quot;\&quot;;&quot;&quot;)" office:value-type="string" office:string-value="\" calcext:value-type="string">
            <text:p>\</text:p>
          </table:table-cell>
          <table:table-cell table:style-name="ce3" table:formula="of:=IF([.J8]=[.J6]+[.$D$17];&quot;|&quot;;&quot;&quot;)" office:value-type="string" office:string-value="|" calcext:value-type="string">
            <text:p>|</text:p>
          </table:table-cell>
          <table:table-cell table:style-name="ce3" table:formula="of:=IF([.L8]=[.J6]+IF([.L$1]=[.$A8];[.$D$16];[.$D$18]);&quot;\&quot;;&quot;&quot;)" office:value-type="string" office:string-value="\" calcext:value-type="string">
            <text:p>\</text:p>
          </table:table-cell>
          <table:table-cell table:style-name="ce3" table:formula="of:=IF([.L8]=[.L6]+[.$D$17];&quot;|&quot;;&quot;&quot;)" office:value-type="string" office:string-value="|" calcext:value-type="string">
            <text:p>|</text:p>
          </table:table-cell>
          <table:table-cell table:style-name="ce3" table:formula="of:=IF([.N8]=[.L6]+IF([.N$1]=[.$A8];[.$D$16];[.$D$18]);&quot;\&quot;;&quot;&quot;)" office:value-type="string" office:string-value="\" calcext:value-type="string">
            <text:p>\</text:p>
          </table:table-cell>
          <table:table-cell table:style-name="ce3" table:formula="of:=IF([.N8]=[.N6]+[.$D$17];&quot;|&quot;;&quot;&quot;)">
            <text:p/>
          </table:table-cell>
          <table:table-cell table:style-name="ce3" table:formula="of:=IF([.P8]=[.N6]+IF([.P$1]=[.$A8];[.$D$16];[.$D$18]);&quot;\&quot;;&quot;&quot;)">
            <text:p/>
          </table:table-cell>
          <table:table-cell table:style-name="ce3" table:formula="of:=IF([.P8]=[.P6]+[.$D$17];&quot;|&quot;;&quot;&quot;)">
            <text:p/>
          </table:table-cell>
          <table:table-cell table:style-name="ce3" table:formula="of:=IF([.R8]=[.P6]+IF([.R$1]=[.$A8];[.$D$16];[.$D$18]);&quot;\&quot;;&quot;&quot;)">
            <text:p/>
          </table:table-cell>
          <table:table-cell table:style-name="ce3" table:formula="of:=IF([.R8]=[.R6]+[.$D$17];&quot;|&quot;;&quot;&quot;)">
            <text:p/>
          </table:table-cell>
          <table:table-cell table:style-name="ce3" table:formula="of:=IF([.T8]=[.R6]+IF([.T$1]=[.$A8];[.$D$16];[.$D$18]);&quot;\&quot;;&quot;&quot;)">
            <text:p/>
          </table:table-cell>
          <table:table-cell table:style-name="ce3" table:formula="of:=IF([.T8]=[.T6]+[.$D$17];&quot;|&quot;;&quot;&quot;)">
            <text:p/>
          </table:table-cell>
          <table:table-cell table:style-name="ce3" table:formula="of:=IF([.V8]=[.T6]+IF([.V$1]=[.$A8];[.$D$16];[.$D$18]);&quot;\&quot;;&quot;&quot;)">
            <text:p/>
          </table:table-cell>
          <table:table-cell table:style-name="ce3" table:formula="of:=IF([.V8]=[.V6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table:style-name="ce3" table:formula="of:=[.B6]+[.D$17]" office:value-type="float" office:value="0" calcext:value-type="float">
            <text:p>0</text:p>
          </table:table-cell>
          <table:table-cell table:style-name="ce3" table:formula="of:=IF([.D8]=[.B8]+[.$D$17];&quot;--&quot;;&quot;&quot;)">
            <text:p/>
          </table:table-cell>
          <table:table-cell table:style-name="ce3" table:formula="of:=MAX([.D6]+[.$D$17];[.B8]+[.$D$17];[.B6]+IF([.D$1]=[.$A8];[.$D$16];[.$D$18]))" office:value-type="float" office:value="1" calcext:value-type="float">
            <text:p>1</text:p>
          </table:table-cell>
          <table:table-cell table:style-name="ce3" table:formula="of:=IF([.F8]=[.D8]+[.$D$17];&quot;--&quot;;&quot;&quot;)" office:value-type="string" office:string-value="--" calcext:value-type="string">
            <text:p>--</text:p>
          </table:table-cell>
          <table:table-cell table:style-name="ce3" table:formula="of:=MAX([.F6]+[.$D$17];[.D8]+[.$D$17];[.D6]+IF([.F$1]=[.$A8];[.$D$16];[.$D$18]))" office:value-type="float" office:value="1" calcext:value-type="float">
            <text:p>1</text:p>
          </table:table-cell>
          <table:table-cell table:style-name="ce3" table:formula="of:=IF([.H8]=[.F8]+[.$D$17];&quot;--&quot;;&quot;&quot;)">
            <text:p/>
          </table:table-cell>
          <table:table-cell table:style-name="ce3" table:formula="of:=MAX([.H6]+[.$D$17];[.F8]+[.$D$17];[.F6]+IF([.H$1]=[.$A8];[.$D$16];[.$D$18]))" office:value-type="float" office:value="2" calcext:value-type="float">
            <text:p>2</text:p>
          </table:table-cell>
          <table:table-cell table:style-name="ce3" table:formula="of:=IF([.J8]=[.H8]+[.$D$17];&quot;--&quot;;&quot;&quot;)" office:value-type="string" office:string-value="--" calcext:value-type="string">
            <text:p>--</text:p>
          </table:table-cell>
          <table:table-cell table:style-name="ce2" table:formula="of:=MAX([.J6]+[.$D$17];[.H8]+[.$D$17];[.H6]+IF([.J$1]=[.$A8];[.$D$16];[.$D$18]))" office:value-type="float" office:value="2" calcext:value-type="float">
            <text:p>2</text:p>
          </table:table-cell>
          <table:table-cell table:style-name="ce3" table:formula="of:=IF([.L8]=[.J8]+[.$D$17];&quot;--&quot;;&quot;&quot;)" office:value-type="string" office:string-value="--" calcext:value-type="string">
            <text:p>--</text:p>
          </table:table-cell>
          <table:table-cell table:style-name="ce3" table:formula="of:=MAX([.L6]+[.$D$17];[.J8]+[.$D$17];[.J6]+IF([.L$1]=[.$A8];[.$D$16];[.$D$18]))" office:value-type="float" office:value="2" calcext:value-type="float">
            <text:p>2</text:p>
          </table:table-cell>
          <table:table-cell table:style-name="ce3" table:formula="of:=IF([.N8]=[.L8]+[.$D$17];&quot;--&quot;;&quot;&quot;)">
            <text:p/>
          </table:table-cell>
          <table:table-cell table:style-name="ce3" table:formula="of:=MAX([.N6]+[.$D$17];[.L8]+[.$D$17];[.L6]+IF([.N$1]=[.$A8];[.$D$16];[.$D$18]))" office:value-type="float" office:value="3" calcext:value-type="float">
            <text:p>3</text:p>
          </table:table-cell>
          <table:table-cell table:style-name="ce3" table:formula="of:=IF([.P8]=[.N8]+[.$D$17];&quot;--&quot;;&quot;&quot;)" office:value-type="string" office:string-value="--" calcext:value-type="string">
            <text:p>--</text:p>
          </table:table-cell>
          <table:table-cell table:style-name="ce3" table:formula="of:=MAX([.P6]+[.$D$17];[.N8]+[.$D$17];[.N6]+IF([.P$1]=[.$A8];[.$D$16];[.$D$18]))" office:value-type="float" office:value="3" calcext:value-type="float">
            <text:p>3</text:p>
          </table:table-cell>
          <table:table-cell table:style-name="ce3" table:formula="of:=IF([.R8]=[.P8]+[.$D$17];&quot;--&quot;;&quot;&quot;)" office:value-type="string" office:string-value="--" calcext:value-type="string">
            <text:p>--</text:p>
          </table:table-cell>
          <table:table-cell table:style-name="ce3" table:formula="of:=MAX([.R6]+[.$D$17];[.P8]+[.$D$17];[.P6]+IF([.R$1]=[.$A8];[.$D$16];[.$D$18]))" office:value-type="float" office:value="3" calcext:value-type="float">
            <text:p>3</text:p>
          </table:table-cell>
          <table:table-cell table:style-name="ce3" table:formula="of:=IF([.T8]=[.R8]+[.$D$17];&quot;--&quot;;&quot;&quot;)" office:value-type="string" office:string-value="--" calcext:value-type="string">
            <text:p>--</text:p>
          </table:table-cell>
          <table:table-cell table:style-name="ce3" table:formula="of:=MAX([.T6]+[.$D$17];[.R8]+[.$D$17];[.R6]+IF([.T$1]=[.$A8];[.$D$16];[.$D$18]))" office:value-type="float" office:value="3" calcext:value-type="float">
            <text:p>3</text:p>
          </table:table-cell>
          <table:table-cell table:style-name="ce3" table:formula="of:=IF([.V8]=[.T8]+[.$D$17];&quot;--&quot;;&quot;&quot;)" office:value-type="string" office:string-value="--" calcext:value-type="string">
            <text:p>--</text:p>
          </table:table-cell>
          <table:table-cell table:style-name="ce3" table:formula="of:=MAX([.V6]+[.$D$17];[.T8]+[.$D$17];[.T6]+IF([.V$1]=[.$A8];[.$D$16];[.$D$18]))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0]=[.B8]+[.$D$17];&quot;|&quot;;&quot;&quot;)" office:value-type="string" office:string-value="|" calcext:value-type="string">
            <text:p>|</text:p>
          </table:table-cell>
          <table:table-cell table:style-name="ce3" table:formula="of:=IF([.D10]=[.B8]+IF([.D$1]=[.$A10];[.$D$16];[.$D$18]);&quot;\&quot;;&quot;&quot;)">
            <text:p/>
          </table:table-cell>
          <table:table-cell table:style-name="ce3" table:formula="of:=IF([.D10]=[.D8]+[.$D$17];&quot;|&quot;;&quot;&quot;)" office:value-type="string" office:string-value="|" calcext:value-type="string">
            <text:p>|</text:p>
          </table:table-cell>
          <table:table-cell table:style-name="ce3" table:formula="of:=IF([.F10]=[.D8]+IF([.F$1]=[.$A10];[.$D$16];[.$D$18]);&quot;\&quot;;&quot;&quot;)" office:value-type="string" office:string-value="\" calcext:value-type="string">
            <text:p>\</text:p>
          </table:table-cell>
          <table:table-cell table:style-name="ce3" table:formula="of:=IF([.F10]=[.F8]+[.$D$17];&quot;|&quot;;&quot;&quot;)" office:value-type="string" office:string-value="|" calcext:value-type="string">
            <text:p>|</text:p>
          </table:table-cell>
          <table:table-cell table:style-name="ce3" table:formula="of:=IF([.H10]=[.F8]+IF([.H$1]=[.$A10];[.$D$16];[.$D$18]);&quot;\&quot;;&quot;&quot;)">
            <text:p/>
          </table:table-cell>
          <table:table-cell table:style-name="ce3" table:formula="of:=IF([.H10]=[.H8]+[.$D$17];&quot;|&quot;;&quot;&quot;)" office:value-type="string" office:string-value="|" calcext:value-type="string">
            <text:p>|</text:p>
          </table:table-cell>
          <table:table-cell table:style-name="ce3" table:formula="of:=IF([.J10]=[.H8]+IF([.J$1]=[.$A10];[.$D$16];[.$D$18]);&quot;\&quot;;&quot;&quot;)" office:value-type="string" office:string-value="\" calcext:value-type="string">
            <text:p>\</text:p>
          </table:table-cell>
          <table:table-cell table:style-name="ce3" table:formula="of:=IF([.J10]=[.J8]+[.$D$17];&quot;|&quot;;&quot;&quot;)" office:value-type="string" office:string-value="|" calcext:value-type="string">
            <text:p>|</text:p>
          </table:table-cell>
          <table:table-cell table:style-name="ce2" table:formula="of:=IF([.L10]=[.J8]+IF([.L$1]=[.$A10];[.$D$16];[.$D$18]);&quot;\&quot;;&quot;&quot;)" office:value-type="string" office:string-value="\" calcext:value-type="string">
            <text:p>\</text:p>
          </table:table-cell>
          <table:table-cell table:style-name="ce3" table:formula="of:=IF([.L10]=[.L8]+[.$D$17];&quot;|&quot;;&quot;&quot;)">
            <text:p/>
          </table:table-cell>
          <table:table-cell table:style-name="ce3" table:formula="of:=IF([.N10]=[.L8]+IF([.N$1]=[.$A10];[.$D$16];[.$D$18]);&quot;\&quot;;&quot;&quot;)">
            <text:p/>
          </table:table-cell>
          <table:table-cell table:style-name="ce3" table:formula="of:=IF([.N10]=[.N8]+[.$D$17];&quot;|&quot;;&quot;&quot;)" office:value-type="string" office:string-value="|" calcext:value-type="string">
            <text:p>|</text:p>
          </table:table-cell>
          <table:table-cell table:style-name="ce3" table:formula="of:=IF([.P10]=[.N8]+IF([.P$1]=[.$A10];[.$D$16];[.$D$18]);&quot;\&quot;;&quot;&quot;)" office:value-type="string" office:string-value="\" calcext:value-type="string">
            <text:p>\</text:p>
          </table:table-cell>
          <table:table-cell table:style-name="ce3" table:formula="of:=IF([.P10]=[.P8]+[.$D$17];&quot;|&quot;;&quot;&quot;)" office:value-type="string" office:string-value="|" calcext:value-type="string">
            <text:p>|</text:p>
          </table:table-cell>
          <table:table-cell table:style-name="ce3" table:formula="of:=IF([.R10]=[.P8]+IF([.R$1]=[.$A10];[.$D$16];[.$D$18]);&quot;\&quot;;&quot;&quot;)" office:value-type="string" office:string-value="\" calcext:value-type="string">
            <text:p>\</text:p>
          </table:table-cell>
          <table:table-cell table:style-name="ce3" table:formula="of:=IF([.R10]=[.R8]+[.$D$17];&quot;|&quot;;&quot;&quot;)" office:value-type="string" office:string-value="|" calcext:value-type="string">
            <text:p>|</text:p>
          </table:table-cell>
          <table:table-cell table:style-name="ce3" table:formula="of:=IF([.T10]=[.R8]+IF([.T$1]=[.$A10];[.$D$16];[.$D$18]);&quot;\&quot;;&quot;&quot;)" office:value-type="string" office:string-value="\" calcext:value-type="string">
            <text:p>\</text:p>
          </table:table-cell>
          <table:table-cell table:style-name="ce3" table:formula="of:=IF([.T10]=[.T8]+[.$D$17];&quot;|&quot;;&quot;&quot;)" office:value-type="string" office:string-value="|" calcext:value-type="string">
            <text:p>|</text:p>
          </table:table-cell>
          <table:table-cell table:style-name="ce3" table:formula="of:=IF([.V10]=[.T8]+IF([.V$1]=[.$A10];[.$D$16];[.$D$18]);&quot;\&quot;;&quot;&quot;)" office:value-type="string" office:string-value="\" calcext:value-type="string">
            <text:p>\</text:p>
          </table:table-cell>
          <table:table-cell table:style-name="ce3" table:formula="of:=IF([.V10]=[.V8]+[.$D$17];&quot;|&quot;;&quot;&quot;)" office:value-type="string" office:string-value="|" calcext:value-type="string">
            <text:p>|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table:style-name="ce3" table:formula="of:=[.B8]+[.D$17]" office:value-type="float" office:value="0" calcext:value-type="float">
            <text:p>0</text:p>
          </table:table-cell>
          <table:table-cell table:style-name="ce3" table:formula="of:=IF([.D10]=[.B10]+[.$D$17];&quot;--&quot;;&quot;&quot;)">
            <text:p/>
          </table:table-cell>
          <table:table-cell table:style-name="ce3" table:formula="of:=MAX([.D8]+[.$D$17];[.B10]+[.$D$17];[.B8]+IF([.D$1]=[.$A10];[.$D$16];[.$D$18]))" office:value-type="float" office:value="1" calcext:value-type="float">
            <text:p>1</text:p>
          </table:table-cell>
          <table:table-cell table:style-name="ce3" table:formula="of:=IF([.F10]=[.D10]+[.$D$17];&quot;--&quot;;&quot;&quot;)" office:value-type="string" office:string-value="--" calcext:value-type="string">
            <text:p>--</text:p>
          </table:table-cell>
          <table:table-cell table:style-name="ce3" table:formula="of:=MAX([.F8]+[.$D$17];[.D10]+[.$D$17];[.D8]+IF([.F$1]=[.$A10];[.$D$16];[.$D$18]))" office:value-type="float" office:value="1" calcext:value-type="float">
            <text:p>1</text:p>
          </table:table-cell>
          <table:table-cell table:style-name="ce3" table:formula="of:=IF([.H10]=[.F10]+[.$D$17];&quot;--&quot;;&quot;&quot;)">
            <text:p/>
          </table:table-cell>
          <table:table-cell table:style-name="ce3" table:formula="of:=MAX([.H8]+[.$D$17];[.F10]+[.$D$17];[.F8]+IF([.H$1]=[.$A10];[.$D$16];[.$D$18]))" office:value-type="float" office:value="2" calcext:value-type="float">
            <text:p>2</text:p>
          </table:table-cell>
          <table:table-cell table:style-name="ce3" table:formula="of:=IF([.J10]=[.H10]+[.$D$17];&quot;--&quot;;&quot;&quot;)" office:value-type="string" office:string-value="--" calcext:value-type="string">
            <text:p>--</text:p>
          </table:table-cell>
          <table:table-cell table:style-name="ce3" table:formula="of:=MAX([.J8]+[.$D$17];[.H10]+[.$D$17];[.H8]+IF([.J$1]=[.$A10];[.$D$16];[.$D$18]))" office:value-type="float" office:value="2" calcext:value-type="float">
            <text:p>2</text:p>
          </table:table-cell>
          <table:table-cell table:style-name="ce3" table:formula="of:=IF([.L10]=[.J10]+[.$D$17];&quot;--&quot;;&quot;&quot;)">
            <text:p/>
          </table:table-cell>
          <table:table-cell table:style-name="ce2" table:formula="of:=MAX([.L8]+[.$D$17];[.J10]+[.$D$17];[.J8]+IF([.L$1]=[.$A10];[.$D$16];[.$D$18]))" office:value-type="float" office:value="3" calcext:value-type="float">
            <text:p>3</text:p>
          </table:table-cell>
          <table:table-cell table:style-name="ce2" table:formula="of:=IF([.N10]=[.L10]+[.$D$17];&quot;--&quot;;&quot;&quot;)" office:value-type="string" office:string-value="--" calcext:value-type="string">
            <text:p>--</text:p>
          </table:table-cell>
          <table:table-cell table:style-name="ce2" table:formula="of:=MAX([.N8]+[.$D$17];[.L10]+[.$D$17];[.L8]+IF([.N$1]=[.$A10];[.$D$16];[.$D$18]))" office:value-type="float" office:value="3" calcext:value-type="float">
            <text:p>3</text:p>
          </table:table-cell>
          <table:table-cell table:style-name="ce2" table:formula="of:=IF([.P10]=[.N10]+[.$D$17];&quot;--&quot;;&quot;&quot;)" office:value-type="string" office:string-value="--" calcext:value-type="string">
            <text:p>--</text:p>
          </table:table-cell>
          <table:table-cell table:style-name="ce2" table:formula="of:=MAX([.P8]+[.$D$17];[.N10]+[.$D$17];[.N8]+IF([.P$1]=[.$A10];[.$D$16];[.$D$18]))" office:value-type="float" office:value="3" calcext:value-type="float">
            <text:p>3</text:p>
          </table:table-cell>
          <table:table-cell table:style-name="ce3" table:formula="of:=IF([.R10]=[.P10]+[.$D$17];&quot;--&quot;;&quot;&quot;)" office:value-type="string" office:string-value="--" calcext:value-type="string">
            <text:p>--</text:p>
          </table:table-cell>
          <table:table-cell table:style-name="ce3" table:formula="of:=MAX([.R8]+[.$D$17];[.P10]+[.$D$17];[.P8]+IF([.R$1]=[.$A10];[.$D$16];[.$D$18]))" office:value-type="float" office:value="3" calcext:value-type="float">
            <text:p>3</text:p>
          </table:table-cell>
          <table:table-cell table:style-name="ce3" table:formula="of:=IF([.T10]=[.R10]+[.$D$17];&quot;--&quot;;&quot;&quot;)" office:value-type="string" office:string-value="--" calcext:value-type="string">
            <text:p>--</text:p>
          </table:table-cell>
          <table:table-cell table:style-name="ce3" table:formula="of:=MAX([.T8]+[.$D$17];[.R10]+[.$D$17];[.R8]+IF([.T$1]=[.$A10];[.$D$16];[.$D$18]))" office:value-type="float" office:value="3" calcext:value-type="float">
            <text:p>3</text:p>
          </table:table-cell>
          <table:table-cell table:style-name="ce3" table:formula="of:=IF([.V10]=[.T10]+[.$D$17];&quot;--&quot;;&quot;&quot;)" office:value-type="string" office:string-value="--" calcext:value-type="string">
            <text:p>--</text:p>
          </table:table-cell>
          <table:table-cell table:style-name="ce3" table:formula="of:=MAX([.V8]+[.$D$17];[.T10]+[.$D$17];[.T8]+IF([.V$1]=[.$A10];[.$D$16];[.$D$18]))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2]=[.B10]+[.$D$17];&quot;|&quot;;&quot;&quot;)" office:value-type="string" office:string-value="|" calcext:value-type="string">
            <text:p>|</text:p>
          </table:table-cell>
          <table:table-cell table:style-name="ce3" table:formula="of:=IF([.D12]=[.B10]+IF([.D$1]=[.$A12];[.$D$16];[.$D$18]);&quot;\&quot;;&quot;&quot;)">
            <text:p/>
          </table:table-cell>
          <table:table-cell table:style-name="ce3" table:formula="of:=IF([.D12]=[.D10]+[.$D$17];&quot;|&quot;;&quot;&quot;)" office:value-type="string" office:string-value="|" calcext:value-type="string">
            <text:p>|</text:p>
          </table:table-cell>
          <table:table-cell table:style-name="ce3" table:formula="of:=IF([.F12]=[.D10]+IF([.F$1]=[.$A12];[.$D$16];[.$D$18]);&quot;\&quot;;&quot;&quot;)" office:value-type="string" office:string-value="\" calcext:value-type="string">
            <text:p>\</text:p>
          </table:table-cell>
          <table:table-cell table:style-name="ce3" table:formula="of:=IF([.F12]=[.F10]+[.$D$17];&quot;|&quot;;&quot;&quot;)" office:value-type="string" office:string-value="|" calcext:value-type="string">
            <text:p>|</text:p>
          </table:table-cell>
          <table:table-cell table:style-name="ce3" table:formula="of:=IF([.H12]=[.F10]+IF([.H$1]=[.$A12];[.$D$16];[.$D$18]);&quot;\&quot;;&quot;&quot;)" office:value-type="string" office:string-value="\" calcext:value-type="string">
            <text:p>\</text:p>
          </table:table-cell>
          <table:table-cell table:style-name="ce3" table:formula="of:=IF([.H12]=[.H10]+[.$D$17];&quot;|&quot;;&quot;&quot;)" office:value-type="string" office:string-value="|" calcext:value-type="string">
            <text:p>|</text:p>
          </table:table-cell>
          <table:table-cell table:style-name="ce3" table:formula="of:=IF([.J12]=[.H10]+IF([.J$1]=[.$A12];[.$D$16];[.$D$18]);&quot;\&quot;;&quot;&quot;)" office:value-type="string" office:string-value="\" calcext:value-type="string">
            <text:p>\</text:p>
          </table:table-cell>
          <table:table-cell table:style-name="ce3" table:formula="of:=IF([.J12]=[.J10]+[.$D$17];&quot;|&quot;;&quot;&quot;)" office:value-type="string" office:string-value="|" calcext:value-type="string">
            <text:p>|</text:p>
          </table:table-cell>
          <table:table-cell table:style-name="ce3" table:formula="of:=IF([.L12]=[.J10]+IF([.L$1]=[.$A12];[.$D$16];[.$D$18]);&quot;\&quot;;&quot;&quot;)">
            <text:p/>
          </table:table-cell>
          <table:table-cell table:style-name="ce3" table:formula="of:=IF([.L12]=[.L10]+[.$D$17];&quot;|&quot;;&quot;&quot;)" office:value-type="string" office:string-value="|" calcext:value-type="string">
            <text:p>|</text:p>
          </table:table-cell>
          <table:table-cell table:style-name="ce3" table:formula="of:=IF([.N12]=[.L10]+IF([.N$1]=[.$A12];[.$D$16];[.$D$18]);&quot;\&quot;;&quot;&quot;)" office:value-type="string" office:string-value="\" calcext:value-type="string">
            <text:p>\</text:p>
          </table:table-cell>
          <table:table-cell table:style-name="ce3" table:formula="of:=IF([.N12]=[.N10]+[.$D$17];&quot;|&quot;;&quot;&quot;)" office:value-type="string" office:string-value="|" calcext:value-type="string">
            <text:p>|</text:p>
          </table:table-cell>
          <table:table-cell table:style-name="ce3" table:formula="of:=IF([.P12]=[.N10]+IF([.P$1]=[.$A12];[.$D$16];[.$D$18]);&quot;\&quot;;&quot;&quot;)" office:value-type="string" office:string-value="\" calcext:value-type="string">
            <text:p>\</text:p>
          </table:table-cell>
          <table:table-cell table:style-name="ce3" table:formula="of:=IF([.P12]=[.P10]+[.$D$17];&quot;|&quot;;&quot;&quot;)" office:value-type="string" office:string-value="|" calcext:value-type="string">
            <text:p>|</text:p>
          </table:table-cell>
          <table:table-cell table:style-name="ce2" table:formula="of:=IF([.R12]=[.P10]+IF([.R$1]=[.$A12];[.$D$16];[.$D$18]);&quot;\&quot;;&quot;&quot;)" office:value-type="string" office:string-value="\" calcext:value-type="string">
            <text:p>\</text:p>
          </table:table-cell>
          <table:table-cell table:style-name="ce3" table:formula="of:=IF([.R12]=[.R10]+[.$D$17];&quot;|&quot;;&quot;&quot;)">
            <text:p/>
          </table:table-cell>
          <table:table-cell table:style-name="ce3" table:formula="of:=IF([.T12]=[.R10]+IF([.T$1]=[.$A12];[.$D$16];[.$D$18]);&quot;\&quot;;&quot;&quot;)">
            <text:p/>
          </table:table-cell>
          <table:table-cell table:style-name="ce3" table:formula="of:=IF([.T12]=[.T10]+[.$D$17];&quot;|&quot;;&quot;&quot;)">
            <text:p/>
          </table:table-cell>
          <table:table-cell table:style-name="ce3" table:formula="of:=IF([.V12]=[.T10]+IF([.V$1]=[.$A12];[.$D$16];[.$D$18]);&quot;\&quot;;&quot;&quot;)" office:value-type="string" office:string-value="\" calcext:value-type="string">
            <text:p>\</text:p>
          </table:table-cell>
          <table:table-cell table:style-name="ce3" table:formula="of:=IF([.V12]=[.V10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[.B10]+[.D$17]" office:value-type="float" office:value="0" calcext:value-type="float">
            <text:p>0</text:p>
          </table:table-cell>
          <table:table-cell table:style-name="ce3" table:formula="of:=IF([.D12]=[.B12]+[.$D$17];&quot;--&quot;;&quot;&quot;)">
            <text:p/>
          </table:table-cell>
          <table:table-cell table:style-name="ce3" table:formula="of:=MAX([.D10]+[.$D$17];[.B12]+[.$D$17];[.B10]+IF([.D$1]=[.$A12];[.$D$16];[.$D$18]))" office:value-type="float" office:value="1" calcext:value-type="float">
            <text:p>1</text:p>
          </table:table-cell>
          <table:table-cell table:style-name="ce3" table:formula="of:=IF([.F12]=[.D12]+[.$D$17];&quot;--&quot;;&quot;&quot;)" office:value-type="string" office:string-value="--" calcext:value-type="string">
            <text:p>--</text:p>
          </table:table-cell>
          <table:table-cell table:style-name="ce3" table:formula="of:=MAX([.F10]+[.$D$17];[.D12]+[.$D$17];[.D10]+IF([.F$1]=[.$A12];[.$D$16];[.$D$18]))" office:value-type="float" office:value="1" calcext:value-type="float">
            <text:p>1</text:p>
          </table:table-cell>
          <table:table-cell table:style-name="ce3" table:formula="of:=IF([.H12]=[.F12]+[.$D$17];&quot;--&quot;;&quot;&quot;)">
            <text:p/>
          </table:table-cell>
          <table:table-cell table:style-name="ce3" table:formula="of:=MAX([.H10]+[.$D$17];[.F12]+[.$D$17];[.F10]+IF([.H$1]=[.$A12];[.$D$16];[.$D$18]))" office:value-type="float" office:value="2" calcext:value-type="float">
            <text:p>2</text:p>
          </table:table-cell>
          <table:table-cell table:style-name="ce3" table:formula="of:=IF([.J12]=[.H12]+[.$D$17];&quot;--&quot;;&quot;&quot;)" office:value-type="string" office:string-value="--" calcext:value-type="string">
            <text:p>--</text:p>
          </table:table-cell>
          <table:table-cell table:style-name="ce3" table:formula="of:=MAX([.J10]+[.$D$17];[.H12]+[.$D$17];[.H10]+IF([.J$1]=[.$A12];[.$D$16];[.$D$18]))" office:value-type="float" office:value="2" calcext:value-type="float">
            <text:p>2</text:p>
          </table:table-cell>
          <table:table-cell table:style-name="ce3" table:formula="of:=IF([.L12]=[.J12]+[.$D$17];&quot;--&quot;;&quot;&quot;)">
            <text:p/>
          </table:table-cell>
          <table:table-cell table:style-name="ce3" table:formula="of:=MAX([.L10]+[.$D$17];[.J12]+[.$D$17];[.J10]+IF([.L$1]=[.$A12];[.$D$16];[.$D$18]))" office:value-type="float" office:value="3" calcext:value-type="float">
            <text:p>3</text:p>
          </table:table-cell>
          <table:table-cell table:style-name="ce3" table:formula="of:=IF([.N12]=[.L12]+[.$D$17];&quot;--&quot;;&quot;&quot;)" office:value-type="string" office:string-value="--" calcext:value-type="string">
            <text:p>--</text:p>
          </table:table-cell>
          <table:table-cell table:style-name="ce3" table:formula="of:=MAX([.N10]+[.$D$17];[.L12]+[.$D$17];[.L10]+IF([.N$1]=[.$A12];[.$D$16];[.$D$18]))" office:value-type="float" office:value="3" calcext:value-type="float">
            <text:p>3</text:p>
          </table:table-cell>
          <table:table-cell table:style-name="ce3" table:formula="of:=IF([.P12]=[.N12]+[.$D$17];&quot;--&quot;;&quot;&quot;)" office:value-type="string" office:string-value="--" calcext:value-type="string">
            <text:p>--</text:p>
          </table:table-cell>
          <table:table-cell table:style-name="ce3" table:formula="of:=MAX([.P10]+[.$D$17];[.N12]+[.$D$17];[.N10]+IF([.P$1]=[.$A12];[.$D$16];[.$D$18]))" office:value-type="float" office:value="3" calcext:value-type="float">
            <text:p>3</text:p>
          </table:table-cell>
          <table:table-cell table:style-name="ce3" table:formula="of:=IF([.R12]=[.P12]+[.$D$17];&quot;--&quot;;&quot;&quot;)">
            <text:p/>
          </table:table-cell>
          <table:table-cell table:style-name="ce2" table:formula="of:=MAX([.R10]+[.$D$17];[.P12]+[.$D$17];[.P10]+IF([.R$1]=[.$A12];[.$D$16];[.$D$18]))" office:value-type="float" office:value="4" calcext:value-type="float">
            <text:p>4</text:p>
          </table:table-cell>
          <table:table-cell table:style-name="ce3" table:formula="of:=IF([.T12]=[.R12]+[.$D$17];&quot;--&quot;;&quot;&quot;)" office:value-type="string" office:string-value="--" calcext:value-type="string">
            <text:p>--</text:p>
          </table:table-cell>
          <table:table-cell table:style-name="ce3" table:formula="of:=MAX([.T10]+[.$D$17];[.R12]+[.$D$17];[.R10]+IF([.T$1]=[.$A12];[.$D$16];[.$D$18]))" office:value-type="float" office:value="4" calcext:value-type="float">
            <text:p>4</text:p>
          </table:table-cell>
          <table:table-cell table:style-name="ce3" table:formula="of:=IF([.V12]=[.T12]+[.$D$17];&quot;--&quot;;&quot;&quot;)" office:value-type="string" office:string-value="--" calcext:value-type="string">
            <text:p>--</text:p>
          </table:table-cell>
          <table:table-cell table:style-name="ce3" table:formula="of:=MAX([.V10]+[.$D$17];[.T12]+[.$D$17];[.T10]+IF([.V$1]=[.$A12];[.$D$16];[.$D$18])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4]=[.B12]+[.$D$17];&quot;|&quot;;&quot;&quot;)" office:value-type="string" office:string-value="|" calcext:value-type="string">
            <text:p>|</text:p>
          </table:table-cell>
          <table:table-cell table:style-name="ce3" table:formula="of:=IF([.D14]=[.B12]+IF([.D$1]=[.$A14];[.$D$16];[.$D$18]);&quot;\&quot;;&quot;&quot;)">
            <text:p/>
          </table:table-cell>
          <table:table-cell table:style-name="ce3" table:formula="of:=IF([.D14]=[.D12]+[.$D$17];&quot;|&quot;;&quot;&quot;)" office:value-type="string" office:string-value="|" calcext:value-type="string">
            <text:p>|</text:p>
          </table:table-cell>
          <table:table-cell table:style-name="ce3" table:formula="of:=IF([.F14]=[.D12]+IF([.F$1]=[.$A14];[.$D$16];[.$D$18]);&quot;\&quot;;&quot;&quot;)" office:value-type="string" office:string-value="\" calcext:value-type="string">
            <text:p>\</text:p>
          </table:table-cell>
          <table:table-cell table:style-name="ce3" table:formula="of:=IF([.F14]=[.F12]+[.$D$17];&quot;|&quot;;&quot;&quot;)">
            <text:p/>
          </table:table-cell>
          <table:table-cell table:style-name="ce3" table:formula="of:=IF([.H14]=[.F12]+IF([.H$1]=[.$A14];[.$D$16];[.$D$18]);&quot;\&quot;;&quot;&quot;)">
            <text:p/>
          </table:table-cell>
          <table:table-cell table:style-name="ce3" table:formula="of:=IF([.H14]=[.H12]+[.$D$17];&quot;|&quot;;&quot;&quot;)" office:value-type="string" office:string-value="|" calcext:value-type="string">
            <text:p>|</text:p>
          </table:table-cell>
          <table:table-cell table:style-name="ce3" table:formula="of:=IF([.J14]=[.H12]+IF([.J$1]=[.$A14];[.$D$16];[.$D$18]);&quot;\&quot;;&quot;&quot;)" office:value-type="string" office:string-value="\" calcext:value-type="string">
            <text:p>\</text:p>
          </table:table-cell>
          <table:table-cell table:style-name="ce3" table:formula="of:=IF([.J14]=[.J12]+[.$D$17];&quot;|&quot;;&quot;&quot;)">
            <text:p/>
          </table:table-cell>
          <table:table-cell table:style-name="ce3" table:formula="of:=IF([.L14]=[.J12]+IF([.L$1]=[.$A14];[.$D$16];[.$D$18]);&quot;\&quot;;&quot;&quot;)">
            <text:p/>
          </table:table-cell>
          <table:table-cell table:style-name="ce3" table:formula="of:=IF([.L14]=[.L12]+[.$D$17];&quot;|&quot;;&quot;&quot;)" office:value-type="string" office:string-value="|" calcext:value-type="string">
            <text:p>|</text:p>
          </table:table-cell>
          <table:table-cell table:style-name="ce3" table:formula="of:=IF([.N14]=[.L12]+IF([.N$1]=[.$A14];[.$D$16];[.$D$18]);&quot;\&quot;;&quot;&quot;)" office:value-type="string" office:string-value="\" calcext:value-type="string">
            <text:p>\</text:p>
          </table:table-cell>
          <table:table-cell table:style-name="ce3" table:formula="of:=IF([.N14]=[.N12]+[.$D$17];&quot;|&quot;;&quot;&quot;)" office:value-type="string" office:string-value="|" calcext:value-type="string">
            <text:p>|</text:p>
          </table:table-cell>
          <table:table-cell table:style-name="ce3" table:formula="of:=IF([.P14]=[.N12]+IF([.P$1]=[.$A14];[.$D$16];[.$D$18]);&quot;\&quot;;&quot;&quot;)" office:value-type="string" office:string-value="\" calcext:value-type="string">
            <text:p>\</text:p>
          </table:table-cell>
          <table:table-cell table:style-name="ce3" table:formula="of:=IF([.P14]=[.P12]+[.$D$17];&quot;|&quot;;&quot;&quot;)">
            <text:p/>
          </table:table-cell>
          <table:table-cell table:style-name="ce3" table:formula="of:=IF([.R14]=[.P12]+IF([.R$1]=[.$A14];[.$D$16];[.$D$18]);&quot;\&quot;;&quot;&quot;)">
            <text:p/>
          </table:table-cell>
          <table:table-cell table:style-name="ce3" table:formula="of:=IF([.R14]=[.R12]+[.$D$17];&quot;|&quot;;&quot;&quot;)" office:value-type="string" office:string-value="|" calcext:value-type="string">
            <text:p>|</text:p>
          </table:table-cell>
          <table:table-cell table:style-name="ce2" table:formula="of:=IF([.T14]=[.R12]+IF([.T$1]=[.$A14];[.$D$16];[.$D$18]);&quot;\&quot;;&quot;&quot;)" office:value-type="string" office:string-value="\" calcext:value-type="string">
            <text:p>\</text:p>
          </table:table-cell>
          <table:table-cell table:style-name="ce3" table:formula="of:=IF([.T14]=[.T12]+[.$D$17];&quot;|&quot;;&quot;&quot;)">
            <text:p/>
          </table:table-cell>
          <table:table-cell table:style-name="ce3" table:formula="of:=IF([.V14]=[.T12]+IF([.V$1]=[.$A14];[.$D$16];[.$D$18]);&quot;\&quot;;&quot;&quot;)">
            <text:p/>
          </table:table-cell>
          <table:table-cell table:style-name="ce3" table:formula="of:=IF([.V14]=[.V1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[.B12]+[.D$17]" office:value-type="float" office:value="0" calcext:value-type="float">
            <text:p>0</text:p>
          </table:table-cell>
          <table:table-cell table:style-name="ce3" table:formula="of:=IF([.D14]=[.B14]+[.$D$17];&quot;--&quot;;&quot;&quot;)">
            <text:p/>
          </table:table-cell>
          <table:table-cell table:style-name="ce3" table:formula="of:=MAX([.D12]+[.$D$17];[.B14]+[.$D$17];[.B12]+IF([.D$1]=[.$A14];[.$D$16];[.$D$18]))" office:value-type="float" office:value="1" calcext:value-type="float">
            <text:p>1</text:p>
          </table:table-cell>
          <table:table-cell table:style-name="ce3" table:formula="of:=IF([.F14]=[.D14]+[.$D$17];&quot;--&quot;;&quot;&quot;)">
            <text:p/>
          </table:table-cell>
          <table:table-cell table:style-name="ce3" table:formula="of:=MAX([.F12]+[.$D$17];[.D14]+[.$D$17];[.D12]+IF([.F$1]=[.$A14];[.$D$16];[.$D$18]))" office:value-type="float" office:value="2" calcext:value-type="float">
            <text:p>2</text:p>
          </table:table-cell>
          <table:table-cell table:style-name="ce3" table:formula="of:=IF([.H14]=[.F14]+[.$D$17];&quot;--&quot;;&quot;&quot;)" office:value-type="string" office:string-value="--" calcext:value-type="string">
            <text:p>--</text:p>
          </table:table-cell>
          <table:table-cell table:style-name="ce3" table:formula="of:=MAX([.H12]+[.$D$17];[.F14]+[.$D$17];[.F12]+IF([.H$1]=[.$A14];[.$D$16];[.$D$18]))" office:value-type="float" office:value="2" calcext:value-type="float">
            <text:p>2</text:p>
          </table:table-cell>
          <table:table-cell table:style-name="ce3" table:formula="of:=IF([.J14]=[.H14]+[.$D$17];&quot;--&quot;;&quot;&quot;)">
            <text:p/>
          </table:table-cell>
          <table:table-cell table:style-name="ce3" table:formula="of:=MAX([.J12]+[.$D$17];[.H14]+[.$D$17];[.H12]+IF([.J$1]=[.$A14];[.$D$16];[.$D$18]))" office:value-type="float" office:value="3" calcext:value-type="float">
            <text:p>3</text:p>
          </table:table-cell>
          <table:table-cell table:style-name="ce3" table:formula="of:=IF([.L14]=[.J14]+[.$D$17];&quot;--&quot;;&quot;&quot;)" office:value-type="string" office:string-value="--" calcext:value-type="string">
            <text:p>--</text:p>
          </table:table-cell>
          <table:table-cell table:style-name="ce3" table:formula="of:=MAX([.L12]+[.$D$17];[.J14]+[.$D$17];[.J12]+IF([.L$1]=[.$A14];[.$D$16];[.$D$18]))" office:value-type="float" office:value="3" calcext:value-type="float">
            <text:p>3</text:p>
          </table:table-cell>
          <table:table-cell table:style-name="ce3" table:formula="of:=IF([.N14]=[.L14]+[.$D$17];&quot;--&quot;;&quot;&quot;)" office:value-type="string" office:string-value="--" calcext:value-type="string">
            <text:p>--</text:p>
          </table:table-cell>
          <table:table-cell table:style-name="ce3" table:formula="of:=MAX([.N12]+[.$D$17];[.L14]+[.$D$17];[.L12]+IF([.N$1]=[.$A14];[.$D$16];[.$D$18]))" office:value-type="float" office:value="3" calcext:value-type="float">
            <text:p>3</text:p>
          </table:table-cell>
          <table:table-cell table:style-name="ce3" table:formula="of:=IF([.P14]=[.N14]+[.$D$17];&quot;--&quot;;&quot;&quot;)">
            <text:p/>
          </table:table-cell>
          <table:table-cell table:style-name="ce3" table:formula="of:=MAX([.P12]+[.$D$17];[.N14]+[.$D$17];[.N12]+IF([.P$1]=[.$A14];[.$D$16];[.$D$18]))" office:value-type="float" office:value="4" calcext:value-type="float">
            <text:p>4</text:p>
          </table:table-cell>
          <table:table-cell table:style-name="ce3" table:formula="of:=IF([.R14]=[.P14]+[.$D$17];&quot;--&quot;;&quot;&quot;)" office:value-type="string" office:string-value="--" calcext:value-type="string">
            <text:p>--</text:p>
          </table:table-cell>
          <table:table-cell table:style-name="ce3" table:formula="of:=MAX([.R12]+[.$D$17];[.P14]+[.$D$17];[.P12]+IF([.R$1]=[.$A14];[.$D$16];[.$D$18]))" office:value-type="float" office:value="4" calcext:value-type="float">
            <text:p>4</text:p>
          </table:table-cell>
          <table:table-cell table:style-name="ce3" table:formula="of:=IF([.T14]=[.R14]+[.$D$17];&quot;--&quot;;&quot;&quot;)">
            <text:p/>
          </table:table-cell>
          <table:table-cell table:style-name="ce2" table:formula="of:=MAX([.T12]+[.$D$17];[.R14]+[.$D$17];[.R12]+IF([.T$1]=[.$A14];[.$D$16];[.$D$18]))" office:value-type="float" office:value="5" calcext:value-type="float">
            <text:p>5</text:p>
          </table:table-cell>
          <table:table-cell table:style-name="ce2" table:formula="of:=IF([.V14]=[.T14]+[.$D$17];&quot;--&quot;;&quot;&quot;)" office:value-type="string" office:string-value="--" calcext:value-type="string">
            <text:p>--</text:p>
          </table:table-cell>
          <table:table-cell table:style-name="ce2" table:formula="of:=MAX([.V12]+[.$D$17];[.T14]+[.$D$17];[.T12]+IF([.V$1]=[.$A14];[.$D$16];[.$D$18])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dernière ligne + dernière colonne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(x,x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(x,y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002" table:default-cell-style-name="ce1"/>
        <table:table-row table:style-name="ro1">
          <table:table-cell table:number-columns-repeated="2"/>
          <table:table-cell office:value-type="string" calcext:value-type="string">
            <text:p>Premier 0 rencontré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IF([.D2]=[.B2]+[.$D$17];&quot;--&quot;;&quot;&quot;)">
            <text:p/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3" table:formula="of:=IF([.F2]=[.D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H2]=[.F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J2]=[.H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L2]=[.J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N2]=[.L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P2]=[.N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R2]=[.P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T2]=[.R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V2]=[.T2]+[.$D$17];&quot;--&quot;;&quot;&quot;)">
            <text:p/>
          </table:table-cell>
          <table:table-cell table:style-name="ce3" table:formula="of:=0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4]=[.B2]+[.$D$17];&quot;|&quot;;&quot;&quot;)">
            <text:p/>
          </table:table-cell>
          <table:table-cell table:style-name="ce3" table:formula="of:=IF([.D4]=[.B2]+IF([.D$1]=[.$A4];[.$D$16];[.$D$18]);&quot;\&quot;;&quot;&quot;)">
            <text:p/>
          </table:table-cell>
          <table:table-cell table:style-name="ce3" table:formula="of:=IF([.D4]=[.D2]+[.$D$17];&quot;|&quot;;&quot;&quot;)">
            <text:p/>
          </table:table-cell>
          <table:table-cell table:style-name="ce2" table:formula="of:=IF([.F4]=[.D2]+IF([.F$1]=[.$A4];[.$D$16];[.$D$18]);&quot;\&quot;;&quot;&quot;)" office:value-type="string" office:string-value="\" calcext:value-type="string">
            <text:p>\</text:p>
          </table:table-cell>
          <table:table-cell table:style-name="ce3" table:formula="of:=IF([.F4]=[.F2]+[.$D$17];&quot;|&quot;;&quot;&quot;)">
            <text:p/>
          </table:table-cell>
          <table:table-cell table:style-name="ce3" table:formula="of:=IF([.H4]=[.F2]+IF([.H$1]=[.$A4];[.$D$16];[.$D$18]);&quot;\&quot;;&quot;&quot;)">
            <text:p/>
          </table:table-cell>
          <table:table-cell table:style-name="ce3" table:formula="of:=IF([.H4]=[.H2]+[.$D$17];&quot;|&quot;;&quot;&quot;)">
            <text:p/>
          </table:table-cell>
          <table:table-cell table:style-name="ce3" table:formula="of:=IF([.J4]=[.H2]+IF([.J$1]=[.$A4];[.$D$16];[.$D$18]);&quot;\&quot;;&quot;&quot;)" office:value-type="string" office:string-value="\" calcext:value-type="string">
            <text:p>\</text:p>
          </table:table-cell>
          <table:table-cell table:style-name="ce3" table:formula="of:=IF([.J4]=[.J2]+[.$D$17];&quot;|&quot;;&quot;&quot;)">
            <text:p/>
          </table:table-cell>
          <table:table-cell table:style-name="ce3" table:formula="of:=IF([.L4]=[.J2]+IF([.L$1]=[.$A4];[.$D$16];[.$D$18]);&quot;\&quot;;&quot;&quot;)">
            <text:p/>
          </table:table-cell>
          <table:table-cell table:style-name="ce3" table:formula="of:=IF([.L4]=[.L2]+[.$D$17];&quot;|&quot;;&quot;&quot;)">
            <text:p/>
          </table:table-cell>
          <table:table-cell table:style-name="ce3" table:formula="of:=IF([.N4]=[.L2]+IF([.N$1]=[.$A4];[.$D$16];[.$D$18]);&quot;\&quot;;&quot;&quot;)">
            <text:p/>
          </table:table-cell>
          <table:table-cell table:style-name="ce3" table:formula="of:=IF([.N4]=[.N2]+[.$D$17];&quot;|&quot;;&quot;&quot;)">
            <text:p/>
          </table:table-cell>
          <table:table-cell table:style-name="ce3" table:formula="of:=IF([.P4]=[.N2]+IF([.P$1]=[.$A4];[.$D$16];[.$D$18]);&quot;\&quot;;&quot;&quot;)" office:value-type="string" office:string-value="\" calcext:value-type="string">
            <text:p>\</text:p>
          </table:table-cell>
          <table:table-cell table:style-name="ce3" table:formula="of:=IF([.P4]=[.P2]+[.$D$17];&quot;|&quot;;&quot;&quot;)">
            <text:p/>
          </table:table-cell>
          <table:table-cell table:style-name="ce3" table:formula="of:=IF([.R4]=[.P2]+IF([.R$1]=[.$A4];[.$D$16];[.$D$18]);&quot;\&quot;;&quot;&quot;)">
            <text:p/>
          </table:table-cell>
          <table:table-cell table:style-name="ce3" table:formula="of:=IF([.R4]=[.R2]+[.$D$17];&quot;|&quot;;&quot;&quot;)">
            <text:p/>
          </table:table-cell>
          <table:table-cell table:style-name="ce3" table:formula="of:=IF([.T4]=[.R2]+IF([.T$1]=[.$A4];[.$D$16];[.$D$18]);&quot;\&quot;;&quot;&quot;)" office:value-type="string" office:string-value="\" calcext:value-type="string">
            <text:p>\</text:p>
          </table:table-cell>
          <table:table-cell table:style-name="ce3" table:formula="of:=IF([.T4]=[.T2]+[.$D$17];&quot;|&quot;;&quot;&quot;)">
            <text:p/>
          </table:table-cell>
          <table:table-cell table:style-name="ce3" table:formula="of:=IF([.V4]=[.T2]+IF([.V$1]=[.$A4];[.$D$16];[.$D$18]);&quot;\&quot;;&quot;&quot;)">
            <text:p/>
          </table:table-cell>
          <table:table-cell table:style-name="ce3" table:formula="of:=IF([.V4]=[.V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4]=[.B4]+[.$D$17];&quot;--&quot;;&quot;&quot;)">
            <text:p/>
          </table:table-cell>
          <table:table-cell table:style-name="ce3" table:formula="of:=MAX([.D2]+[.$D$17];[.B4]+[.$D$17];[.B2]+IF([.D$1]=[.$A4];[.$D$16];[.$D$18]);0)" office:value-type="float" office:value="0" calcext:value-type="float">
            <text:p>0</text:p>
          </table:table-cell>
          <table:table-cell table:style-name="ce3" table:formula="of:=IF([.F4]=[.D4]+[.$D$17];&quot;--&quot;;&quot;&quot;)">
            <text:p/>
          </table:table-cell>
          <table:table-cell table:style-name="ce2" table:formula="of:=MAX([.F2]+[.$D$17];[.D4]+[.$D$17];[.D2]+IF([.F$1]=[.$A4];[.$D$16];[.$D$18]);0)" office:value-type="float" office:value="3" calcext:value-type="float">
            <text:p>3</text:p>
          </table:table-cell>
          <table:table-cell table:style-name="ce3" table:formula="of:=IF([.H4]=[.F4]+[.$D$17];&quot;--&quot;;&quot;&quot;)" office:value-type="string" office:string-value="--" calcext:value-type="string">
            <text:p>--</text:p>
          </table:table-cell>
          <table:table-cell table:style-name="ce3" table:formula="of:=MAX([.H2]+[.$D$17];[.F4]+[.$D$17];[.F2]+IF([.H$1]=[.$A4];[.$D$16];[.$D$18]);0)" office:value-type="float" office:value="1" calcext:value-type="float">
            <text:p>1</text:p>
          </table:table-cell>
          <table:table-cell table:style-name="ce3" table:formula="of:=IF([.J4]=[.H4]+[.$D$17];&quot;--&quot;;&quot;&quot;)">
            <text:p/>
          </table:table-cell>
          <table:table-cell table:style-name="ce3" table:formula="of:=MAX([.J2]+[.$D$17];[.H4]+[.$D$17];[.H2]+IF([.J$1]=[.$A4];[.$D$16];[.$D$18]);0)" office:value-type="float" office:value="3" calcext:value-type="float">
            <text:p>3</text:p>
          </table:table-cell>
          <table:table-cell table:style-name="ce3" table:formula="of:=IF([.L4]=[.J4]+[.$D$17];&quot;--&quot;;&quot;&quot;)" office:value-type="string" office:string-value="--" calcext:value-type="string">
            <text:p>--</text:p>
          </table:table-cell>
          <table:table-cell table:style-name="ce3" table:formula="of:=MAX([.L2]+[.$D$17];[.J4]+[.$D$17];[.J2]+IF([.L$1]=[.$A4];[.$D$16];[.$D$18]);0)" office:value-type="float" office:value="1" calcext:value-type="float">
            <text:p>1</text:p>
          </table:table-cell>
          <table:table-cell table:style-name="ce3" table:formula="of:=IF([.N4]=[.L4]+[.$D$17];&quot;--&quot;;&quot;&quot;)">
            <text:p/>
          </table:table-cell>
          <table:table-cell table:style-name="ce3" table:formula="of:=MAX([.N2]+[.$D$17];[.L4]+[.$D$17];[.L2]+IF([.N$1]=[.$A4];[.$D$16];[.$D$18]);0)" office:value-type="float" office:value="0" calcext:value-type="float">
            <text:p>0</text:p>
          </table:table-cell>
          <table:table-cell table:style-name="ce3" table:formula="of:=IF([.P4]=[.N4]+[.$D$17];&quot;--&quot;;&quot;&quot;)">
            <text:p/>
          </table:table-cell>
          <table:table-cell table:style-name="ce3" table:formula="of:=MAX([.P2]+[.$D$17];[.N4]+[.$D$17];[.N2]+IF([.P$1]=[.$A4];[.$D$16];[.$D$18]);0)" office:value-type="float" office:value="3" calcext:value-type="float">
            <text:p>3</text:p>
          </table:table-cell>
          <table:table-cell table:style-name="ce3" table:formula="of:=IF([.R4]=[.P4]+[.$D$17];&quot;--&quot;;&quot;&quot;)" office:value-type="string" office:string-value="--" calcext:value-type="string">
            <text:p>--</text:p>
          </table:table-cell>
          <table:table-cell table:style-name="ce3" table:formula="of:=MAX([.R2]+[.$D$17];[.P4]+[.$D$17];[.P2]+IF([.R$1]=[.$A4];[.$D$16];[.$D$18]);0)" office:value-type="float" office:value="1" calcext:value-type="float">
            <text:p>1</text:p>
          </table:table-cell>
          <table:table-cell table:style-name="ce3" table:formula="of:=IF([.T4]=[.R4]+[.$D$17];&quot;--&quot;;&quot;&quot;)">
            <text:p/>
          </table:table-cell>
          <table:table-cell table:style-name="ce3" table:formula="of:=MAX([.T2]+[.$D$17];[.R4]+[.$D$17];[.R2]+IF([.T$1]=[.$A4];[.$D$16];[.$D$18]);0)" office:value-type="float" office:value="3" calcext:value-type="float">
            <text:p>3</text:p>
          </table:table-cell>
          <table:table-cell table:style-name="ce3" table:formula="of:=IF([.V4]=[.T4]+[.$D$17];&quot;--&quot;;&quot;&quot;)" office:value-type="string" office:string-value="--" calcext:value-type="string">
            <text:p>--</text:p>
          </table:table-cell>
          <table:table-cell table:style-name="ce3" table:formula="of:=MAX([.V2]+[.$D$17];[.T4]+[.$D$17];[.T2]+IF([.V$1]=[.$A4];[.$D$16];[.$D$18])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6]=[.B4]+[.$D$17];&quot;|&quot;;&quot;&quot;)">
            <text:p/>
          </table:table-cell>
          <table:table-cell table:style-name="ce3" table:formula="of:=IF([.D6]=[.B4]+IF([.D$1]=[.$A6];[.$D$16];[.$D$18]);&quot;\&quot;;&quot;&quot;)">
            <text:p/>
          </table:table-cell>
          <table:table-cell table:style-name="ce3" table:formula="of:=IF([.D6]=[.D4]+[.$D$17];&quot;|&quot;;&quot;&quot;)">
            <text:p/>
          </table:table-cell>
          <table:table-cell table:style-name="ce3" table:formula="of:=IF([.F6]=[.D4]+IF([.F$1]=[.$A6];[.$D$16];[.$D$18]);&quot;\&quot;;&quot;&quot;)">
            <text:p/>
          </table:table-cell>
          <table:table-cell table:style-name="ce3" table:formula="of:=IF([.F6]=[.F4]+[.$D$17];&quot;|&quot;;&quot;&quot;)" office:value-type="string" office:string-value="|" calcext:value-type="string">
            <text:p>|</text:p>
          </table:table-cell>
          <table:table-cell table:style-name="ce2" table:formula="of:=IF([.H6]=[.F4]+IF([.H$1]=[.$A6];[.$D$16];[.$D$18]);&quot;\&quot;;&quot;&quot;)" office:value-type="string" office:string-value="\" calcext:value-type="string">
            <text:p>\</text:p>
          </table:table-cell>
          <table:table-cell table:style-name="ce3" table:formula="of:=IF([.H6]=[.H4]+[.$D$17];&quot;|&quot;;&quot;&quot;)">
            <text:p/>
          </table:table-cell>
          <table:table-cell table:style-name="ce3" table:formula="of:=IF([.J6]=[.H4]+IF([.J$1]=[.$A6];[.$D$16];[.$D$18]);&quot;\&quot;;&quot;&quot;)">
            <text:p/>
          </table:table-cell>
          <table:table-cell table:style-name="ce3" table:formula="of:=IF([.J6]=[.J4]+[.$D$17];&quot;|&quot;;&quot;&quot;)">
            <text:p/>
          </table:table-cell>
          <table:table-cell table:style-name="ce3" table:formula="of:=IF([.L6]=[.J4]+IF([.L$1]=[.$A6];[.$D$16];[.$D$18]);&quot;\&quot;;&quot;&quot;)">
            <text:p/>
          </table:table-cell>
          <table:table-cell table:style-name="ce3" table:formula="of:=IF([.L6]=[.L4]+[.$D$17];&quot;|&quot;;&quot;&quot;)">
            <text:p/>
          </table:table-cell>
          <table:table-cell table:style-name="ce3" table:formula="of:=IF([.N6]=[.L4]+IF([.N$1]=[.$A6];[.$D$16];[.$D$18]);&quot;\&quot;;&quot;&quot;)">
            <text:p/>
          </table:table-cell>
          <table:table-cell table:style-name="ce3" table:formula="of:=IF([.N6]=[.N4]+[.$D$17];&quot;|&quot;;&quot;&quot;)">
            <text:p/>
          </table:table-cell>
          <table:table-cell table:style-name="ce3" table:formula="of:=IF([.P6]=[.N4]+IF([.P$1]=[.$A6];[.$D$16];[.$D$18]);&quot;\&quot;;&quot;&quot;)">
            <text:p/>
          </table:table-cell>
          <table:table-cell table:style-name="ce3" table:formula="of:=IF([.P6]=[.P4]+[.$D$17];&quot;|&quot;;&quot;&quot;)" office:value-type="string" office:string-value="|" calcext:value-type="string">
            <text:p>|</text:p>
          </table:table-cell>
          <table:table-cell table:style-name="ce3" table:formula="of:=IF([.R6]=[.P4]+IF([.R$1]=[.$A6];[.$D$16];[.$D$18]);&quot;\&quot;;&quot;&quot;)" office:value-type="string" office:string-value="\" calcext:value-type="string">
            <text:p>\</text:p>
          </table:table-cell>
          <table:table-cell table:style-name="ce3" table:formula="of:=IF([.R6]=[.R4]+[.$D$17];&quot;|&quot;;&quot;&quot;)">
            <text:p/>
          </table:table-cell>
          <table:table-cell table:style-name="ce3" table:formula="of:=IF([.T6]=[.R4]+IF([.T$1]=[.$A6];[.$D$16];[.$D$18]);&quot;\&quot;;&quot;&quot;)">
            <text:p/>
          </table:table-cell>
          <table:table-cell table:style-name="ce3" table:formula="of:=IF([.T6]=[.T4]+[.$D$17];&quot;|&quot;;&quot;&quot;)">
            <text:p/>
          </table:table-cell>
          <table:table-cell table:style-name="ce3" table:formula="of:=IF([.V6]=[.T4]+IF([.V$1]=[.$A6];[.$D$16];[.$D$18]);&quot;\&quot;;&quot;&quot;)" office:value-type="string" office:string-value="\" calcext:value-type="string">
            <text:p>\</text:p>
          </table:table-cell>
          <table:table-cell table:style-name="ce3" table:formula="of:=IF([.V6]=[.V4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6]=[.B6]+[.$D$17];&quot;--&quot;;&quot;&quot;)">
            <text:p/>
          </table:table-cell>
          <table:table-cell table:style-name="ce3" table:formula="of:=MAX([.D4]+[.$D$17];[.B6]+[.$D$17];[.B4]+IF([.D$1]=[.$A6];[.$D$16];[.$D$18]);0)" office:value-type="float" office:value="0" calcext:value-type="float">
            <text:p>0</text:p>
          </table:table-cell>
          <table:table-cell table:style-name="ce3" table:formula="of:=IF([.F6]=[.D6]+[.$D$17];&quot;--&quot;;&quot;&quot;)">
            <text:p/>
          </table:table-cell>
          <table:table-cell table:style-name="ce3" table:formula="of:=MAX([.F4]+[.$D$17];[.D6]+[.$D$17];[.D4]+IF([.F$1]=[.$A6];[.$D$16];[.$D$18]);0)" office:value-type="float" office:value="1" calcext:value-type="float">
            <text:p>1</text:p>
          </table:table-cell>
          <table:table-cell table:style-name="ce3" table:formula="of:=IF([.H6]=[.F6]+[.$D$17];&quot;--&quot;;&quot;&quot;)">
            <text:p/>
          </table:table-cell>
          <table:table-cell table:style-name="ce2" table:formula="of:=MAX([.H4]+[.$D$17];[.F6]+[.$D$17];[.F4]+IF([.H$1]=[.$A6];[.$D$16];[.$D$18]);0)" office:value-type="float" office:value="6" calcext:value-type="float">
            <text:p>6</text:p>
          </table:table-cell>
          <table:table-cell table:style-name="ce2" table:formula="of:=IF([.J6]=[.H6]+[.$D$17];&quot;--&quot;;&quot;&quot;)" office:value-type="string" office:string-value="--" calcext:value-type="string">
            <text:p>--</text:p>
          </table:table-cell>
          <table:table-cell table:style-name="ce2" table:formula="of:=MAX([.J4]+[.$D$17];[.H6]+[.$D$17];[.H4]+IF([.J$1]=[.$A6];[.$D$16];[.$D$18]);0)" office:value-type="float" office:value="4" calcext:value-type="float">
            <text:p>4</text:p>
          </table:table-cell>
          <table:table-cell table:style-name="ce2" table:formula="of:=IF([.L6]=[.J6]+[.$D$17];&quot;--&quot;;&quot;&quot;)" office:value-type="string" office:string-value="--" calcext:value-type="string">
            <text:p>--</text:p>
          </table:table-cell>
          <table:table-cell table:style-name="ce2" table:formula="of:=MAX([.L4]+[.$D$17];[.J6]+[.$D$17];[.J4]+IF([.L$1]=[.$A6];[.$D$16];[.$D$18]);0)" office:value-type="float" office:value="2" calcext:value-type="float">
            <text:p>2</text:p>
          </table:table-cell>
          <table:table-cell table:style-name="ce3" table:formula="of:=IF([.N6]=[.L6]+[.$D$17];&quot;--&quot;;&quot;&quot;)" office:value-type="string" office:string-value="--" calcext:value-type="string">
            <text:p>--</text:p>
          </table:table-cell>
          <table:table-cell table:style-name="ce3" table:formula="of:=MAX([.N4]+[.$D$17];[.L6]+[.$D$17];[.L4]+IF([.N$1]=[.$A6];[.$D$16];[.$D$18]);0)" office:value-type="float" office:value="0" calcext:value-type="float">
            <text:p>0</text:p>
          </table:table-cell>
          <table:table-cell table:style-name="ce3" table:formula="of:=IF([.P6]=[.N6]+[.$D$17];&quot;--&quot;;&quot;&quot;)">
            <text:p/>
          </table:table-cell>
          <table:table-cell table:style-name="ce3" table:formula="of:=MAX([.P4]+[.$D$17];[.N6]+[.$D$17];[.N4]+IF([.P$1]=[.$A6];[.$D$16];[.$D$18]);0)" office:value-type="float" office:value="1" calcext:value-type="float">
            <text:p>1</text:p>
          </table:table-cell>
          <table:table-cell table:style-name="ce3" table:formula="of:=IF([.R6]=[.P6]+[.$D$17];&quot;--&quot;;&quot;&quot;)">
            <text:p/>
          </table:table-cell>
          <table:table-cell table:style-name="ce3" table:formula="of:=MAX([.R4]+[.$D$17];[.P6]+[.$D$17];[.P4]+IF([.R$1]=[.$A6];[.$D$16];[.$D$18]);0)" office:value-type="float" office:value="6" calcext:value-type="float">
            <text:p>6</text:p>
          </table:table-cell>
          <table:table-cell table:style-name="ce3" table:formula="of:=IF([.T6]=[.R6]+[.$D$17];&quot;--&quot;;&quot;&quot;)" office:value-type="string" office:string-value="--" calcext:value-type="string">
            <text:p>--</text:p>
          </table:table-cell>
          <table:table-cell table:style-name="ce3" table:formula="of:=MAX([.T4]+[.$D$17];[.R6]+[.$D$17];[.R4]+IF([.T$1]=[.$A6];[.$D$16];[.$D$18]);0)" office:value-type="float" office:value="4" calcext:value-type="float">
            <text:p>4</text:p>
          </table:table-cell>
          <table:table-cell table:style-name="ce3" table:formula="of:=IF([.V6]=[.T6]+[.$D$17];&quot;--&quot;;&quot;&quot;)">
            <text:p/>
          </table:table-cell>
          <table:table-cell table:style-name="ce3" table:formula="of:=MAX([.V4]+[.$D$17];[.T6]+[.$D$17];[.T4]+IF([.V$1]=[.$A6];[.$D$16];[.$D$18]);0)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8]=[.B6]+[.$D$17];&quot;|&quot;;&quot;&quot;)">
            <text:p/>
          </table:table-cell>
          <table:table-cell table:style-name="ce3" table:formula="of:=IF([.D8]=[.B6]+IF([.D$1]=[.$A8];[.$D$16];[.$D$18]);&quot;\&quot;;&quot;&quot;)" office:value-type="string" office:string-value="\" calcext:value-type="string">
            <text:p>\</text:p>
          </table:table-cell>
          <table:table-cell table:style-name="ce3" table:formula="of:=IF([.D8]=[.D6]+[.$D$17];&quot;|&quot;;&quot;&quot;)">
            <text:p/>
          </table:table-cell>
          <table:table-cell table:style-name="ce3" table:formula="of:=IF([.F8]=[.D6]+IF([.F$1]=[.$A8];[.$D$16];[.$D$18]);&quot;\&quot;;&quot;&quot;)">
            <text:p/>
          </table:table-cell>
          <table:table-cell table:style-name="ce3" table:formula="of:=IF([.F8]=[.F6]+[.$D$17];&quot;|&quot;;&quot;&quot;)">
            <text:p/>
          </table:table-cell>
          <table:table-cell table:style-name="ce3" table:formula="of:=IF([.H8]=[.F6]+IF([.H$1]=[.$A8];[.$D$16];[.$D$18]);&quot;\&quot;;&quot;&quot;)">
            <text:p/>
          </table:table-cell>
          <table:table-cell table:style-name="ce3" table:formula="of:=IF([.H8]=[.H6]+[.$D$17];&quot;|&quot;;&quot;&quot;)" office:value-type="string" office:string-value="|" calcext:value-type="string">
            <text:p>|</text:p>
          </table:table-cell>
          <table:table-cell table:style-name="ce3" table:formula="of:=IF([.J8]=[.H6]+IF([.J$1]=[.$A8];[.$D$16];[.$D$18]);&quot;\&quot;;&quot;&quot;)" office:value-type="string" office:string-value="\" calcext:value-type="string">
            <text:p>\</text:p>
          </table:table-cell>
          <table:table-cell table:style-name="ce3" table:formula="of:=IF([.J8]=[.J6]+[.$D$17];&quot;|&quot;;&quot;&quot;)">
            <text:p/>
          </table:table-cell>
          <table:table-cell table:style-name="ce3" table:formula="of:=IF([.L8]=[.J6]+IF([.L$1]=[.$A8];[.$D$16];[.$D$18]);&quot;\&quot;;&quot;&quot;)" office:value-type="string" office:string-value="\" calcext:value-type="string">
            <text:p>\</text:p>
          </table:table-cell>
          <table:table-cell table:style-name="ce3" table:formula="of:=IF([.L8]=[.L6]+[.$D$17];&quot;|&quot;;&quot;&quot;)">
            <text:p/>
          </table:table-cell>
          <table:table-cell table:style-name="ce2" table:formula="of:=IF([.N8]=[.L6]+IF([.N$1]=[.$A8];[.$D$16];[.$D$18]);&quot;\&quot;;&quot;&quot;)" office:value-type="string" office:string-value="\" calcext:value-type="string">
            <text:p>\</text:p>
          </table:table-cell>
          <table:table-cell table:style-name="ce3" table:formula="of:=IF([.N8]=[.N6]+[.$D$17];&quot;|&quot;;&quot;&quot;)">
            <text:p/>
          </table:table-cell>
          <table:table-cell table:style-name="ce3" table:formula="of:=IF([.P8]=[.N6]+IF([.P$1]=[.$A8];[.$D$16];[.$D$18]);&quot;\&quot;;&quot;&quot;)">
            <text:p/>
          </table:table-cell>
          <table:table-cell table:style-name="ce3" table:formula="of:=IF([.P8]=[.P6]+[.$D$17];&quot;|&quot;;&quot;&quot;)">
            <text:p/>
          </table:table-cell>
          <table:table-cell table:style-name="ce3" table:formula="of:=IF([.R8]=[.P6]+IF([.R$1]=[.$A8];[.$D$16];[.$D$18]);&quot;\&quot;;&quot;&quot;)">
            <text:p/>
          </table:table-cell>
          <table:table-cell table:style-name="ce3" table:formula="of:=IF([.R8]=[.R6]+[.$D$17];&quot;|&quot;;&quot;&quot;)" office:value-type="string" office:string-value="|" calcext:value-type="string">
            <text:p>|</text:p>
          </table:table-cell>
          <table:table-cell table:style-name="ce3" table:formula="of:=IF([.T8]=[.R6]+IF([.T$1]=[.$A8];[.$D$16];[.$D$18]);&quot;\&quot;;&quot;&quot;)" office:value-type="string" office:string-value="\" calcext:value-type="string">
            <text:p>\</text:p>
          </table:table-cell>
          <table:table-cell table:style-name="ce3" table:formula="of:=IF([.T8]=[.T6]+[.$D$17];&quot;|&quot;;&quot;&quot;)">
            <text:p/>
          </table:table-cell>
          <table:table-cell table:style-name="ce3" table:formula="of:=IF([.V8]=[.T6]+IF([.V$1]=[.$A8];[.$D$16];[.$D$18]);&quot;\&quot;;&quot;&quot;)">
            <text:p/>
          </table:table-cell>
          <table:table-cell table:style-name="ce3" table:formula="of:=IF([.V8]=[.V6]+[.$D$17];&quot;|&quot;;&quot;&quot;)" office:value-type="string" office:string-value="|" calcext:value-type="string">
            <text:p>|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8]=[.B8]+[.$D$17];&quot;--&quot;;&quot;&quot;)">
            <text:p/>
          </table:table-cell>
          <table:table-cell table:style-name="ce3" table:formula="of:=MAX([.D6]+[.$D$17];[.B8]+[.$D$17];[.B6]+IF([.D$1]=[.$A8];[.$D$16];[.$D$18]);0)" office:value-type="float" office:value="3" calcext:value-type="float">
            <text:p>3</text:p>
          </table:table-cell>
          <table:table-cell table:style-name="ce3" table:formula="of:=IF([.F8]=[.D8]+[.$D$17];&quot;--&quot;;&quot;&quot;)" office:value-type="string" office:string-value="--" calcext:value-type="string">
            <text:p>--</text:p>
          </table:table-cell>
          <table:table-cell table:style-name="ce3" table:formula="of:=MAX([.F6]+[.$D$17];[.D8]+[.$D$17];[.D6]+IF([.F$1]=[.$A8];[.$D$16];[.$D$18]);0)" office:value-type="float" office:value="1" calcext:value-type="float">
            <text:p>1</text:p>
          </table:table-cell>
          <table:table-cell table:style-name="ce3" table:formula="of:=IF([.H8]=[.F8]+[.$D$17];&quot;--&quot;;&quot;&quot;)">
            <text:p/>
          </table:table-cell>
          <table:table-cell table:style-name="ce3" table:formula="of:=MAX([.H6]+[.$D$17];[.F8]+[.$D$17];[.F6]+IF([.H$1]=[.$A8];[.$D$16];[.$D$18]);0)" office:value-type="float" office:value="4" calcext:value-type="float">
            <text:p>4</text:p>
          </table:table-cell>
          <table:table-cell table:style-name="ce3" table:formula="of:=IF([.J8]=[.H8]+[.$D$17];&quot;--&quot;;&quot;&quot;)">
            <text:p/>
          </table:table-cell>
          <table:table-cell table:style-name="ce3" table:formula="of:=MAX([.J6]+[.$D$17];[.H8]+[.$D$17];[.H6]+IF([.J$1]=[.$A8];[.$D$16];[.$D$18]);0)" office:value-type="float" office:value="4" calcext:value-type="float">
            <text:p>4</text:p>
          </table:table-cell>
          <table:table-cell table:style-name="ce3" table:formula="of:=IF([.L8]=[.J8]+[.$D$17];&quot;--&quot;;&quot;&quot;)" office:value-type="string" office:string-value="--" calcext:value-type="string">
            <text:p>--</text:p>
          </table:table-cell>
          <table:table-cell table:style-name="ce3" table:formula="of:=MAX([.L6]+[.$D$17];[.J8]+[.$D$17];[.J6]+IF([.L$1]=[.$A8];[.$D$16];[.$D$18]);0)" office:value-type="float" office:value="2" calcext:value-type="float">
            <text:p>2</text:p>
          </table:table-cell>
          <table:table-cell table:style-name="ce3" table:formula="of:=IF([.N8]=[.L8]+[.$D$17];&quot;--&quot;;&quot;&quot;)">
            <text:p/>
          </table:table-cell>
          <table:table-cell table:style-name="ce2" table:formula="of:=MAX([.N6]+[.$D$17];[.L8]+[.$D$17];[.L6]+IF([.N$1]=[.$A8];[.$D$16];[.$D$18]);0)" office:value-type="float" office:value="5" calcext:value-type="float">
            <text:p>5</text:p>
          </table:table-cell>
          <table:table-cell table:style-name="ce3" table:formula="of:=IF([.P8]=[.N8]+[.$D$17];&quot;--&quot;;&quot;&quot;)" office:value-type="string" office:string-value="--" calcext:value-type="string">
            <text:p>--</text:p>
          </table:table-cell>
          <table:table-cell table:style-name="ce3" table:formula="of:=MAX([.P6]+[.$D$17];[.N8]+[.$D$17];[.N6]+IF([.P$1]=[.$A8];[.$D$16];[.$D$18]);0)" office:value-type="float" office:value="3" calcext:value-type="float">
            <text:p>3</text:p>
          </table:table-cell>
          <table:table-cell table:style-name="ce3" table:formula="of:=IF([.R8]=[.P8]+[.$D$17];&quot;--&quot;;&quot;&quot;)">
            <text:p/>
          </table:table-cell>
          <table:table-cell table:style-name="ce3" table:formula="of:=MAX([.R6]+[.$D$17];[.P8]+[.$D$17];[.P6]+IF([.R$1]=[.$A8];[.$D$16];[.$D$18]);0)" office:value-type="float" office:value="4" calcext:value-type="float">
            <text:p>4</text:p>
          </table:table-cell>
          <table:table-cell table:style-name="ce3" table:formula="of:=IF([.T8]=[.R8]+[.$D$17];&quot;--&quot;;&quot;&quot;)">
            <text:p/>
          </table:table-cell>
          <table:table-cell table:style-name="ce3" table:formula="of:=MAX([.T6]+[.$D$17];[.R8]+[.$D$17];[.R6]+IF([.T$1]=[.$A8];[.$D$16];[.$D$18]);0)" office:value-type="float" office:value="4" calcext:value-type="float">
            <text:p>4</text:p>
          </table:table-cell>
          <table:table-cell table:style-name="ce3" table:formula="of:=IF([.V8]=[.T8]+[.$D$17];&quot;--&quot;;&quot;&quot;)">
            <text:p/>
          </table:table-cell>
          <table:table-cell table:style-name="ce3" table:formula="of:=MAX([.V6]+[.$D$17];[.T8]+[.$D$17];[.T6]+IF([.V$1]=[.$A8];[.$D$16];[.$D$18]);0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0]=[.B8]+[.$D$17];&quot;|&quot;;&quot;&quot;)">
            <text:p/>
          </table:table-cell>
          <table:table-cell table:style-name="ce3" table:formula="of:=IF([.D10]=[.B8]+IF([.D$1]=[.$A10];[.$D$16];[.$D$18]);&quot;\&quot;;&quot;&quot;)">
            <text:p/>
          </table:table-cell>
          <table:table-cell table:style-name="ce3" table:formula="of:=IF([.D10]=[.D8]+[.$D$17];&quot;|&quot;;&quot;&quot;)" office:value-type="string" office:string-value="|" calcext:value-type="string">
            <text:p>|</text:p>
          </table:table-cell>
          <table:table-cell table:style-name="ce3" table:formula="of:=IF([.F10]=[.D8]+IF([.F$1]=[.$A10];[.$D$16];[.$D$18]);&quot;\&quot;;&quot;&quot;)" office:value-type="string" office:string-value="\" calcext:value-type="string">
            <text:p>\</text:p>
          </table:table-cell>
          <table:table-cell table:style-name="ce3" table:formula="of:=IF([.F10]=[.F8]+[.$D$17];&quot;|&quot;;&quot;&quot;)">
            <text:p/>
          </table:table-cell>
          <table:table-cell table:style-name="ce3" table:formula="of:=IF([.H10]=[.F8]+IF([.H$1]=[.$A10];[.$D$16];[.$D$18]);&quot;\&quot;;&quot;&quot;)">
            <text:p/>
          </table:table-cell>
          <table:table-cell table:style-name="ce3" table:formula="of:=IF([.H10]=[.H8]+[.$D$17];&quot;|&quot;;&quot;&quot;)" office:value-type="string" office:string-value="|" calcext:value-type="string">
            <text:p>|</text:p>
          </table:table-cell>
          <table:table-cell table:style-name="ce3" table:formula="of:=IF([.J10]=[.H8]+IF([.J$1]=[.$A10];[.$D$16];[.$D$18]);&quot;\&quot;;&quot;&quot;)" office:value-type="string" office:string-value="\" calcext:value-type="string">
            <text:p>\</text:p>
          </table:table-cell>
          <table:table-cell table:style-name="ce3" table:formula="of:=IF([.J10]=[.J8]+[.$D$17];&quot;|&quot;;&quot;&quot;)" office:value-type="string" office:string-value="|" calcext:value-type="string">
            <text:p>|</text:p>
          </table:table-cell>
          <table:table-cell table:style-name="ce3" table:formula="of:=IF([.L10]=[.J8]+IF([.L$1]=[.$A10];[.$D$16];[.$D$18]);&quot;\&quot;;&quot;&quot;)" office:value-type="string" office:string-value="\" calcext:value-type="string">
            <text:p>\</text:p>
          </table:table-cell>
          <table:table-cell table:style-name="ce3" table:formula="of:=IF([.L10]=[.L8]+[.$D$17];&quot;|&quot;;&quot;&quot;)">
            <text:p/>
          </table:table-cell>
          <table:table-cell table:style-name="ce3" table:formula="of:=IF([.N10]=[.L8]+IF([.N$1]=[.$A10];[.$D$16];[.$D$18]);&quot;\&quot;;&quot;&quot;)">
            <text:p/>
          </table:table-cell>
          <table:table-cell table:style-name="ce3" table:formula="of:=IF([.N10]=[.N8]+[.$D$17];&quot;|&quot;;&quot;&quot;)">
            <text:p/>
          </table:table-cell>
          <table:table-cell table:style-name="ce2" table:formula="of:=IF([.P10]=[.N8]+IF([.P$1]=[.$A10];[.$D$16];[.$D$18]);&quot;\&quot;;&quot;&quot;)" office:value-type="string" office:string-value="\" calcext:value-type="string">
            <text:p>\</text:p>
          </table:table-cell>
          <table:table-cell table:style-name="ce3" table:formula="of:=IF([.P10]=[.P8]+[.$D$17];&quot;|&quot;;&quot;&quot;)">
            <text:p/>
          </table:table-cell>
          <table:table-cell table:style-name="ce3" table:formula="of:=IF([.R10]=[.P8]+IF([.R$1]=[.$A10];[.$D$16];[.$D$18]);&quot;\&quot;;&quot;&quot;)">
            <text:p/>
          </table:table-cell>
          <table:table-cell table:style-name="ce3" table:formula="of:=IF([.R10]=[.R8]+[.$D$17];&quot;|&quot;;&quot;&quot;)" office:value-type="string" office:string-value="|" calcext:value-type="string">
            <text:p>|</text:p>
          </table:table-cell>
          <table:table-cell table:style-name="ce3" table:formula="of:=IF([.T10]=[.R8]+IF([.T$1]=[.$A10];[.$D$16];[.$D$18]);&quot;\&quot;;&quot;&quot;)" office:value-type="string" office:string-value="\" calcext:value-type="string">
            <text:p>\</text:p>
          </table:table-cell>
          <table:table-cell table:style-name="ce3" table:formula="of:=IF([.T10]=[.T8]+[.$D$17];&quot;|&quot;;&quot;&quot;)" office:value-type="string" office:string-value="|" calcext:value-type="string">
            <text:p>|</text:p>
          </table:table-cell>
          <table:table-cell table:style-name="ce3" table:formula="of:=IF([.V10]=[.T8]+IF([.V$1]=[.$A10];[.$D$16];[.$D$18]);&quot;\&quot;;&quot;&quot;)" office:value-type="string" office:string-value="\" calcext:value-type="string">
            <text:p>\</text:p>
          </table:table-cell>
          <table:table-cell table:style-name="ce3" table:formula="of:=IF([.V10]=[.V8]+[.$D$17];&quot;|&quot;;&quot;&quot;)" office:value-type="string" office:string-value="|" calcext:value-type="string">
            <text:p>|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10]=[.B10]+[.$D$17];&quot;--&quot;;&quot;&quot;)">
            <text:p/>
          </table:table-cell>
          <table:table-cell table:style-name="ce3" table:formula="of:=MAX([.D8]+[.$D$17];[.B10]+[.$D$17];[.B8]+IF([.D$1]=[.$A10];[.$D$16];[.$D$18]);0)" office:value-type="float" office:value="1" calcext:value-type="float">
            <text:p>1</text:p>
          </table:table-cell>
          <table:table-cell table:style-name="ce3" table:formula="of:=IF([.F10]=[.D10]+[.$D$17];&quot;--&quot;;&quot;&quot;)">
            <text:p/>
          </table:table-cell>
          <table:table-cell table:style-name="ce3" table:formula="of:=MAX([.F8]+[.$D$17];[.D10]+[.$D$17];[.D8]+IF([.F$1]=[.$A10];[.$D$16];[.$D$18]);0)" office:value-type="float" office:value="1" calcext:value-type="float">
            <text:p>1</text:p>
          </table:table-cell>
          <table:table-cell table:style-name="ce3" table:formula="of:=IF([.H10]=[.F10]+[.$D$17];&quot;--&quot;;&quot;&quot;)">
            <text:p/>
          </table:table-cell>
          <table:table-cell table:style-name="ce3" table:formula="of:=MAX([.H8]+[.$D$17];[.F10]+[.$D$17];[.F8]+IF([.H$1]=[.$A10];[.$D$16];[.$D$18]);0)" office:value-type="float" office:value="2" calcext:value-type="float">
            <text:p>2</text:p>
          </table:table-cell>
          <table:table-cell table:style-name="ce3" table:formula="of:=IF([.J10]=[.H10]+[.$D$17];&quot;--&quot;;&quot;&quot;)">
            <text:p/>
          </table:table-cell>
          <table:table-cell table:style-name="ce3" table:formula="of:=MAX([.J8]+[.$D$17];[.H10]+[.$D$17];[.H8]+IF([.J$1]=[.$A10];[.$D$16];[.$D$18]);0)" office:value-type="float" office:value="2" calcext:value-type="float">
            <text:p>2</text:p>
          </table:table-cell>
          <table:table-cell table:style-name="ce3" table:formula="of:=IF([.L10]=[.J10]+[.$D$17];&quot;--&quot;;&quot;&quot;)">
            <text:p/>
          </table:table-cell>
          <table:table-cell table:style-name="ce3" table:formula="of:=MAX([.L8]+[.$D$17];[.J10]+[.$D$17];[.J8]+IF([.L$1]=[.$A10];[.$D$16];[.$D$18]);0)" office:value-type="float" office:value="7" calcext:value-type="float">
            <text:p>7</text:p>
          </table:table-cell>
          <table:table-cell table:style-name="ce3" table:formula="of:=IF([.N10]=[.L10]+[.$D$17];&quot;--&quot;;&quot;&quot;)" office:value-type="string" office:string-value="--" calcext:value-type="string">
            <text:p>--</text:p>
          </table:table-cell>
          <table:table-cell table:style-name="ce3" table:formula="of:=MAX([.N8]+[.$D$17];[.L10]+[.$D$17];[.L8]+IF([.N$1]=[.$A10];[.$D$16];[.$D$18]);0)" office:value-type="float" office:value="5" calcext:value-type="float">
            <text:p>5</text:p>
          </table:table-cell>
          <table:table-cell table:style-name="ce3" table:formula="of:=IF([.P10]=[.N10]+[.$D$17];&quot;--&quot;;&quot;&quot;)" office:value-type="string" office:string-value="--" calcext:value-type="string">
            <text:p>--</text:p>
          </table:table-cell>
          <table:table-cell table:style-name="ce2" table:formula="of:=MAX([.P8]+[.$D$17];[.N10]+[.$D$17];[.N8]+IF([.P$1]=[.$A10];[.$D$16];[.$D$18]);0)" office:value-type="float" office:value="3" calcext:value-type="float">
            <text:p>3</text:p>
          </table:table-cell>
          <table:table-cell table:style-name="ce3" table:formula="of:=IF([.R10]=[.P10]+[.$D$17];&quot;--&quot;;&quot;&quot;)">
            <text:p/>
          </table:table-cell>
          <table:table-cell table:style-name="ce3" table:formula="of:=MAX([.R8]+[.$D$17];[.P10]+[.$D$17];[.P8]+IF([.R$1]=[.$A10];[.$D$16];[.$D$18]);0)" office:value-type="float" office:value="2" calcext:value-type="float">
            <text:p>2</text:p>
          </table:table-cell>
          <table:table-cell table:style-name="ce3" table:formula="of:=IF([.T10]=[.R10]+[.$D$17];&quot;--&quot;;&quot;&quot;)">
            <text:p/>
          </table:table-cell>
          <table:table-cell table:style-name="ce3" table:formula="of:=MAX([.T8]+[.$D$17];[.R10]+[.$D$17];[.R8]+IF([.T$1]=[.$A10];[.$D$16];[.$D$18]);0)" office:value-type="float" office:value="2" calcext:value-type="float">
            <text:p>2</text:p>
          </table:table-cell>
          <table:table-cell table:style-name="ce3" table:formula="of:=IF([.V10]=[.T10]+[.$D$17];&quot;--&quot;;&quot;&quot;)">
            <text:p/>
          </table:table-cell>
          <table:table-cell table:style-name="ce3" table:formula="of:=MAX([.V8]+[.$D$17];[.T10]+[.$D$17];[.T8]+IF([.V$1]=[.$A10];[.$D$16];[.$D$18]);0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2]=[.B10]+[.$D$17];&quot;|&quot;;&quot;&quot;)">
            <text:p/>
          </table:table-cell>
          <table:table-cell table:style-name="ce3" table:formula="of:=IF([.D12]=[.B10]+IF([.D$1]=[.$A12];[.$D$16];[.$D$18]);&quot;\&quot;;&quot;&quot;)">
            <text:p/>
          </table:table-cell>
          <table:table-cell table:style-name="ce3" table:formula="of:=IF([.D12]=[.D10]+[.$D$17];&quot;|&quot;;&quot;&quot;)">
            <text:p/>
          </table:table-cell>
          <table:table-cell table:style-name="ce3" table:formula="of:=IF([.F12]=[.D10]+IF([.F$1]=[.$A12];[.$D$16];[.$D$18]);&quot;\&quot;;&quot;&quot;)">
            <text:p/>
          </table:table-cell>
          <table:table-cell table:style-name="ce3" table:formula="of:=IF([.F12]=[.F10]+[.$D$17];&quot;|&quot;;&quot;&quot;)">
            <text:p/>
          </table:table-cell>
          <table:table-cell table:style-name="ce3" table:formula="of:=IF([.H12]=[.F10]+IF([.H$1]=[.$A12];[.$D$16];[.$D$18]);&quot;\&quot;;&quot;&quot;)" office:value-type="string" office:string-value="\" calcext:value-type="string">
            <text:p>\</text:p>
          </table:table-cell>
          <table:table-cell table:style-name="ce3" table:formula="of:=IF([.H12]=[.H10]+[.$D$17];&quot;|&quot;;&quot;&quot;)">
            <text:p/>
          </table:table-cell>
          <table:table-cell table:style-name="ce3" table:formula="of:=IF([.J12]=[.H10]+IF([.J$1]=[.$A12];[.$D$16];[.$D$18]);&quot;\&quot;;&quot;&quot;)">
            <text:p/>
          </table:table-cell>
          <table:table-cell table:style-name="ce3" table:formula="of:=IF([.J12]=[.J10]+[.$D$17];&quot;|&quot;;&quot;&quot;)">
            <text:p/>
          </table:table-cell>
          <table:table-cell table:style-name="ce3" table:formula="of:=IF([.L12]=[.J10]+IF([.L$1]=[.$A12];[.$D$16];[.$D$18]);&quot;\&quot;;&quot;&quot;)">
            <text:p/>
          </table:table-cell>
          <table:table-cell table:style-name="ce3" table:formula="of:=IF([.L12]=[.L10]+[.$D$17];&quot;|&quot;;&quot;&quot;)" office:value-type="string" office:string-value="|" calcext:value-type="string">
            <text:p>|</text:p>
          </table:table-cell>
          <table:table-cell table:style-name="ce3" table:formula="of:=IF([.N12]=[.L10]+IF([.N$1]=[.$A12];[.$D$16];[.$D$18]);&quot;\&quot;;&quot;&quot;)" office:value-type="string" office:string-value="\" calcext:value-type="string">
            <text:p>\</text:p>
          </table:table-cell>
          <table:table-cell table:style-name="ce3" table:formula="of:=IF([.N12]=[.N10]+[.$D$17];&quot;|&quot;;&quot;&quot;)">
            <text:p/>
          </table:table-cell>
          <table:table-cell table:style-name="ce3" table:formula="of:=IF([.P12]=[.N10]+IF([.P$1]=[.$A12];[.$D$16];[.$D$18]);&quot;\&quot;;&quot;&quot;)" office:value-type="string" office:string-value="\" calcext:value-type="string">
            <text:p>\</text:p>
          </table:table-cell>
          <table:table-cell table:style-name="ce3" table:formula="of:=IF([.P12]=[.P10]+[.$D$17];&quot;|&quot;;&quot;&quot;)">
            <text:p/>
          </table:table-cell>
          <table:table-cell table:style-name="ce2" table:formula="of:=IF([.R12]=[.P10]+IF([.R$1]=[.$A12];[.$D$16];[.$D$18]);&quot;\&quot;;&quot;&quot;)" office:value-type="string" office:string-value="\" calcext:value-type="string">
            <text:p>\</text:p>
          </table:table-cell>
          <table:table-cell table:style-name="ce3" table:formula="of:=IF([.R12]=[.R10]+[.$D$17];&quot;|&quot;;&quot;&quot;)">
            <text:p/>
          </table:table-cell>
          <table:table-cell table:style-name="ce3" table:formula="of:=IF([.T12]=[.R10]+IF([.T$1]=[.$A12];[.$D$16];[.$D$18]);&quot;\&quot;;&quot;&quot;)">
            <text:p/>
          </table:table-cell>
          <table:table-cell table:style-name="ce3" table:formula="of:=IF([.T12]=[.T10]+[.$D$17];&quot;|&quot;;&quot;&quot;)">
            <text:p/>
          </table:table-cell>
          <table:table-cell table:style-name="ce3" table:formula="of:=IF([.V12]=[.T10]+IF([.V$1]=[.$A12];[.$D$16];[.$D$18]);&quot;\&quot;;&quot;&quot;)" office:value-type="string" office:string-value="\" calcext:value-type="string">
            <text:p>\</text:p>
          </table:table-cell>
          <table:table-cell table:style-name="ce3" table:formula="of:=IF([.V12]=[.V10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12]=[.B12]+[.$D$17];&quot;--&quot;;&quot;&quot;)">
            <text:p/>
          </table:table-cell>
          <table:table-cell table:style-name="ce3" table:formula="of:=MAX([.D10]+[.$D$17];[.B12]+[.$D$17];[.B10]+IF([.D$1]=[.$A12];[.$D$16];[.$D$18]);0)" office:value-type="float" office:value="0" calcext:value-type="float">
            <text:p>0</text:p>
          </table:table-cell>
          <table:table-cell table:style-name="ce3" table:formula="of:=IF([.F12]=[.D12]+[.$D$17];&quot;--&quot;;&quot;&quot;)">
            <text:p/>
          </table:table-cell>
          <table:table-cell table:style-name="ce3" table:formula="of:=MAX([.F10]+[.$D$17];[.D12]+[.$D$17];[.D10]+IF([.F$1]=[.$A12];[.$D$16];[.$D$18]);0)" office:value-type="float" office:value="0" calcext:value-type="float">
            <text:p>0</text:p>
          </table:table-cell>
          <table:table-cell table:style-name="ce3" table:formula="of:=IF([.H12]=[.F12]+[.$D$17];&quot;--&quot;;&quot;&quot;)">
            <text:p/>
          </table:table-cell>
          <table:table-cell table:style-name="ce3" table:formula="of:=MAX([.H10]+[.$D$17];[.F12]+[.$D$17];[.F10]+IF([.H$1]=[.$A12];[.$D$16];[.$D$18]);0)" office:value-type="float" office:value="4" calcext:value-type="float">
            <text:p>4</text:p>
          </table:table-cell>
          <table:table-cell table:style-name="ce3" table:formula="of:=IF([.J12]=[.H12]+[.$D$17];&quot;--&quot;;&quot;&quot;)" office:value-type="string" office:string-value="--" calcext:value-type="string">
            <text:p>--</text:p>
          </table:table-cell>
          <table:table-cell table:style-name="ce3" table:formula="of:=MAX([.J10]+[.$D$17];[.H12]+[.$D$17];[.H10]+IF([.J$1]=[.$A12];[.$D$16];[.$D$18]);0)" office:value-type="float" office:value="2" calcext:value-type="float">
            <text:p>2</text:p>
          </table:table-cell>
          <table:table-cell table:style-name="ce3" table:formula="of:=IF([.L12]=[.J12]+[.$D$17];&quot;--&quot;;&quot;&quot;)">
            <text:p/>
          </table:table-cell>
          <table:table-cell table:style-name="ce3" table:formula="of:=MAX([.L10]+[.$D$17];[.J12]+[.$D$17];[.J10]+IF([.L$1]=[.$A12];[.$D$16];[.$D$18]);0)" office:value-type="float" office:value="5" calcext:value-type="float">
            <text:p>5</text:p>
          </table:table-cell>
          <table:table-cell table:style-name="ce3" table:formula="of:=IF([.N12]=[.L12]+[.$D$17];&quot;--&quot;;&quot;&quot;)">
            <text:p/>
          </table:table-cell>
          <table:table-cell table:style-name="ce3" table:formula="of:=MAX([.N10]+[.$D$17];[.L12]+[.$D$17];[.L10]+IF([.N$1]=[.$A12];[.$D$16];[.$D$18]);0)" office:value-type="float" office:value="5" calcext:value-type="float">
            <text:p>5</text:p>
          </table:table-cell>
          <table:table-cell table:style-name="ce3" table:formula="of:=IF([.P12]=[.N12]+[.$D$17];&quot;--&quot;;&quot;&quot;)" office:value-type="string" office:string-value="--" calcext:value-type="string">
            <text:p>--</text:p>
          </table:table-cell>
          <table:table-cell table:style-name="ce3" table:formula="of:=MAX([.P10]+[.$D$17];[.N12]+[.$D$17];[.N10]+IF([.P$1]=[.$A12];[.$D$16];[.$D$18]);0)" office:value-type="float" office:value="3" calcext:value-type="float">
            <text:p>3</text:p>
          </table:table-cell>
          <table:table-cell table:style-name="ce3" table:formula="of:=IF([.R12]=[.P12]+[.$D$17];&quot;--&quot;;&quot;&quot;)">
            <text:p/>
          </table:table-cell>
          <table:table-cell table:style-name="ce2" table:formula="of:=MAX([.R10]+[.$D$17];[.P12]+[.$D$17];[.P10]+IF([.R$1]=[.$A12];[.$D$16];[.$D$18]);0)" office:value-type="float" office:value="6" calcext:value-type="float">
            <text:p>6</text:p>
          </table:table-cell>
          <table:table-cell table:style-name="ce3" table:formula="of:=IF([.T12]=[.R12]+[.$D$17];&quot;--&quot;;&quot;&quot;)" office:value-type="string" office:string-value="--" calcext:value-type="string">
            <text:p>--</text:p>
          </table:table-cell>
          <table:table-cell table:style-name="ce3" table:formula="of:=MAX([.T10]+[.$D$17];[.R12]+[.$D$17];[.R10]+IF([.T$1]=[.$A12];[.$D$16];[.$D$18]);0)" office:value-type="float" office:value="4" calcext:value-type="float">
            <text:p>4</text:p>
          </table:table-cell>
          <table:table-cell table:style-name="ce3" table:formula="of:=IF([.V12]=[.T12]+[.$D$17];&quot;--&quot;;&quot;&quot;)">
            <text:p/>
          </table:table-cell>
          <table:table-cell table:style-name="ce3" table:formula="of:=MAX([.V10]+[.$D$17];[.T12]+[.$D$17];[.T10]+IF([.V$1]=[.$A12];[.$D$16];[.$D$18]);0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4]=[.B12]+[.$D$17];&quot;|&quot;;&quot;&quot;)">
            <text:p/>
          </table:table-cell>
          <table:table-cell table:style-name="ce3" table:formula="of:=IF([.D14]=[.B12]+IF([.D$1]=[.$A14];[.$D$16];[.$D$18]);&quot;\&quot;;&quot;&quot;)">
            <text:p/>
          </table:table-cell>
          <table:table-cell table:style-name="ce3" table:formula="of:=IF([.D14]=[.D12]+[.$D$17];&quot;|&quot;;&quot;&quot;)">
            <text:p/>
          </table:table-cell>
          <table:table-cell table:style-name="ce3" table:formula="of:=IF([.F14]=[.D12]+IF([.F$1]=[.$A14];[.$D$16];[.$D$18]);&quot;\&quot;;&quot;&quot;)" office:value-type="string" office:string-value="\" calcext:value-type="string">
            <text:p>\</text:p>
          </table:table-cell>
          <table:table-cell table:style-name="ce3" table:formula="of:=IF([.F14]=[.F12]+[.$D$17];&quot;|&quot;;&quot;&quot;)">
            <text:p/>
          </table:table-cell>
          <table:table-cell table:style-name="ce3" table:formula="of:=IF([.H14]=[.F12]+IF([.H$1]=[.$A14];[.$D$16];[.$D$18]);&quot;\&quot;;&quot;&quot;)">
            <text:p/>
          </table:table-cell>
          <table:table-cell table:style-name="ce3" table:formula="of:=IF([.H14]=[.H12]+[.$D$17];&quot;|&quot;;&quot;&quot;)" office:value-type="string" office:string-value="|" calcext:value-type="string">
            <text:p>|</text:p>
          </table:table-cell>
          <table:table-cell table:style-name="ce3" table:formula="of:=IF([.J14]=[.H12]+IF([.J$1]=[.$A14];[.$D$16];[.$D$18]);&quot;\&quot;;&quot;&quot;)" office:value-type="string" office:string-value="\" calcext:value-type="string">
            <text:p>\</text:p>
          </table:table-cell>
          <table:table-cell table:style-name="ce3" table:formula="of:=IF([.J14]=[.J12]+[.$D$17];&quot;|&quot;;&quot;&quot;)">
            <text:p/>
          </table:table-cell>
          <table:table-cell table:style-name="ce3" table:formula="of:=IF([.L14]=[.J12]+IF([.L$1]=[.$A14];[.$D$16];[.$D$18]);&quot;\&quot;;&quot;&quot;)">
            <text:p/>
          </table:table-cell>
          <table:table-cell table:style-name="ce3" table:formula="of:=IF([.L14]=[.L12]+[.$D$17];&quot;|&quot;;&quot;&quot;)">
            <text:p/>
          </table:table-cell>
          <table:table-cell table:style-name="ce3" table:formula="of:=IF([.N14]=[.L12]+IF([.N$1]=[.$A14];[.$D$16];[.$D$18]);&quot;\&quot;;&quot;&quot;)" office:value-type="string" office:string-value="\" calcext:value-type="string">
            <text:p>\</text:p>
          </table:table-cell>
          <table:table-cell table:style-name="ce3" table:formula="of:=IF([.N14]=[.N12]+[.$D$17];&quot;|&quot;;&quot;&quot;)" office:value-type="string" office:string-value="|" calcext:value-type="string">
            <text:p>|</text:p>
          </table:table-cell>
          <table:table-cell table:style-name="ce3" table:formula="of:=IF([.P14]=[.N12]+IF([.P$1]=[.$A14];[.$D$16];[.$D$18]);&quot;\&quot;;&quot;&quot;)" office:value-type="string" office:string-value="\" calcext:value-type="string">
            <text:p>\</text:p>
          </table:table-cell>
          <table:table-cell table:style-name="ce3" table:formula="of:=IF([.P14]=[.P12]+[.$D$17];&quot;|&quot;;&quot;&quot;)">
            <text:p/>
          </table:table-cell>
          <table:table-cell table:style-name="ce3" table:formula="of:=IF([.R14]=[.P12]+IF([.R$1]=[.$A14];[.$D$16];[.$D$18]);&quot;\&quot;;&quot;&quot;)">
            <text:p/>
          </table:table-cell>
          <table:table-cell table:style-name="ce3" table:formula="of:=IF([.R14]=[.R12]+[.$D$17];&quot;|&quot;;&quot;&quot;)">
            <text:p/>
          </table:table-cell>
          <table:table-cell table:style-name="ce2" table:formula="of:=IF([.T14]=[.R12]+IF([.T$1]=[.$A14];[.$D$16];[.$D$18]);&quot;\&quot;;&quot;&quot;)" office:value-type="string" office:string-value="\" calcext:value-type="string">
            <text:p>\</text:p>
          </table:table-cell>
          <table:table-cell table:style-name="ce3" table:formula="of:=IF([.T14]=[.T12]+[.$D$17];&quot;|&quot;;&quot;&quot;)">
            <text:p/>
          </table:table-cell>
          <table:table-cell table:style-name="ce3" table:formula="of:=IF([.V14]=[.T12]+IF([.V$1]=[.$A14];[.$D$16];[.$D$18]);&quot;\&quot;;&quot;&quot;)">
            <text:p/>
          </table:table-cell>
          <table:table-cell table:style-name="ce3" table:formula="of:=IF([.V14]=[.V1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table:formula="of:=0" office:value-type="float" office:value="0" calcext:value-type="float">
            <text:p>0</text:p>
          </table:table-cell>
          <table:table-cell table:style-name="ce3" table:formula="of:=IF([.D14]=[.B14]+[.$D$17];&quot;--&quot;;&quot;&quot;)">
            <text:p/>
          </table:table-cell>
          <table:table-cell table:style-name="ce3" table:formula="of:=MAX([.D12]+[.$D$17];[.B14]+[.$D$17];[.B12]+IF([.D$1]=[.$A14];[.$D$16];[.$D$18]);0)" office:value-type="float" office:value="0" calcext:value-type="float">
            <text:p>0</text:p>
          </table:table-cell>
          <table:table-cell table:style-name="ce3" table:formula="of:=IF([.F14]=[.D14]+[.$D$17];&quot;--&quot;;&quot;&quot;)">
            <text:p/>
          </table:table-cell>
          <table:table-cell table:style-name="ce3" table:formula="of:=MAX([.F12]+[.$D$17];[.D14]+[.$D$17];[.D12]+IF([.F$1]=[.$A14];[.$D$16];[.$D$18]);0)" office:value-type="float" office:value="3" calcext:value-type="float">
            <text:p>3</text:p>
          </table:table-cell>
          <table:table-cell table:style-name="ce3" table:formula="of:=IF([.H14]=[.F14]+[.$D$17];&quot;--&quot;;&quot;&quot;)">
            <text:p/>
          </table:table-cell>
          <table:table-cell table:style-name="ce3" table:formula="of:=MAX([.H12]+[.$D$17];[.F14]+[.$D$17];[.F12]+IF([.H$1]=[.$A14];[.$D$16];[.$D$18]);0)" office:value-type="float" office:value="2" calcext:value-type="float">
            <text:p>2</text:p>
          </table:table-cell>
          <table:table-cell table:style-name="ce3" table:formula="of:=IF([.J14]=[.H14]+[.$D$17];&quot;--&quot;;&quot;&quot;)">
            <text:p/>
          </table:table-cell>
          <table:table-cell table:style-name="ce3" table:formula="of:=MAX([.J12]+[.$D$17];[.H14]+[.$D$17];[.H12]+IF([.J$1]=[.$A14];[.$D$16];[.$D$18]);0)" office:value-type="float" office:value="7" calcext:value-type="float">
            <text:p>7</text:p>
          </table:table-cell>
          <table:table-cell table:style-name="ce3" table:formula="of:=IF([.L14]=[.J14]+[.$D$17];&quot;--&quot;;&quot;&quot;)" office:value-type="string" office:string-value="--" calcext:value-type="string">
            <text:p>--</text:p>
          </table:table-cell>
          <table:table-cell table:style-name="ce3" table:formula="of:=MAX([.L12]+[.$D$17];[.J14]+[.$D$17];[.J12]+IF([.L$1]=[.$A14];[.$D$16];[.$D$18]);0)" office:value-type="float" office:value="5" calcext:value-type="float">
            <text:p>5</text:p>
          </table:table-cell>
          <table:table-cell table:style-name="ce3" table:formula="of:=IF([.N14]=[.L14]+[.$D$17];&quot;--&quot;;&quot;&quot;)" office:value-type="string" office:string-value="--" calcext:value-type="string">
            <text:p>--</text:p>
          </table:table-cell>
          <table:table-cell table:style-name="ce3" table:formula="of:=MAX([.N12]+[.$D$17];[.L14]+[.$D$17];[.L12]+IF([.N$1]=[.$A14];[.$D$16];[.$D$18]);0)" office:value-type="float" office:value="3" calcext:value-type="float">
            <text:p>3</text:p>
          </table:table-cell>
          <table:table-cell table:style-name="ce3" table:formula="of:=IF([.P14]=[.N14]+[.$D$17];&quot;--&quot;;&quot;&quot;)">
            <text:p/>
          </table:table-cell>
          <table:table-cell table:style-name="ce3" table:formula="of:=MAX([.P12]+[.$D$17];[.N14]+[.$D$17];[.N12]+IF([.P$1]=[.$A14];[.$D$16];[.$D$18]);0)" office:value-type="float" office:value="8" calcext:value-type="float">
            <text:p>8</text:p>
          </table:table-cell>
          <table:table-cell table:style-name="ce3" table:formula="of:=IF([.R14]=[.P14]+[.$D$17];&quot;--&quot;;&quot;&quot;)" office:value-type="string" office:string-value="--" calcext:value-type="string">
            <text:p>--</text:p>
          </table:table-cell>
          <table:table-cell table:style-name="ce3" table:formula="of:=MAX([.R12]+[.$D$17];[.P14]+[.$D$17];[.P12]+IF([.R$1]=[.$A14];[.$D$16];[.$D$18]);0)" office:value-type="float" office:value="6" calcext:value-type="float">
            <text:p>6</text:p>
          </table:table-cell>
          <table:table-cell table:style-name="ce3" table:formula="of:=IF([.T14]=[.R14]+[.$D$17];&quot;--&quot;;&quot;&quot;)">
            <text:p/>
          </table:table-cell>
          <table:table-cell table:style-name="ce2" table:formula="of:=MAX([.T12]+[.$D$17];[.R14]+[.$D$17];[.R12]+IF([.T$1]=[.$A14];[.$D$16];[.$D$18]);0)" office:value-type="float" office:value="9" calcext:value-type="float">
            <text:p>9</text:p>
          </table:table-cell>
          <table:table-cell table:style-name="ce3" table:formula="of:=IF([.V14]=[.T14]+[.$D$17];&quot;--&quot;;&quot;&quot;)" office:value-type="string" office:string-value="--" calcext:value-type="string">
            <text:p>--</text:p>
          </table:table-cell>
          <table:table-cell table:style-name="ce3" table:formula="of:=MAX([.V12]+[.$D$17];[.T14]+[.$D$17];[.T12]+IF([.V$1]=[.$A14];[.$D$16];[.$D$18]);0)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max de la matri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(x,x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l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(x,y)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i-global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002" table:default-cell-style-name="ce1"/>
        <table:table-row table:style-name="ro1">
          <table:table-cell table:number-columns-repeated="2"/>
          <table:table-cell office:value-type="string" calcext:value-type="string">
            <text:p>1<text:span text:style-name="T1">er</text:span> 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IF([.D2]=[.B2]+[.$D$17];&quot;--&quot;;&quot;&quot;)">
            <text:p/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IF([.F2]=[.D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H2]=[.F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J2]=[.H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L2]=[.J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N2]=[.L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P2]=[.N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R2]=[.P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T2]=[.R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V2]=[.T2]+[.$D$17];&quot;--&quot;;&quot;&quot;)">
            <text:p/>
          </table:table-cell>
          <table:table-cell table:style-name="ce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4]=[.B2]+[.$D$17];&quot;|&quot;;&quot;&quot;)">
            <text:p/>
          </table:table-cell>
          <table:table-cell table:style-name="ce3" table:formula="of:=IF([.D4]=[.B2]+IF([.D$1]=[.$A4];[.$D$16];[.$D$18]);&quot;\&quot;;&quot;&quot;)">
            <text:p/>
          </table:table-cell>
          <table:table-cell table:style-name="ce3" table:formula="of:=IF([.D4]=[.D2]+[.$D$17];&quot;|&quot;;&quot;&quot;)" office:value-type="string" office:string-value="|" calcext:value-type="string">
            <text:p>|</text:p>
          </table:table-cell>
          <table:table-cell table:style-name="ce2" table:formula="of:=IF([.F4]=[.D2]+IF([.F$1]=[.$A4];[.$D$16];[.$D$18]);&quot;\&quot;;&quot;&quot;)" office:value-type="string" office:string-value="\" calcext:value-type="string">
            <text:p>\</text:p>
          </table:table-cell>
          <table:table-cell table:style-name="ce3" table:formula="of:=IF([.F4]=[.F2]+[.$D$17];&quot;|&quot;;&quot;&quot;)">
            <text:p/>
          </table:table-cell>
          <table:table-cell table:style-name="ce3" table:formula="of:=IF([.H4]=[.F2]+IF([.H$1]=[.$A4];[.$D$16];[.$D$18]);&quot;\&quot;;&quot;&quot;)">
            <text:p/>
          </table:table-cell>
          <table:table-cell table:style-name="ce3" table:formula="of:=IF([.H4]=[.H2]+[.$D$17];&quot;|&quot;;&quot;&quot;)">
            <text:p/>
          </table:table-cell>
          <table:table-cell table:style-name="ce3" table:formula="of:=IF([.J4]=[.H2]+IF([.J$1]=[.$A4];[.$D$16];[.$D$18]);&quot;\&quot;;&quot;&quot;)" office:value-type="string" office:string-value="\" calcext:value-type="string">
            <text:p>\</text:p>
          </table:table-cell>
          <table:table-cell table:style-name="ce3" table:formula="of:=IF([.J4]=[.J2]+[.$D$17];&quot;|&quot;;&quot;&quot;)">
            <text:p/>
          </table:table-cell>
          <table:table-cell table:style-name="ce3" table:formula="of:=IF([.L4]=[.J2]+IF([.L$1]=[.$A4];[.$D$16];[.$D$18]);&quot;\&quot;;&quot;&quot;)">
            <text:p/>
          </table:table-cell>
          <table:table-cell table:style-name="ce3" table:formula="of:=IF([.L4]=[.L2]+[.$D$17];&quot;|&quot;;&quot;&quot;)">
            <text:p/>
          </table:table-cell>
          <table:table-cell table:style-name="ce3" table:formula="of:=IF([.N4]=[.L2]+IF([.N$1]=[.$A4];[.$D$16];[.$D$18]);&quot;\&quot;;&quot;&quot;)">
            <text:p/>
          </table:table-cell>
          <table:table-cell table:style-name="ce3" table:formula="of:=IF([.N4]=[.N2]+[.$D$17];&quot;|&quot;;&quot;&quot;)">
            <text:p/>
          </table:table-cell>
          <table:table-cell table:style-name="ce3" table:formula="of:=IF([.P4]=[.N2]+IF([.P$1]=[.$A4];[.$D$16];[.$D$18]);&quot;\&quot;;&quot;&quot;)" office:value-type="string" office:string-value="\" calcext:value-type="string">
            <text:p>\</text:p>
          </table:table-cell>
          <table:table-cell table:style-name="ce3" table:formula="of:=IF([.P4]=[.P2]+[.$D$17];&quot;|&quot;;&quot;&quot;)">
            <text:p/>
          </table:table-cell>
          <table:table-cell table:style-name="ce3" table:formula="of:=IF([.R4]=[.P2]+IF([.R$1]=[.$A4];[.$D$16];[.$D$18]);&quot;\&quot;;&quot;&quot;)">
            <text:p/>
          </table:table-cell>
          <table:table-cell table:style-name="ce3" table:formula="of:=IF([.R4]=[.R2]+[.$D$17];&quot;|&quot;;&quot;&quot;)">
            <text:p/>
          </table:table-cell>
          <table:table-cell table:style-name="ce3" table:formula="of:=IF([.T4]=[.R2]+IF([.T$1]=[.$A4];[.$D$16];[.$D$18]);&quot;\&quot;;&quot;&quot;)" office:value-type="string" office:string-value="\" calcext:value-type="string">
            <text:p>\</text:p>
          </table:table-cell>
          <table:table-cell table:style-name="ce3" table:formula="of:=IF([.T4]=[.T2]+[.$D$17];&quot;|&quot;;&quot;&quot;)">
            <text:p/>
          </table:table-cell>
          <table:table-cell table:style-name="ce3" table:formula="of:=IF([.V4]=[.T2]+IF([.V$1]=[.$A4];[.$D$16];[.$D$18]);&quot;\&quot;;&quot;&quot;)">
            <text:p/>
          </table:table-cell>
          <table:table-cell table:style-name="ce3" table:formula="of:=IF([.V4]=[.V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4]=[.B4]+[.$D$17];&quot;--&quot;;&quot;&quot;)" office:value-type="string" office:string-value="--" calcext:value-type="string">
            <text:p>--</text:p>
          </table:table-cell>
          <table:table-cell table:style-name="ce3" table:formula="of:=MAX([.D2]+[.$D$17];[.B4]+[.$D$17];[.B2]+IF([.D$1]=[.$A4];[.$D$16];[.$D$18]))" office:value-type="float" office:value="-1" calcext:value-type="float">
            <text:p>-1</text:p>
          </table:table-cell>
          <table:table-cell table:style-name="ce3" table:formula="of:=IF([.F4]=[.D4]+[.$D$17];&quot;--&quot;;&quot;&quot;)">
            <text:p/>
          </table:table-cell>
          <table:table-cell table:style-name="ce2" table:formula="of:=MAX([.F2]+[.$D$17];[.D4]+[.$D$17];[.D2]+IF([.F$1]=[.$A4];[.$D$16];[.$D$18]))" office:value-type="float" office:value="3" calcext:value-type="float">
            <text:p>3</text:p>
          </table:table-cell>
          <table:table-cell table:style-name="ce3" table:formula="of:=IF([.H4]=[.F4]+[.$D$17];&quot;--&quot;;&quot;&quot;)" office:value-type="string" office:string-value="--" calcext:value-type="string">
            <text:p>--</text:p>
          </table:table-cell>
          <table:table-cell table:style-name="ce3" table:formula="of:=MAX([.H2]+[.$D$17];[.F4]+[.$D$17];[.F2]+IF([.H$1]=[.$A4];[.$D$16];[.$D$18]))" office:value-type="float" office:value="2" calcext:value-type="float">
            <text:p>2</text:p>
          </table:table-cell>
          <table:table-cell table:style-name="ce3" table:formula="of:=IF([.J4]=[.H4]+[.$D$17];&quot;--&quot;;&quot;&quot;)">
            <text:p/>
          </table:table-cell>
          <table:table-cell table:style-name="ce3" table:formula="of:=MAX([.J2]+[.$D$17];[.H4]+[.$D$17];[.H2]+IF([.J$1]=[.$A4];[.$D$16];[.$D$18]))" office:value-type="float" office:value="3" calcext:value-type="float">
            <text:p>3</text:p>
          </table:table-cell>
          <table:table-cell table:style-name="ce3" table:formula="of:=IF([.L4]=[.J4]+[.$D$17];&quot;--&quot;;&quot;&quot;)" office:value-type="string" office:string-value="--" calcext:value-type="string">
            <text:p>--</text:p>
          </table:table-cell>
          <table:table-cell table:style-name="ce3" table:formula="of:=MAX([.L2]+[.$D$17];[.J4]+[.$D$17];[.J2]+IF([.L$1]=[.$A4];[.$D$16];[.$D$18]))" office:value-type="float" office:value="2" calcext:value-type="float">
            <text:p>2</text:p>
          </table:table-cell>
          <table:table-cell table:style-name="ce3" table:formula="of:=IF([.N4]=[.L4]+[.$D$17];&quot;--&quot;;&quot;&quot;)" office:value-type="string" office:string-value="--" calcext:value-type="string">
            <text:p>--</text:p>
          </table:table-cell>
          <table:table-cell table:style-name="ce3" table:formula="of:=MAX([.N2]+[.$D$17];[.L4]+[.$D$17];[.L2]+IF([.N$1]=[.$A4];[.$D$16];[.$D$18]))" office:value-type="float" office:value="1" calcext:value-type="float">
            <text:p>1</text:p>
          </table:table-cell>
          <table:table-cell table:style-name="ce3" table:formula="of:=IF([.P4]=[.N4]+[.$D$17];&quot;--&quot;;&quot;&quot;)">
            <text:p/>
          </table:table-cell>
          <table:table-cell table:style-name="ce3" table:formula="of:=MAX([.P2]+[.$D$17];[.N4]+[.$D$17];[.N2]+IF([.P$1]=[.$A4];[.$D$16];[.$D$18]))" office:value-type="float" office:value="3" calcext:value-type="float">
            <text:p>3</text:p>
          </table:table-cell>
          <table:table-cell table:style-name="ce3" table:formula="of:=IF([.R4]=[.P4]+[.$D$17];&quot;--&quot;;&quot;&quot;)" office:value-type="string" office:string-value="--" calcext:value-type="string">
            <text:p>--</text:p>
          </table:table-cell>
          <table:table-cell table:style-name="ce3" table:formula="of:=MAX([.R2]+[.$D$17];[.P4]+[.$D$17];[.P2]+IF([.R$1]=[.$A4];[.$D$16];[.$D$18]))" office:value-type="float" office:value="2" calcext:value-type="float">
            <text:p>2</text:p>
          </table:table-cell>
          <table:table-cell table:style-name="ce3" table:formula="of:=IF([.T4]=[.R4]+[.$D$17];&quot;--&quot;;&quot;&quot;)">
            <text:p/>
          </table:table-cell>
          <table:table-cell table:style-name="ce3" table:formula="of:=MAX([.T2]+[.$D$17];[.R4]+[.$D$17];[.R2]+IF([.T$1]=[.$A4];[.$D$16];[.$D$18]))" office:value-type="float" office:value="3" calcext:value-type="float">
            <text:p>3</text:p>
          </table:table-cell>
          <table:table-cell table:style-name="ce3" table:formula="of:=IF([.V4]=[.T4]+[.$D$17];&quot;--&quot;;&quot;&quot;)" office:value-type="string" office:string-value="--" calcext:value-type="string">
            <text:p>--</text:p>
          </table:table-cell>
          <table:table-cell table:style-name="ce3" table:formula="of:=MAX([.V2]+[.$D$17];[.T4]+[.$D$17];[.T2]+IF([.V$1]=[.$A4];[.$D$16];[.$D$18]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6]=[.B4]+[.$D$17];&quot;|&quot;;&quot;&quot;)">
            <text:p/>
          </table:table-cell>
          <table:table-cell table:style-name="ce3" table:formula="of:=IF([.D6]=[.B4]+IF([.D$1]=[.$A6];[.$D$16];[.$D$18]);&quot;\&quot;;&quot;&quot;)">
            <text:p/>
          </table:table-cell>
          <table:table-cell table:style-name="ce3" table:formula="of:=IF([.D6]=[.D4]+[.$D$17];&quot;|&quot;;&quot;&quot;)">
            <text:p/>
          </table:table-cell>
          <table:table-cell table:style-name="ce3" table:formula="of:=IF([.F6]=[.D4]+IF([.F$1]=[.$A6];[.$D$16];[.$D$18]);&quot;\&quot;;&quot;&quot;)">
            <text:p/>
          </table:table-cell>
          <table:table-cell table:style-name="ce3" table:formula="of:=IF([.F6]=[.F4]+[.$D$17];&quot;|&quot;;&quot;&quot;)" office:value-type="string" office:string-value="|" calcext:value-type="string">
            <text:p>|</text:p>
          </table:table-cell>
          <table:table-cell table:style-name="ce2" table:formula="of:=IF([.H6]=[.F4]+IF([.H$1]=[.$A6];[.$D$16];[.$D$18]);&quot;\&quot;;&quot;&quot;)" office:value-type="string" office:string-value="\" calcext:value-type="string">
            <text:p>\</text:p>
          </table:table-cell>
          <table:table-cell table:style-name="ce3" table:formula="of:=IF([.H6]=[.H4]+[.$D$17];&quot;|&quot;;&quot;&quot;)">
            <text:p/>
          </table:table-cell>
          <table:table-cell table:style-name="ce3" table:formula="of:=IF([.J6]=[.H4]+IF([.J$1]=[.$A6];[.$D$16];[.$D$18]);&quot;\&quot;;&quot;&quot;)">
            <text:p/>
          </table:table-cell>
          <table:table-cell table:style-name="ce3" table:formula="of:=IF([.J6]=[.J4]+[.$D$17];&quot;|&quot;;&quot;&quot;)">
            <text:p/>
          </table:table-cell>
          <table:table-cell table:style-name="ce3" table:formula="of:=IF([.L6]=[.J4]+IF([.L$1]=[.$A6];[.$D$16];[.$D$18]);&quot;\&quot;;&quot;&quot;)">
            <text:p/>
          </table:table-cell>
          <table:table-cell table:style-name="ce3" table:formula="of:=IF([.L6]=[.L4]+[.$D$17];&quot;|&quot;;&quot;&quot;)">
            <text:p/>
          </table:table-cell>
          <table:table-cell table:style-name="ce3" table:formula="of:=IF([.N6]=[.L4]+IF([.N$1]=[.$A6];[.$D$16];[.$D$18]);&quot;\&quot;;&quot;&quot;)">
            <text:p/>
          </table:table-cell>
          <table:table-cell table:style-name="ce3" table:formula="of:=IF([.N6]=[.N4]+[.$D$17];&quot;|&quot;;&quot;&quot;)">
            <text:p/>
          </table:table-cell>
          <table:table-cell table:style-name="ce3" table:formula="of:=IF([.P6]=[.N4]+IF([.P$1]=[.$A6];[.$D$16];[.$D$18]);&quot;\&quot;;&quot;&quot;)">
            <text:p/>
          </table:table-cell>
          <table:table-cell table:style-name="ce3" table:formula="of:=IF([.P6]=[.P4]+[.$D$17];&quot;|&quot;;&quot;&quot;)" office:value-type="string" office:string-value="|" calcext:value-type="string">
            <text:p>|</text:p>
          </table:table-cell>
          <table:table-cell table:style-name="ce3" table:formula="of:=IF([.R6]=[.P4]+IF([.R$1]=[.$A6];[.$D$16];[.$D$18]);&quot;\&quot;;&quot;&quot;)" office:value-type="string" office:string-value="\" calcext:value-type="string">
            <text:p>\</text:p>
          </table:table-cell>
          <table:table-cell table:style-name="ce3" table:formula="of:=IF([.R6]=[.R4]+[.$D$17];&quot;|&quot;;&quot;&quot;)">
            <text:p/>
          </table:table-cell>
          <table:table-cell table:style-name="ce3" table:formula="of:=IF([.T6]=[.R4]+IF([.T$1]=[.$A6];[.$D$16];[.$D$18]);&quot;\&quot;;&quot;&quot;)">
            <text:p/>
          </table:table-cell>
          <table:table-cell table:style-name="ce3" table:formula="of:=IF([.T6]=[.T4]+[.$D$17];&quot;|&quot;;&quot;&quot;)">
            <text:p/>
          </table:table-cell>
          <table:table-cell table:style-name="ce3" table:formula="of:=IF([.V6]=[.T4]+IF([.V$1]=[.$A6];[.$D$16];[.$D$18]);&quot;\&quot;;&quot;&quot;)" office:value-type="string" office:string-value="\" calcext:value-type="string">
            <text:p>\</text:p>
          </table:table-cell>
          <table:table-cell table:style-name="ce3" table:formula="of:=IF([.V6]=[.V4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6]=[.B6]+[.$D$17];&quot;--&quot;;&quot;&quot;)" office:value-type="string" office:string-value="--" calcext:value-type="string">
            <text:p>--</text:p>
          </table:table-cell>
          <table:table-cell table:style-name="ce3" table:formula="of:=MAX([.D4]+[.$D$17];[.B6]+[.$D$17];[.B4]+IF([.D$1]=[.$A6];[.$D$16];[.$D$18]))" office:value-type="float" office:value="-1" calcext:value-type="float">
            <text:p>-1</text:p>
          </table:table-cell>
          <table:table-cell table:style-name="ce3" table:formula="of:=IF([.F6]=[.D6]+[.$D$17];&quot;--&quot;;&quot;&quot;)">
            <text:p/>
          </table:table-cell>
          <table:table-cell table:style-name="ce3" table:formula="of:=MAX([.F4]+[.$D$17];[.D6]+[.$D$17];[.D4]+IF([.F$1]=[.$A6];[.$D$16];[.$D$18]))" office:value-type="float" office:value="2" calcext:value-type="float">
            <text:p>2</text:p>
          </table:table-cell>
          <table:table-cell table:style-name="ce3" table:formula="of:=IF([.H6]=[.F6]+[.$D$17];&quot;--&quot;;&quot;&quot;)">
            <text:p/>
          </table:table-cell>
          <table:table-cell table:style-name="ce2" table:formula="of:=MAX([.H4]+[.$D$17];[.F6]+[.$D$17];[.F4]+IF([.H$1]=[.$A6];[.$D$16];[.$D$18]))" office:value-type="float" office:value="6" calcext:value-type="float">
            <text:p>6</text:p>
          </table:table-cell>
          <table:table-cell table:style-name="ce2" table:formula="of:=IF([.J6]=[.H6]+[.$D$17];&quot;--&quot;;&quot;&quot;)" office:value-type="string" office:string-value="--" calcext:value-type="string">
            <text:p>--</text:p>
          </table:table-cell>
          <table:table-cell table:style-name="ce2" table:formula="of:=MAX([.J4]+[.$D$17];[.H6]+[.$D$17];[.H4]+IF([.J$1]=[.$A6];[.$D$16];[.$D$18]))" office:value-type="float" office:value="5" calcext:value-type="float">
            <text:p>5</text:p>
          </table:table-cell>
          <table:table-cell table:style-name="ce2" table:formula="of:=IF([.L6]=[.J6]+[.$D$17];&quot;--&quot;;&quot;&quot;)" office:value-type="string" office:string-value="--" calcext:value-type="string">
            <text:p>--</text:p>
          </table:table-cell>
          <table:table-cell table:style-name="ce2" table:formula="of:=MAX([.L4]+[.$D$17];[.J6]+[.$D$17];[.J4]+IF([.L$1]=[.$A6];[.$D$16];[.$D$18]))" office:value-type="float" office:value="4" calcext:value-type="float">
            <text:p>4</text:p>
          </table:table-cell>
          <table:table-cell table:style-name="ce3" table:formula="of:=IF([.N6]=[.L6]+[.$D$17];&quot;--&quot;;&quot;&quot;)" office:value-type="string" office:string-value="--" calcext:value-type="string">
            <text:p>--</text:p>
          </table:table-cell>
          <table:table-cell table:style-name="ce3" table:formula="of:=MAX([.N4]+[.$D$17];[.L6]+[.$D$17];[.L4]+IF([.N$1]=[.$A6];[.$D$16];[.$D$18]))" office:value-type="float" office:value="3" calcext:value-type="float">
            <text:p>3</text:p>
          </table:table-cell>
          <table:table-cell table:style-name="ce3" table:formula="of:=IF([.P6]=[.N6]+[.$D$17];&quot;--&quot;;&quot;&quot;)" office:value-type="string" office:string-value="--" calcext:value-type="string">
            <text:p>--</text:p>
          </table:table-cell>
          <table:table-cell table:style-name="ce3" table:formula="of:=MAX([.P4]+[.$D$17];[.N6]+[.$D$17];[.N4]+IF([.P$1]=[.$A6];[.$D$16];[.$D$18]))" office:value-type="float" office:value="2" calcext:value-type="float">
            <text:p>2</text:p>
          </table:table-cell>
          <table:table-cell table:style-name="ce3" table:formula="of:=IF([.R6]=[.P6]+[.$D$17];&quot;--&quot;;&quot;&quot;)">
            <text:p/>
          </table:table-cell>
          <table:table-cell table:style-name="ce3" table:formula="of:=MAX([.R4]+[.$D$17];[.P6]+[.$D$17];[.P4]+IF([.R$1]=[.$A6];[.$D$16];[.$D$18]))" office:value-type="float" office:value="6" calcext:value-type="float">
            <text:p>6</text:p>
          </table:table-cell>
          <table:table-cell table:style-name="ce3" table:formula="of:=IF([.T6]=[.R6]+[.$D$17];&quot;--&quot;;&quot;&quot;)" office:value-type="string" office:string-value="--" calcext:value-type="string">
            <text:p>--</text:p>
          </table:table-cell>
          <table:table-cell table:style-name="ce3" table:formula="of:=MAX([.T4]+[.$D$17];[.R6]+[.$D$17];[.R4]+IF([.T$1]=[.$A6];[.$D$16];[.$D$18]))" office:value-type="float" office:value="5" calcext:value-type="float">
            <text:p>5</text:p>
          </table:table-cell>
          <table:table-cell table:style-name="ce3" table:formula="of:=IF([.V6]=[.T6]+[.$D$17];&quot;--&quot;;&quot;&quot;)">
            <text:p/>
          </table:table-cell>
          <table:table-cell table:style-name="ce3" table:formula="of:=MAX([.V4]+[.$D$17];[.T6]+[.$D$17];[.T4]+IF([.V$1]=[.$A6];[.$D$16];[.$D$18]))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8]=[.B6]+[.$D$17];&quot;|&quot;;&quot;&quot;)">
            <text:p/>
          </table:table-cell>
          <table:table-cell table:style-name="ce3" table:formula="of:=IF([.D8]=[.B6]+IF([.D$1]=[.$A8];[.$D$16];[.$D$18]);&quot;\&quot;;&quot;&quot;)" office:value-type="string" office:string-value="\" calcext:value-type="string">
            <text:p>\</text:p>
          </table:table-cell>
          <table:table-cell table:style-name="ce3" table:formula="of:=IF([.D8]=[.D6]+[.$D$17];&quot;|&quot;;&quot;&quot;)">
            <text:p/>
          </table:table-cell>
          <table:table-cell table:style-name="ce3" table:formula="of:=IF([.F8]=[.D6]+IF([.F$1]=[.$A8];[.$D$16];[.$D$18]);&quot;\&quot;;&quot;&quot;)">
            <text:p/>
          </table:table-cell>
          <table:table-cell table:style-name="ce3" table:formula="of:=IF([.F8]=[.F6]+[.$D$17];&quot;|&quot;;&quot;&quot;)">
            <text:p/>
          </table:table-cell>
          <table:table-cell table:style-name="ce3" table:formula="of:=IF([.H8]=[.F6]+IF([.H$1]=[.$A8];[.$D$16];[.$D$18]);&quot;\&quot;;&quot;&quot;)">
            <text:p/>
          </table:table-cell>
          <table:table-cell table:style-name="ce3" table:formula="of:=IF([.H8]=[.H6]+[.$D$17];&quot;|&quot;;&quot;&quot;)" office:value-type="string" office:string-value="|" calcext:value-type="string">
            <text:p>|</text:p>
          </table:table-cell>
          <table:table-cell table:style-name="ce3" table:formula="of:=IF([.J8]=[.H6]+IF([.J$1]=[.$A8];[.$D$16];[.$D$18]);&quot;\&quot;;&quot;&quot;)" office:value-type="string" office:string-value="\" calcext:value-type="string">
            <text:p>\</text:p>
          </table:table-cell>
          <table:table-cell table:style-name="ce3" table:formula="of:=IF([.J8]=[.J6]+[.$D$17];&quot;|&quot;;&quot;&quot;)" office:value-type="string" office:string-value="|" calcext:value-type="string">
            <text:p>|</text:p>
          </table:table-cell>
          <table:table-cell table:style-name="ce3" table:formula="of:=IF([.L8]=[.J6]+IF([.L$1]=[.$A8];[.$D$16];[.$D$18]);&quot;\&quot;;&quot;&quot;)" office:value-type="string" office:string-value="\" calcext:value-type="string">
            <text:p>\</text:p>
          </table:table-cell>
          <table:table-cell table:style-name="ce3" table:formula="of:=IF([.L8]=[.L6]+[.$D$17];&quot;|&quot;;&quot;&quot;)" office:value-type="string" office:string-value="|" calcext:value-type="string">
            <text:p>|</text:p>
          </table:table-cell>
          <table:table-cell table:style-name="ce2" table:formula="of:=IF([.N8]=[.L6]+IF([.N$1]=[.$A8];[.$D$16];[.$D$18]);&quot;\&quot;;&quot;&quot;)" office:value-type="string" office:string-value="\" calcext:value-type="string">
            <text:p>\</text:p>
          </table:table-cell>
          <table:table-cell table:style-name="ce3" table:formula="of:=IF([.N8]=[.N6]+[.$D$17];&quot;|&quot;;&quot;&quot;)">
            <text:p/>
          </table:table-cell>
          <table:table-cell table:style-name="ce3" table:formula="of:=IF([.P8]=[.N6]+IF([.P$1]=[.$A8];[.$D$16];[.$D$18]);&quot;\&quot;;&quot;&quot;)">
            <text:p/>
          </table:table-cell>
          <table:table-cell table:style-name="ce3" table:formula="of:=IF([.P8]=[.P6]+[.$D$17];&quot;|&quot;;&quot;&quot;)">
            <text:p/>
          </table:table-cell>
          <table:table-cell table:style-name="ce3" table:formula="of:=IF([.R8]=[.P6]+IF([.R$1]=[.$A8];[.$D$16];[.$D$18]);&quot;\&quot;;&quot;&quot;)">
            <text:p/>
          </table:table-cell>
          <table:table-cell table:style-name="ce3" table:formula="of:=IF([.R8]=[.R6]+[.$D$17];&quot;|&quot;;&quot;&quot;)" office:value-type="string" office:string-value="|" calcext:value-type="string">
            <text:p>|</text:p>
          </table:table-cell>
          <table:table-cell table:style-name="ce3" table:formula="of:=IF([.T8]=[.R6]+IF([.T$1]=[.$A8];[.$D$16];[.$D$18]);&quot;\&quot;;&quot;&quot;)" office:value-type="string" office:string-value="\" calcext:value-type="string">
            <text:p>\</text:p>
          </table:table-cell>
          <table:table-cell table:style-name="ce3" table:formula="of:=IF([.T8]=[.T6]+[.$D$17];&quot;|&quot;;&quot;&quot;)" office:value-type="string" office:string-value="|" calcext:value-type="string">
            <text:p>|</text:p>
          </table:table-cell>
          <table:table-cell table:style-name="ce3" table:formula="of:=IF([.V8]=[.T6]+IF([.V$1]=[.$A8];[.$D$16];[.$D$18]);&quot;\&quot;;&quot;&quot;)">
            <text:p/>
          </table:table-cell>
          <table:table-cell table:style-name="ce3" table:formula="of:=IF([.V8]=[.V6]+[.$D$17];&quot;|&quot;;&quot;&quot;)" office:value-type="string" office:string-value="|" calcext:value-type="string">
            <text:p>|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8]=[.B8]+[.$D$17];&quot;--&quot;;&quot;&quot;)">
            <text:p/>
          </table:table-cell>
          <table:table-cell table:style-name="ce3" table:formula="of:=MAX([.D6]+[.$D$17];[.B8]+[.$D$17];[.B6]+IF([.D$1]=[.$A8];[.$D$16];[.$D$18]))" office:value-type="float" office:value="3" calcext:value-type="float">
            <text:p>3</text:p>
          </table:table-cell>
          <table:table-cell table:style-name="ce3" table:formula="of:=IF([.F8]=[.D8]+[.$D$17];&quot;--&quot;;&quot;&quot;)" office:value-type="string" office:string-value="--" calcext:value-type="string">
            <text:p>--</text:p>
          </table:table-cell>
          <table:table-cell table:style-name="ce3" table:formula="of:=MAX([.F6]+[.$D$17];[.D8]+[.$D$17];[.D6]+IF([.F$1]=[.$A8];[.$D$16];[.$D$18]))" office:value-type="float" office:value="2" calcext:value-type="float">
            <text:p>2</text:p>
          </table:table-cell>
          <table:table-cell table:style-name="ce3" table:formula="of:=IF([.H8]=[.F8]+[.$D$17];&quot;--&quot;;&quot;&quot;)">
            <text:p/>
          </table:table-cell>
          <table:table-cell table:style-name="ce3" table:formula="of:=MAX([.H6]+[.$D$17];[.F8]+[.$D$17];[.F6]+IF([.H$1]=[.$A8];[.$D$16];[.$D$18]))" office:value-type="float" office:value="5" calcext:value-type="float">
            <text:p>5</text:p>
          </table:table-cell>
          <table:table-cell table:style-name="ce3" table:formula="of:=IF([.J8]=[.H8]+[.$D$17];&quot;--&quot;;&quot;&quot;)" office:value-type="string" office:string-value="--" calcext:value-type="string">
            <text:p>--</text:p>
          </table:table-cell>
          <table:table-cell table:style-name="ce3" table:formula="of:=MAX([.J6]+[.$D$17];[.H8]+[.$D$17];[.H6]+IF([.J$1]=[.$A8];[.$D$16];[.$D$18]))" office:value-type="float" office:value="4" calcext:value-type="float">
            <text:p>4</text:p>
          </table:table-cell>
          <table:table-cell table:style-name="ce3" table:formula="of:=IF([.L8]=[.J8]+[.$D$17];&quot;--&quot;;&quot;&quot;)" office:value-type="string" office:string-value="--" calcext:value-type="string">
            <text:p>--</text:p>
          </table:table-cell>
          <table:table-cell table:style-name="ce3" table:formula="of:=MAX([.L6]+[.$D$17];[.J8]+[.$D$17];[.J6]+IF([.L$1]=[.$A8];[.$D$16];[.$D$18]))" office:value-type="float" office:value="3" calcext:value-type="float">
            <text:p>3</text:p>
          </table:table-cell>
          <table:table-cell table:style-name="ce3" table:formula="of:=IF([.N8]=[.L8]+[.$D$17];&quot;--&quot;;&quot;&quot;)">
            <text:p/>
          </table:table-cell>
          <table:table-cell table:style-name="ce2" table:formula="of:=MAX([.N6]+[.$D$17];[.L8]+[.$D$17];[.L6]+IF([.N$1]=[.$A8];[.$D$16];[.$D$18]))" office:value-type="float" office:value="7" calcext:value-type="float">
            <text:p>7</text:p>
          </table:table-cell>
          <table:table-cell table:style-name="ce3" table:formula="of:=IF([.P8]=[.N8]+[.$D$17];&quot;--&quot;;&quot;&quot;)" office:value-type="string" office:string-value="--" calcext:value-type="string">
            <text:p>--</text:p>
          </table:table-cell>
          <table:table-cell table:style-name="ce3" table:formula="of:=MAX([.P6]+[.$D$17];[.N8]+[.$D$17];[.N6]+IF([.P$1]=[.$A8];[.$D$16];[.$D$18]))" office:value-type="float" office:value="6" calcext:value-type="float">
            <text:p>6</text:p>
          </table:table-cell>
          <table:table-cell table:style-name="ce3" table:formula="of:=IF([.R8]=[.P8]+[.$D$17];&quot;--&quot;;&quot;&quot;)" office:value-type="string" office:string-value="--" calcext:value-type="string">
            <text:p>--</text:p>
          </table:table-cell>
          <table:table-cell table:style-name="ce3" table:formula="of:=MAX([.R6]+[.$D$17];[.P8]+[.$D$17];[.P6]+IF([.R$1]=[.$A8];[.$D$16];[.$D$18]))" office:value-type="float" office:value="5" calcext:value-type="float">
            <text:p>5</text:p>
          </table:table-cell>
          <table:table-cell table:style-name="ce3" table:formula="of:=IF([.T8]=[.R8]+[.$D$17];&quot;--&quot;;&quot;&quot;)" office:value-type="string" office:string-value="--" calcext:value-type="string">
            <text:p>--</text:p>
          </table:table-cell>
          <table:table-cell table:style-name="ce3" table:formula="of:=MAX([.T6]+[.$D$17];[.R8]+[.$D$17];[.R6]+IF([.T$1]=[.$A8];[.$D$16];[.$D$18]))" office:value-type="float" office:value="4" calcext:value-type="float">
            <text:p>4</text:p>
          </table:table-cell>
          <table:table-cell table:style-name="ce3" table:formula="of:=IF([.V8]=[.T8]+[.$D$17];&quot;--&quot;;&quot;&quot;)">
            <text:p/>
          </table:table-cell>
          <table:table-cell table:style-name="ce3" table:formula="of:=MAX([.V6]+[.$D$17];[.T8]+[.$D$17];[.T6]+IF([.V$1]=[.$A8];[.$D$16];[.$D$18])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0]=[.B8]+[.$D$17];&quot;|&quot;;&quot;&quot;)">
            <text:p/>
          </table:table-cell>
          <table:table-cell table:style-name="ce3" table:formula="of:=IF([.D10]=[.B8]+IF([.D$1]=[.$A10];[.$D$16];[.$D$18]);&quot;\&quot;;&quot;&quot;)">
            <text:p/>
          </table:table-cell>
          <table:table-cell table:style-name="ce3" table:formula="of:=IF([.D10]=[.D8]+[.$D$17];&quot;|&quot;;&quot;&quot;)" office:value-type="string" office:string-value="|" calcext:value-type="string">
            <text:p>|</text:p>
          </table:table-cell>
          <table:table-cell table:style-name="ce3" table:formula="of:=IF([.F10]=[.D8]+IF([.F$1]=[.$A10];[.$D$16];[.$D$18]);&quot;\&quot;;&quot;&quot;)" office:value-type="string" office:string-value="\" calcext:value-type="string">
            <text:p>\</text:p>
          </table:table-cell>
          <table:table-cell table:style-name="ce3" table:formula="of:=IF([.F10]=[.F8]+[.$D$17];&quot;|&quot;;&quot;&quot;)" office:value-type="string" office:string-value="|" calcext:value-type="string">
            <text:p>|</text:p>
          </table:table-cell>
          <table:table-cell table:style-name="ce3" table:formula="of:=IF([.H10]=[.F8]+IF([.H$1]=[.$A10];[.$D$16];[.$D$18]);&quot;\&quot;;&quot;&quot;)">
            <text:p/>
          </table:table-cell>
          <table:table-cell table:style-name="ce3" table:formula="of:=IF([.H10]=[.H8]+[.$D$17];&quot;|&quot;;&quot;&quot;)" office:value-type="string" office:string-value="|" calcext:value-type="string">
            <text:p>|</text:p>
          </table:table-cell>
          <table:table-cell table:style-name="ce3" table:formula="of:=IF([.J10]=[.H8]+IF([.J$1]=[.$A10];[.$D$16];[.$D$18]);&quot;\&quot;;&quot;&quot;)" office:value-type="string" office:string-value="\" calcext:value-type="string">
            <text:p>\</text:p>
          </table:table-cell>
          <table:table-cell table:style-name="ce3" table:formula="of:=IF([.J10]=[.J8]+[.$D$17];&quot;|&quot;;&quot;&quot;)" office:value-type="string" office:string-value="|" calcext:value-type="string">
            <text:p>|</text:p>
          </table:table-cell>
          <table:table-cell table:style-name="ce3" table:formula="of:=IF([.L10]=[.J8]+IF([.L$1]=[.$A10];[.$D$16];[.$D$18]);&quot;\&quot;;&quot;&quot;)" office:value-type="string" office:string-value="\" calcext:value-type="string">
            <text:p>\</text:p>
          </table:table-cell>
          <table:table-cell table:style-name="ce3" table:formula="of:=IF([.L10]=[.L8]+[.$D$17];&quot;|&quot;;&quot;&quot;)">
            <text:p/>
          </table:table-cell>
          <table:table-cell table:style-name="ce3" table:formula="of:=IF([.N10]=[.L8]+IF([.N$1]=[.$A10];[.$D$16];[.$D$18]);&quot;\&quot;;&quot;&quot;)">
            <text:p/>
          </table:table-cell>
          <table:table-cell table:style-name="ce3" table:formula="of:=IF([.N10]=[.N8]+[.$D$17];&quot;|&quot;;&quot;&quot;)" office:value-type="string" office:string-value="|" calcext:value-type="string">
            <text:p>|</text:p>
          </table:table-cell>
          <table:table-cell table:style-name="ce2" table:formula="of:=IF([.P10]=[.N8]+IF([.P$1]=[.$A10];[.$D$16];[.$D$18]);&quot;\&quot;;&quot;&quot;)" office:value-type="string" office:string-value="\" calcext:value-type="string">
            <text:p>\</text:p>
          </table:table-cell>
          <table:table-cell table:style-name="ce3" table:formula="of:=IF([.P10]=[.P8]+[.$D$17];&quot;|&quot;;&quot;&quot;)" office:value-type="string" office:string-value="|" calcext:value-type="string">
            <text:p>|</text:p>
          </table:table-cell>
          <table:table-cell table:style-name="ce3" table:formula="of:=IF([.R10]=[.P8]+IF([.R$1]=[.$A10];[.$D$16];[.$D$18]);&quot;\&quot;;&quot;&quot;)" office:value-type="string" office:string-value="\" calcext:value-type="string">
            <text:p>\</text:p>
          </table:table-cell>
          <table:table-cell table:style-name="ce3" table:formula="of:=IF([.R10]=[.R8]+[.$D$17];&quot;|&quot;;&quot;&quot;)" office:value-type="string" office:string-value="|" calcext:value-type="string">
            <text:p>|</text:p>
          </table:table-cell>
          <table:table-cell table:style-name="ce3" table:formula="of:=IF([.T10]=[.R8]+IF([.T$1]=[.$A10];[.$D$16];[.$D$18]);&quot;\&quot;;&quot;&quot;)" office:value-type="string" office:string-value="\" calcext:value-type="string">
            <text:p>\</text:p>
          </table:table-cell>
          <table:table-cell table:style-name="ce3" table:formula="of:=IF([.T10]=[.T8]+[.$D$17];&quot;|&quot;;&quot;&quot;)" office:value-type="string" office:string-value="|" calcext:value-type="string">
            <text:p>|</text:p>
          </table:table-cell>
          <table:table-cell table:style-name="ce3" table:formula="of:=IF([.V10]=[.T8]+IF([.V$1]=[.$A10];[.$D$16];[.$D$18]);&quot;\&quot;;&quot;&quot;)">
            <text:p/>
          </table:table-cell>
          <table:table-cell table:style-name="ce3" table:formula="of:=IF([.V10]=[.V8]+[.$D$17];&quot;|&quot;;&quot;&quot;)" office:value-type="string" office:string-value="|" calcext:value-type="string">
            <text:p>|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10]=[.B10]+[.$D$17];&quot;--&quot;;&quot;&quot;)">
            <text:p/>
          </table:table-cell>
          <table:table-cell table:style-name="ce3" table:formula="of:=MAX([.D8]+[.$D$17];[.B10]+[.$D$17];[.B8]+IF([.D$1]=[.$A10];[.$D$16];[.$D$18]))" office:value-type="float" office:value="2" calcext:value-type="float">
            <text:p>2</text:p>
          </table:table-cell>
          <table:table-cell table:style-name="ce3" table:formula="of:=IF([.F10]=[.D10]+[.$D$17];&quot;--&quot;;&quot;&quot;)" office:value-type="string" office:string-value="--" calcext:value-type="string">
            <text:p>--</text:p>
          </table:table-cell>
          <table:table-cell table:style-name="ce3" table:formula="of:=MAX([.F8]+[.$D$17];[.D10]+[.$D$17];[.D8]+IF([.F$1]=[.$A10];[.$D$16];[.$D$18]))" office:value-type="float" office:value="1" calcext:value-type="float">
            <text:p>1</text:p>
          </table:table-cell>
          <table:table-cell table:style-name="ce3" table:formula="of:=IF([.H10]=[.F10]+[.$D$17];&quot;--&quot;;&quot;&quot;)">
            <text:p/>
          </table:table-cell>
          <table:table-cell table:style-name="ce3" table:formula="of:=MAX([.H8]+[.$D$17];[.F10]+[.$D$17];[.F8]+IF([.H$1]=[.$A10];[.$D$16];[.$D$18]))" office:value-type="float" office:value="4" calcext:value-type="float">
            <text:p>4</text:p>
          </table:table-cell>
          <table:table-cell table:style-name="ce3" table:formula="of:=IF([.J10]=[.H10]+[.$D$17];&quot;--&quot;;&quot;&quot;)" office:value-type="string" office:string-value="--" calcext:value-type="string">
            <text:p>--</text:p>
          </table:table-cell>
          <table:table-cell table:style-name="ce3" table:formula="of:=MAX([.J8]+[.$D$17];[.H10]+[.$D$17];[.H8]+IF([.J$1]=[.$A10];[.$D$16];[.$D$18]))" office:value-type="float" office:value="3" calcext:value-type="float">
            <text:p>3</text:p>
          </table:table-cell>
          <table:table-cell table:style-name="ce3" table:formula="of:=IF([.L10]=[.J10]+[.$D$17];&quot;--&quot;;&quot;&quot;)">
            <text:p/>
          </table:table-cell>
          <table:table-cell table:style-name="ce3" table:formula="of:=MAX([.L8]+[.$D$17];[.J10]+[.$D$17];[.J8]+IF([.L$1]=[.$A10];[.$D$16];[.$D$18]))" office:value-type="float" office:value="7" calcext:value-type="float">
            <text:p>7</text:p>
          </table:table-cell>
          <table:table-cell table:style-name="ce3" table:formula="of:=IF([.N10]=[.L10]+[.$D$17];&quot;--&quot;;&quot;&quot;)" office:value-type="string" office:string-value="--" calcext:value-type="string">
            <text:p>--</text:p>
          </table:table-cell>
          <table:table-cell table:style-name="ce3" table:formula="of:=MAX([.N8]+[.$D$17];[.L10]+[.$D$17];[.L8]+IF([.N$1]=[.$A10];[.$D$16];[.$D$18]))" office:value-type="float" office:value="6" calcext:value-type="float">
            <text:p>6</text:p>
          </table:table-cell>
          <table:table-cell table:style-name="ce3" table:formula="of:=IF([.P10]=[.N10]+[.$D$17];&quot;--&quot;;&quot;&quot;)" office:value-type="string" office:string-value="--" calcext:value-type="string">
            <text:p>--</text:p>
          </table:table-cell>
          <table:table-cell table:style-name="ce2" table:formula="of:=MAX([.P8]+[.$D$17];[.N10]+[.$D$17];[.N8]+IF([.P$1]=[.$A10];[.$D$16];[.$D$18]))" office:value-type="float" office:value="5" calcext:value-type="float">
            <text:p>5</text:p>
          </table:table-cell>
          <table:table-cell table:style-name="ce3" table:formula="of:=IF([.R10]=[.P10]+[.$D$17];&quot;--&quot;;&quot;&quot;)" office:value-type="string" office:string-value="--" calcext:value-type="string">
            <text:p>--</text:p>
          </table:table-cell>
          <table:table-cell table:style-name="ce3" table:formula="of:=MAX([.R8]+[.$D$17];[.P10]+[.$D$17];[.P8]+IF([.R$1]=[.$A10];[.$D$16];[.$D$18]))" office:value-type="float" office:value="4" calcext:value-type="float">
            <text:p>4</text:p>
          </table:table-cell>
          <table:table-cell table:style-name="ce3" table:formula="of:=IF([.T10]=[.R10]+[.$D$17];&quot;--&quot;;&quot;&quot;)" office:value-type="string" office:string-value="--" calcext:value-type="string">
            <text:p>--</text:p>
          </table:table-cell>
          <table:table-cell table:style-name="ce3" table:formula="of:=MAX([.T8]+[.$D$17];[.R10]+[.$D$17];[.R8]+IF([.T$1]=[.$A10];[.$D$16];[.$D$18]))" office:value-type="float" office:value="3" calcext:value-type="float">
            <text:p>3</text:p>
          </table:table-cell>
          <table:table-cell table:style-name="ce3" table:formula="of:=IF([.V10]=[.T10]+[.$D$17];&quot;--&quot;;&quot;&quot;)">
            <text:p/>
          </table:table-cell>
          <table:table-cell table:style-name="ce3" table:formula="of:=MAX([.V8]+[.$D$17];[.T10]+[.$D$17];[.T8]+IF([.V$1]=[.$A10];[.$D$16];[.$D$18])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2]=[.B10]+[.$D$17];&quot;|&quot;;&quot;&quot;)">
            <text:p/>
          </table:table-cell>
          <table:table-cell table:style-name="ce3" table:formula="of:=IF([.D12]=[.B10]+IF([.D$1]=[.$A12];[.$D$16];[.$D$18]);&quot;\&quot;;&quot;&quot;)">
            <text:p/>
          </table:table-cell>
          <table:table-cell table:style-name="ce3" table:formula="of:=IF([.D12]=[.D10]+[.$D$17];&quot;|&quot;;&quot;&quot;)" office:value-type="string" office:string-value="|" calcext:value-type="string">
            <text:p>|</text:p>
          </table:table-cell>
          <table:table-cell table:style-name="ce3" table:formula="of:=IF([.F12]=[.D10]+IF([.F$1]=[.$A12];[.$D$16];[.$D$18]);&quot;\&quot;;&quot;&quot;)" office:value-type="string" office:string-value="\" calcext:value-type="string">
            <text:p>\</text:p>
          </table:table-cell>
          <table:table-cell table:style-name="ce3" table:formula="of:=IF([.F12]=[.F10]+[.$D$17];&quot;|&quot;;&quot;&quot;)" office:value-type="string" office:string-value="|" calcext:value-type="string">
            <text:p>|</text:p>
          </table:table-cell>
          <table:table-cell table:style-name="ce3" table:formula="of:=IF([.H12]=[.F10]+IF([.H$1]=[.$A12];[.$D$16];[.$D$18]);&quot;\&quot;;&quot;&quot;)" office:value-type="string" office:string-value="\" calcext:value-type="string">
            <text:p>\</text:p>
          </table:table-cell>
          <table:table-cell table:style-name="ce3" table:formula="of:=IF([.H12]=[.H10]+[.$D$17];&quot;|&quot;;&quot;&quot;)">
            <text:p/>
          </table:table-cell>
          <table:table-cell table:style-name="ce3" table:formula="of:=IF([.J12]=[.H10]+IF([.J$1]=[.$A12];[.$D$16];[.$D$18]);&quot;\&quot;;&quot;&quot;)">
            <text:p/>
          </table:table-cell>
          <table:table-cell table:style-name="ce3" table:formula="of:=IF([.J12]=[.J10]+[.$D$17];&quot;|&quot;;&quot;&quot;)">
            <text:p/>
          </table:table-cell>
          <table:table-cell table:style-name="ce3" table:formula="of:=IF([.L12]=[.J10]+IF([.L$1]=[.$A12];[.$D$16];[.$D$18]);&quot;\&quot;;&quot;&quot;)">
            <text:p/>
          </table:table-cell>
          <table:table-cell table:style-name="ce3" table:formula="of:=IF([.L12]=[.L10]+[.$D$17];&quot;|&quot;;&quot;&quot;)" office:value-type="string" office:string-value="|" calcext:value-type="string">
            <text:p>|</text:p>
          </table:table-cell>
          <table:table-cell table:style-name="ce3" table:formula="of:=IF([.N12]=[.L10]+IF([.N$1]=[.$A12];[.$D$16];[.$D$18]);&quot;\&quot;;&quot;&quot;)" office:value-type="string" office:string-value="\" calcext:value-type="string">
            <text:p>\</text:p>
          </table:table-cell>
          <table:table-cell table:style-name="ce3" table:formula="of:=IF([.N12]=[.N10]+[.$D$17];&quot;|&quot;;&quot;&quot;)" office:value-type="string" office:string-value="|" calcext:value-type="string">
            <text:p>|</text:p>
          </table:table-cell>
          <table:table-cell table:style-name="ce3" table:formula="of:=IF([.P12]=[.N10]+IF([.P$1]=[.$A12];[.$D$16];[.$D$18]);&quot;\&quot;;&quot;&quot;)" office:value-type="string" office:string-value="\" calcext:value-type="string">
            <text:p>\</text:p>
          </table:table-cell>
          <table:table-cell table:style-name="ce3" table:formula="of:=IF([.P12]=[.P10]+[.$D$17];&quot;|&quot;;&quot;&quot;)" office:value-type="string" office:string-value="|" calcext:value-type="string">
            <text:p>|</text:p>
          </table:table-cell>
          <table:table-cell table:style-name="ce2" table:formula="of:=IF([.R12]=[.P10]+IF([.R$1]=[.$A12];[.$D$16];[.$D$18]);&quot;\&quot;;&quot;&quot;)" office:value-type="string" office:string-value="\" calcext:value-type="string">
            <text:p>\</text:p>
          </table:table-cell>
          <table:table-cell table:style-name="ce3" table:formula="of:=IF([.R12]=[.R10]+[.$D$17];&quot;|&quot;;&quot;&quot;)">
            <text:p/>
          </table:table-cell>
          <table:table-cell table:style-name="ce3" table:formula="of:=IF([.T12]=[.R10]+IF([.T$1]=[.$A12];[.$D$16];[.$D$18]);&quot;\&quot;;&quot;&quot;)">
            <text:p/>
          </table:table-cell>
          <table:table-cell table:style-name="ce3" table:formula="of:=IF([.T12]=[.T10]+[.$D$17];&quot;|&quot;;&quot;&quot;)">
            <text:p/>
          </table:table-cell>
          <table:table-cell table:style-name="ce3" table:formula="of:=IF([.V12]=[.T10]+IF([.V$1]=[.$A12];[.$D$16];[.$D$18]);&quot;\&quot;;&quot;&quot;)" office:value-type="string" office:string-value="\" calcext:value-type="string">
            <text:p>\</text:p>
          </table:table-cell>
          <table:table-cell table:style-name="ce3" table:formula="of:=IF([.V12]=[.V10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12]=[.B12]+[.$D$17];&quot;--&quot;;&quot;&quot;)">
            <text:p/>
          </table:table-cell>
          <table:table-cell table:style-name="ce3" table:formula="of:=MAX([.D10]+[.$D$17];[.B12]+[.$D$17];[.B10]+IF([.D$1]=[.$A12];[.$D$16];[.$D$18]))" office:value-type="float" office:value="1" calcext:value-type="float">
            <text:p>1</text:p>
          </table:table-cell>
          <table:table-cell table:style-name="ce3" table:formula="of:=IF([.F12]=[.D12]+[.$D$17];&quot;--&quot;;&quot;&quot;)" office:value-type="string" office:string-value="--" calcext:value-type="string">
            <text:p>--</text:p>
          </table:table-cell>
          <table:table-cell table:style-name="ce3" table:formula="of:=MAX([.F10]+[.$D$17];[.D12]+[.$D$17];[.D10]+IF([.F$1]=[.$A12];[.$D$16];[.$D$18]))" office:value-type="float" office:value="0" calcext:value-type="float">
            <text:p>0</text:p>
          </table:table-cell>
          <table:table-cell table:style-name="ce3" table:formula="of:=IF([.H12]=[.F12]+[.$D$17];&quot;--&quot;;&quot;&quot;)">
            <text:p/>
          </table:table-cell>
          <table:table-cell table:style-name="ce3" table:formula="of:=MAX([.H10]+[.$D$17];[.F12]+[.$D$17];[.F10]+IF([.H$1]=[.$A12];[.$D$16];[.$D$18]))" office:value-type="float" office:value="4" calcext:value-type="float">
            <text:p>4</text:p>
          </table:table-cell>
          <table:table-cell table:style-name="ce3" table:formula="of:=IF([.J12]=[.H12]+[.$D$17];&quot;--&quot;;&quot;&quot;)" office:value-type="string" office:string-value="--" calcext:value-type="string">
            <text:p>--</text:p>
          </table:table-cell>
          <table:table-cell table:style-name="ce3" table:formula="of:=MAX([.J10]+[.$D$17];[.H12]+[.$D$17];[.H10]+IF([.J$1]=[.$A12];[.$D$16];[.$D$18]))" office:value-type="float" office:value="3" calcext:value-type="float">
            <text:p>3</text:p>
          </table:table-cell>
          <table:table-cell table:style-name="ce3" table:formula="of:=IF([.L12]=[.J12]+[.$D$17];&quot;--&quot;;&quot;&quot;)">
            <text:p/>
          </table:table-cell>
          <table:table-cell table:style-name="ce3" table:formula="of:=MAX([.L10]+[.$D$17];[.J12]+[.$D$17];[.J10]+IF([.L$1]=[.$A12];[.$D$16];[.$D$18]))" office:value-type="float" office:value="6" calcext:value-type="float">
            <text:p>6</text:p>
          </table:table-cell>
          <table:table-cell table:style-name="ce3" table:formula="of:=IF([.N12]=[.L12]+[.$D$17];&quot;--&quot;;&quot;&quot;)" office:value-type="string" office:string-value="--" calcext:value-type="string">
            <text:p>--</text:p>
          </table:table-cell>
          <table:table-cell table:style-name="ce3" table:formula="of:=MAX([.N10]+[.$D$17];[.L12]+[.$D$17];[.L10]+IF([.N$1]=[.$A12];[.$D$16];[.$D$18]))" office:value-type="float" office:value="5" calcext:value-type="float">
            <text:p>5</text:p>
          </table:table-cell>
          <table:table-cell table:style-name="ce3" table:formula="of:=IF([.P12]=[.N12]+[.$D$17];&quot;--&quot;;&quot;&quot;)" office:value-type="string" office:string-value="--" calcext:value-type="string">
            <text:p>--</text:p>
          </table:table-cell>
          <table:table-cell table:style-name="ce3" table:formula="of:=MAX([.P10]+[.$D$17];[.N12]+[.$D$17];[.N10]+IF([.P$1]=[.$A12];[.$D$16];[.$D$18]))" office:value-type="float" office:value="4" calcext:value-type="float">
            <text:p>4</text:p>
          </table:table-cell>
          <table:table-cell table:style-name="ce3" table:formula="of:=IF([.R12]=[.P12]+[.$D$17];&quot;--&quot;;&quot;&quot;)">
            <text:p/>
          </table:table-cell>
          <table:table-cell table:style-name="ce2" table:formula="of:=MAX([.R10]+[.$D$17];[.P12]+[.$D$17];[.P10]+IF([.R$1]=[.$A12];[.$D$16];[.$D$18]))" office:value-type="float" office:value="8" calcext:value-type="float">
            <text:p>8</text:p>
          </table:table-cell>
          <table:table-cell table:style-name="ce3" table:formula="of:=IF([.T12]=[.R12]+[.$D$17];&quot;--&quot;;&quot;&quot;)" office:value-type="string" office:string-value="--" calcext:value-type="string">
            <text:p>--</text:p>
          </table:table-cell>
          <table:table-cell table:style-name="ce3" table:formula="of:=MAX([.T10]+[.$D$17];[.R12]+[.$D$17];[.R10]+IF([.T$1]=[.$A12];[.$D$16];[.$D$18]))" office:value-type="float" office:value="7" calcext:value-type="float">
            <text:p>7</text:p>
          </table:table-cell>
          <table:table-cell table:style-name="ce3" table:formula="of:=IF([.V12]=[.T12]+[.$D$17];&quot;--&quot;;&quot;&quot;)" office:value-type="string" office:string-value="--" calcext:value-type="string">
            <text:p>--</text:p>
          </table:table-cell>
          <table:table-cell table:style-name="ce3" table:formula="of:=MAX([.V10]+[.$D$17];[.T12]+[.$D$17];[.T10]+IF([.V$1]=[.$A12];[.$D$16];[.$D$18]))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14]=[.B12]+[.$D$17];&quot;|&quot;;&quot;&quot;)">
            <text:p/>
          </table:table-cell>
          <table:table-cell table:style-name="ce3" table:formula="of:=IF([.D14]=[.B12]+IF([.D$1]=[.$A14];[.$D$16];[.$D$18]);&quot;\&quot;;&quot;&quot;)">
            <text:p/>
          </table:table-cell>
          <table:table-cell table:style-name="ce3" table:formula="of:=IF([.D14]=[.D12]+[.$D$17];&quot;|&quot;;&quot;&quot;)" office:value-type="string" office:string-value="|" calcext:value-type="string">
            <text:p>|</text:p>
          </table:table-cell>
          <table:table-cell table:style-name="ce3" table:formula="of:=IF([.F14]=[.D12]+IF([.F$1]=[.$A14];[.$D$16];[.$D$18]);&quot;\&quot;;&quot;&quot;)" office:value-type="string" office:string-value="\" calcext:value-type="string">
            <text:p>\</text:p>
          </table:table-cell>
          <table:table-cell table:style-name="ce3" table:formula="of:=IF([.F14]=[.F12]+[.$D$17];&quot;|&quot;;&quot;&quot;)">
            <text:p/>
          </table:table-cell>
          <table:table-cell table:style-name="ce3" table:formula="of:=IF([.H14]=[.F12]+IF([.H$1]=[.$A14];[.$D$16];[.$D$18]);&quot;\&quot;;&quot;&quot;)">
            <text:p/>
          </table:table-cell>
          <table:table-cell table:style-name="ce3" table:formula="of:=IF([.H14]=[.H12]+[.$D$17];&quot;|&quot;;&quot;&quot;)" office:value-type="string" office:string-value="|" calcext:value-type="string">
            <text:p>|</text:p>
          </table:table-cell>
          <table:table-cell table:style-name="ce3" table:formula="of:=IF([.J14]=[.H12]+IF([.J$1]=[.$A14];[.$D$16];[.$D$18]);&quot;\&quot;;&quot;&quot;)" office:value-type="string" office:string-value="\" calcext:value-type="string">
            <text:p>\</text:p>
          </table:table-cell>
          <table:table-cell table:style-name="ce3" table:formula="of:=IF([.J14]=[.J12]+[.$D$17];&quot;|&quot;;&quot;&quot;)">
            <text:p/>
          </table:table-cell>
          <table:table-cell table:style-name="ce3" table:formula="of:=IF([.L14]=[.J12]+IF([.L$1]=[.$A14];[.$D$16];[.$D$18]);&quot;\&quot;;&quot;&quot;)">
            <text:p/>
          </table:table-cell>
          <table:table-cell table:style-name="ce3" table:formula="of:=IF([.L14]=[.L12]+[.$D$17];&quot;|&quot;;&quot;&quot;)">
            <text:p/>
          </table:table-cell>
          <table:table-cell table:style-name="ce3" table:formula="of:=IF([.N14]=[.L12]+IF([.N$1]=[.$A14];[.$D$16];[.$D$18]);&quot;\&quot;;&quot;&quot;)">
            <text:p/>
          </table:table-cell>
          <table:table-cell table:style-name="ce3" table:formula="of:=IF([.N14]=[.N12]+[.$D$17];&quot;|&quot;;&quot;&quot;)">
            <text:p/>
          </table:table-cell>
          <table:table-cell table:style-name="ce3" table:formula="of:=IF([.P14]=[.N12]+IF([.P$1]=[.$A14];[.$D$16];[.$D$18]);&quot;\&quot;;&quot;&quot;)" office:value-type="string" office:string-value="\" calcext:value-type="string">
            <text:p>\</text:p>
          </table:table-cell>
          <table:table-cell table:style-name="ce3" table:formula="of:=IF([.P14]=[.P12]+[.$D$17];&quot;|&quot;;&quot;&quot;)">
            <text:p/>
          </table:table-cell>
          <table:table-cell table:style-name="ce3" table:formula="of:=IF([.R14]=[.P12]+IF([.R$1]=[.$A14];[.$D$16];[.$D$18]);&quot;\&quot;;&quot;&quot;)">
            <text:p/>
          </table:table-cell>
          <table:table-cell table:style-name="ce3" table:formula="of:=IF([.R14]=[.R12]+[.$D$17];&quot;|&quot;;&quot;&quot;)" office:value-type="string" office:string-value="|" calcext:value-type="string">
            <text:p>|</text:p>
          </table:table-cell>
          <table:table-cell table:style-name="ce2" table:formula="of:=IF([.T14]=[.R12]+IF([.T$1]=[.$A14];[.$D$16];[.$D$18]);&quot;\&quot;;&quot;&quot;)" office:value-type="string" office:string-value="\" calcext:value-type="string">
            <text:p>\</text:p>
          </table:table-cell>
          <table:table-cell table:style-name="ce3" table:formula="of:=IF([.T14]=[.T12]+[.$D$17];&quot;|&quot;;&quot;&quot;)">
            <text:p/>
          </table:table-cell>
          <table:table-cell table:style-name="ce3" table:formula="of:=IF([.V14]=[.T12]+IF([.V$1]=[.$A14];[.$D$16];[.$D$18]);&quot;\&quot;;&quot;&quot;)">
            <text:p/>
          </table:table-cell>
          <table:table-cell table:style-name="ce3" table:formula="of:=IF([.V14]=[.V12]+[.$D$17];&quot;|&quot;;&quot;&quot;)">
            <text:p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D14]=[.B14]+[.$D$17];&quot;--&quot;;&quot;&quot;)">
            <text:p/>
          </table:table-cell>
          <table:table-cell table:style-name="ce3" table:formula="of:=MAX([.D12]+[.$D$17];[.B14]+[.$D$17];[.B12]+IF([.D$1]=[.$A14];[.$D$16];[.$D$18]))" office:value-type="float" office:value="0" calcext:value-type="float">
            <text:p>0</text:p>
          </table:table-cell>
          <table:table-cell table:style-name="ce3" table:formula="of:=IF([.F14]=[.D14]+[.$D$17];&quot;--&quot;;&quot;&quot;)">
            <text:p/>
          </table:table-cell>
          <table:table-cell table:style-name="ce3" table:formula="of:=MAX([.F12]+[.$D$17];[.D14]+[.$D$17];[.D12]+IF([.F$1]=[.$A14];[.$D$16];[.$D$18]))" office:value-type="float" office:value="4" calcext:value-type="float">
            <text:p>4</text:p>
          </table:table-cell>
          <table:table-cell table:style-name="ce3" table:formula="of:=IF([.H14]=[.F14]+[.$D$17];&quot;--&quot;;&quot;&quot;)" office:value-type="string" office:string-value="--" calcext:value-type="string">
            <text:p>--</text:p>
          </table:table-cell>
          <table:table-cell table:style-name="ce3" table:formula="of:=MAX([.H12]+[.$D$17];[.F14]+[.$D$17];[.F12]+IF([.H$1]=[.$A14];[.$D$16];[.$D$18]))" office:value-type="float" office:value="3" calcext:value-type="float">
            <text:p>3</text:p>
          </table:table-cell>
          <table:table-cell table:style-name="ce3" table:formula="of:=IF([.J14]=[.H14]+[.$D$17];&quot;--&quot;;&quot;&quot;)">
            <text:p/>
          </table:table-cell>
          <table:table-cell table:style-name="ce3" table:formula="of:=MAX([.J12]+[.$D$17];[.H14]+[.$D$17];[.H12]+IF([.J$1]=[.$A14];[.$D$16];[.$D$18]))" office:value-type="float" office:value="7" calcext:value-type="float">
            <text:p>7</text:p>
          </table:table-cell>
          <table:table-cell table:style-name="ce3" table:formula="of:=IF([.L14]=[.J14]+[.$D$17];&quot;--&quot;;&quot;&quot;)" office:value-type="string" office:string-value="--" calcext:value-type="string">
            <text:p>--</text:p>
          </table:table-cell>
          <table:table-cell table:style-name="ce3" table:formula="of:=MAX([.L12]+[.$D$17];[.J14]+[.$D$17];[.J12]+IF([.L$1]=[.$A14];[.$D$16];[.$D$18]))" office:value-type="float" office:value="6" calcext:value-type="float">
            <text:p>6</text:p>
          </table:table-cell>
          <table:table-cell table:style-name="ce3" table:formula="of:=IF([.N14]=[.L14]+[.$D$17];&quot;--&quot;;&quot;&quot;)" office:value-type="string" office:string-value="--" calcext:value-type="string">
            <text:p>--</text:p>
          </table:table-cell>
          <table:table-cell table:style-name="ce3" table:formula="of:=MAX([.N12]+[.$D$17];[.L14]+[.$D$17];[.L12]+IF([.N$1]=[.$A14];[.$D$16];[.$D$18]))" office:value-type="float" office:value="5" calcext:value-type="float">
            <text:p>5</text:p>
          </table:table-cell>
          <table:table-cell table:style-name="ce3" table:formula="of:=IF([.P14]=[.N14]+[.$D$17];&quot;--&quot;;&quot;&quot;)">
            <text:p/>
          </table:table-cell>
          <table:table-cell table:style-name="ce3" table:formula="of:=MAX([.P12]+[.$D$17];[.N14]+[.$D$17];[.N12]+IF([.P$1]=[.$A14];[.$D$16];[.$D$18]))" office:value-type="float" office:value="8" calcext:value-type="float">
            <text:p>8</text:p>
          </table:table-cell>
          <table:table-cell table:style-name="ce3" table:formula="of:=IF([.R14]=[.P14]+[.$D$17];&quot;--&quot;;&quot;&quot;)" office:value-type="string" office:string-value="--" calcext:value-type="string">
            <text:p>--</text:p>
          </table:table-cell>
          <table:table-cell table:style-name="ce3" table:formula="of:=MAX([.R12]+[.$D$17];[.P14]+[.$D$17];[.P12]+IF([.R$1]=[.$A14];[.$D$16];[.$D$18]))" office:value-type="float" office:value="7" calcext:value-type="float">
            <text:p>7</text:p>
          </table:table-cell>
          <table:table-cell table:style-name="ce3" table:formula="of:=IF([.T14]=[.R14]+[.$D$17];&quot;--&quot;;&quot;&quot;)">
            <text:p/>
          </table:table-cell>
          <table:table-cell table:style-name="ce2" table:formula="of:=MAX([.T12]+[.$D$17];[.R14]+[.$D$17];[.R12]+IF([.T$1]=[.$A14];[.$D$16];[.$D$18]))" office:value-type="float" office:value="11" calcext:value-type="float">
            <text:p>11</text:p>
          </table:table-cell>
          <table:table-cell table:style-name="ce3" table:formula="of:=IF([.V14]=[.T14]+[.$D$17];&quot;--&quot;;&quot;&quot;)" office:value-type="string" office:string-value="--" calcext:value-type="string">
            <text:p>--</text:p>
          </table:table-cell>
          <table:table-cell table:style-name="ce3" table:formula="of:=MAX([.V12]+[.$D$17];[.T14]+[.$D$17];[.T12]+IF([.V$1]=[.$A14];[.$D$16];[.$D$18]))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Dernière colonne/lign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S(x,x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l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(x,y)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58:53.372268324</meta:creation-date>
    <dc:date>2018-02-26T11:18:06.002287583</dc:date>
    <meta:editing-duration>PT5M31S</meta:editing-duration>
    <meta:editing-cycles>1</meta:editing-cycles>
    <meta:document-statistic meta:table-count="3" meta:cell-count="891" meta:object-count="0"/>
    <meta:generator>LibreOffice/5.1.6.2$Linux_X86_64 LibreOffice_project/10m0$Build-2</meta:generator>
  </office:meta>
</office:document-meta>
</file>